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3FC0ABBEF2402D706AF.png" manifest:media-type="image/png"/>
  <manifest:file-entry manifest:full-path="Pictures/100002010000017A000000853F547863BE52DAD5.png" manifest:media-type="image/png"/>
  <manifest:file-entry manifest:full-path="Pictures/10000000000002D10000014C2140DEBEFE5187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3" style:family="paragraph" style:parent-style-name="Texto_20_preformateado">
      <style:text-properties fo:language="es" fo:country="MX"/>
    </style:style>
    <style:style style:name="P4" style:family="paragraph" style:parent-style-name="Texto_20_preformateado">
      <style:text-properties fo:language="es" fo:country="MX" fo:font-weight="normal" style:font-weight-asian="normal" style:font-weight-complex="normal"/>
    </style:style>
    <style:style style:name="P5" style:family="paragraph" style:parent-style-name="Texto_20_preformateado">
      <style:text-properties fo:language="es" fo:country="MX" fo:font-weight="normal" officeooo:rsid="0026e43a" officeooo:paragraph-rsid="0026e43a" style:font-weight-asian="normal" style:font-weight-complex="normal"/>
    </style:style>
    <style:style style:name="P6"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7"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8" style:family="paragraph" style:parent-style-name="Texto_20_preformateado">
      <style:text-properties fo:language="es" fo:country="MX" fo:font-weight="bold" style:font-weight-asian="bold" style:font-weight-complex="bold"/>
    </style:style>
    <style:style style:name="P9"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10" style:family="paragraph" style:parent-style-name="Texto_20_preformateado">
      <style:text-properties fo:language="es" fo:country="MX" officeooo:rsid="00136887" officeooo:paragraph-rsid="00136887"/>
    </style:style>
    <style:style style:name="P11" style:family="paragraph" style:parent-style-name="Texto_20_preformateado">
      <style:text-properties fo:language="es" fo:country="MX" officeooo:paragraph-rsid="00136887"/>
    </style:style>
    <style:style style:name="P12" style:family="paragraph" style:parent-style-name="Texto_20_preformateado">
      <style:text-properties fo:language="es" fo:country="MX" officeooo:paragraph-rsid="0013a571"/>
    </style:style>
    <style:style style:name="P13" style:family="paragraph" style:parent-style-name="Texto_20_preformateado">
      <style:text-properties fo:language="es" fo:country="MX" officeooo:paragraph-rsid="0013ec55"/>
    </style:style>
    <style:style style:name="P14" style:family="paragraph" style:parent-style-name="Texto_20_preformateado">
      <style:text-properties fo:language="es" fo:country="MX" officeooo:paragraph-rsid="00194ab1"/>
    </style:style>
    <style:style style:name="P15" style:family="paragraph" style:parent-style-name="Texto_20_preformateado">
      <style:text-properties fo:language="es" fo:country="MX" officeooo:paragraph-rsid="001cb2df"/>
    </style:style>
    <style:style style:name="P16" style:family="paragraph" style:parent-style-name="Texto_20_preformateado">
      <style:text-properties fo:language="es" fo:country="MX" officeooo:paragraph-rsid="0020fb5e"/>
    </style:style>
    <style:style style:name="P17" style:family="paragraph" style:parent-style-name="Texto_20_preformateado">
      <style:paragraph-properties fo:text-align="center" style:justify-single-word="false"/>
      <style:text-properties fo:language="es" fo:country="MX"/>
    </style:style>
    <style:style style:name="P18" style:family="paragraph" style:parent-style-name="Texto_20_preformateado">
      <style:paragraph-properties fo:text-align="center" style:justify-single-word="false"/>
      <style:text-properties fo:language="es" fo:country="MX" officeooo:paragraph-rsid="00289328"/>
    </style:style>
    <style:style style:name="P19" style:family="paragraph" style:parent-style-name="Texto_20_preformateado">
      <style:paragraph-properties fo:text-align="center" style:justify-single-word="false"/>
      <style:text-properties fo:language="es" fo:country="MX" officeooo:paragraph-rsid="002c4856"/>
    </style:style>
    <style:style style:name="P20" style:family="paragraph" style:parent-style-name="Texto_20_preformateado">
      <style:paragraph-properties fo:text-align="center" style:justify-single-word="false"/>
      <style:text-properties fo:language="es" fo:country="MX" officeooo:paragraph-rsid="002c4b7c"/>
    </style:style>
    <style:style style:name="P21" style:family="paragraph" style:parent-style-name="Texto_20_preformateado">
      <style:text-properties fo:language="es" fo:country="MX" officeooo:paragraph-rsid="0026e43a"/>
    </style:style>
    <style:style style:name="P22" style:family="paragraph" style:parent-style-name="Texto_20_preformateado">
      <style:paragraph-properties fo:text-align="end" style:justify-single-word="false"/>
      <style:text-properties fo:language="es" fo:country="MX"/>
    </style:style>
    <style:style style:name="P23"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4" style:family="paragraph" style:parent-style-name="Texto_20_preformateado">
      <style:text-properties fo:language="es" fo:country="MX" fo:font-style="italic" style:font-style-asian="italic" style:font-style-complex="italic"/>
    </style:style>
    <style:style style:name="P25"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26" style:family="paragraph" style:parent-style-name="Texto_20_preformateado">
      <style:text-properties fo:language="es" fo:country="MX" fo:font-style="normal" style:font-style-asian="normal" style:font-style-complex="normal"/>
    </style:style>
    <style:style style:name="P27"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28"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9"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30"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31"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32"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33" style:family="paragraph" style:parent-style-name="Texto_20_preformateado">
      <style:text-properties fo:language="es" fo:country="MX" fo:font-style="normal" officeooo:paragraph-rsid="0051e73a" style:font-style-asian="normal" style:font-style-complex="normal"/>
    </style:style>
    <style:style style:name="P34"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35"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36"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37" style:family="paragraph" style:parent-style-name="Texto_20_preformateado">
      <style:paragraph-properties>
        <style:tab-stops>
          <style:tab-stop style:position="2.838cm"/>
        </style:tab-stops>
      </style:paragraph-properties>
      <style:text-properties fo:language="es" fo:country="MX"/>
    </style:style>
    <style:style style:name="P38" style:family="paragraph" style:parent-style-name="Texto_20_preformateado">
      <style:text-properties fo:language="es" fo:country="MX" officeooo:paragraph-rsid="00289328"/>
    </style:style>
    <style:style style:name="P39" style:family="paragraph" style:parent-style-name="Texto_20_preformateado">
      <style:text-properties fo:language="es" fo:country="MX" officeooo:paragraph-rsid="002c4856"/>
    </style:style>
    <style:style style:name="P40" style:family="paragraph" style:parent-style-name="Texto_20_preformateado">
      <style:text-properties fo:language="es" fo:country="MX" officeooo:rsid="002d1013" officeooo:paragraph-rsid="002d1013"/>
    </style:style>
    <style:style style:name="P41" style:family="paragraph" style:parent-style-name="Texto_20_preformateado">
      <style:paragraph-properties fo:text-align="center" style:justify-single-word="false"/>
      <style:text-properties fo:language="es" fo:country="MX" officeooo:rsid="002d1013" officeooo:paragraph-rsid="002d1013"/>
    </style:style>
    <style:style style:name="P42" style:family="paragraph" style:parent-style-name="Texto_20_preformateado">
      <style:text-properties fo:language="es" fo:country="MX" officeooo:rsid="002d122f" officeooo:paragraph-rsid="002d122f"/>
    </style:style>
    <style:style style:name="P43" style:family="paragraph" style:parent-style-name="Texto_20_preformateado">
      <style:paragraph-properties fo:text-align="center" style:justify-single-word="false"/>
      <style:text-properties fo:language="es" fo:country="MX" officeooo:rsid="002d122f" officeooo:paragraph-rsid="002d122f"/>
    </style:style>
    <style:style style:name="P44" style:family="paragraph" style:parent-style-name="Texto_20_preformateado">
      <style:text-properties fo:language="es" fo:country="MX" officeooo:rsid="002e53a6" officeooo:paragraph-rsid="002e53a6"/>
    </style:style>
    <style:style style:name="P45" style:family="paragraph" style:parent-style-name="Texto_20_preformateado">
      <style:paragraph-properties fo:text-align="center" style:justify-single-word="false"/>
      <style:text-properties fo:language="es" fo:country="MX" officeooo:rsid="002e53a6" officeooo:paragraph-rsid="002e53a6"/>
    </style:style>
    <style:style style:name="P46" style:family="paragraph" style:parent-style-name="Texto_20_preformateado">
      <style:text-properties fo:language="es" fo:country="MX" officeooo:rsid="003003c3"/>
    </style:style>
    <style:style style:name="P47" style:family="paragraph" style:parent-style-name="Texto_20_preformateado">
      <style:text-properties fo:language="es" fo:country="MX" officeooo:rsid="003003c3" officeooo:paragraph-rsid="003003c3"/>
    </style:style>
    <style:style style:name="P48" style:family="paragraph" style:parent-style-name="Texto_20_preformateado">
      <style:paragraph-properties fo:text-align="center" style:justify-single-word="false"/>
      <style:text-properties fo:language="es" fo:country="MX" officeooo:rsid="003003c3" officeooo:paragraph-rsid="003003c3"/>
    </style:style>
    <style:style style:name="P49" style:family="paragraph" style:parent-style-name="Texto_20_preformateado">
      <style:text-properties fo:language="es" fo:country="MX" officeooo:rsid="0030861e"/>
    </style:style>
    <style:style style:name="P50" style:family="paragraph" style:parent-style-name="Texto_20_preformateado">
      <style:paragraph-properties fo:text-align="center" style:justify-single-word="false"/>
      <style:text-properties fo:language="es" fo:country="MX" officeooo:rsid="0030861e" officeooo:paragraph-rsid="0030861e"/>
    </style:style>
    <style:style style:name="P51" style:family="paragraph" style:parent-style-name="Texto_20_preformateado">
      <style:paragraph-properties fo:text-align="center" style:justify-single-word="false"/>
      <style:text-properties fo:language="es" fo:country="MX" officeooo:rsid="002c4856" officeooo:paragraph-rsid="002c4856"/>
    </style:style>
    <style:style style:name="P52" style:family="paragraph" style:parent-style-name="Texto_20_preformateado">
      <style:paragraph-properties fo:text-align="center" style:justify-single-word="false"/>
      <style:text-properties fo:language="es" fo:country="MX" officeooo:rsid="002c4856" officeooo:paragraph-rsid="002c4b7c"/>
    </style:style>
    <style:style style:name="P53" style:family="paragraph" style:parent-style-name="Texto_20_preformateado">
      <style:paragraph-properties fo:text-align="center" style:justify-single-word="false"/>
      <style:text-properties fo:language="es" fo:country="MX" officeooo:rsid="002c4b7c" officeooo:paragraph-rsid="002c4b7c"/>
    </style:style>
    <style:style style:name="P54" style:family="paragraph" style:parent-style-name="Texto_20_preformateado">
      <style:paragraph-properties fo:text-align="center" style:justify-single-word="false"/>
      <style:text-properties fo:language="es" fo:country="MX" officeooo:rsid="00289328" officeooo:paragraph-rsid="00289328"/>
    </style:style>
    <style:style style:name="P55" style:family="paragraph" style:parent-style-name="Texto_20_preformateado">
      <style:text-properties fo:language="es" fo:country="MX" style:font-name-asian="Courier New1" style:font-name-complex="Liberation Mono2"/>
    </style:style>
    <style:style style:name="P56" style:family="paragraph" style:parent-style-name="Texto_20_preformateado">
      <style:paragraph-properties fo:text-align="center" style:justify-single-word="false"/>
      <style:text-properties fo:language="es" fo:country="MX" officeooo:rsid="00331f0c" officeooo:paragraph-rsid="00331f0c"/>
    </style:style>
    <style:style style:name="P57" style:family="paragraph" style:parent-style-name="Texto_20_preformateado">
      <style:text-properties fo:language="es" fo:country="MX" officeooo:paragraph-rsid="00331f0c"/>
    </style:style>
    <style:style style:name="P58" style:family="paragraph" style:parent-style-name="Texto_20_preformateado">
      <style:paragraph-properties fo:text-align="center" style:justify-single-word="false"/>
      <style:text-properties fo:language="es" fo:country="MX" officeooo:rsid="00346048" officeooo:paragraph-rsid="00346048"/>
    </style:style>
    <style:style style:name="P59" style:family="paragraph" style:parent-style-name="Texto_20_preformateado">
      <style:paragraph-properties fo:text-align="center" style:justify-single-word="false"/>
      <style:text-properties fo:language="es" fo:country="MX" officeooo:rsid="0034ef98" officeooo:paragraph-rsid="0034ef98"/>
    </style:style>
    <style:style style:name="P60" style:family="paragraph" style:parent-style-name="Texto_20_preformateado">
      <style:paragraph-properties fo:text-align="center" style:justify-single-word="false"/>
      <style:text-properties fo:language="es" fo:country="MX" officeooo:rsid="00363075" officeooo:paragraph-rsid="00363075"/>
    </style:style>
    <style:style style:name="P61" style:family="paragraph" style:parent-style-name="Texto_20_preformateado">
      <style:paragraph-properties fo:text-align="center" style:justify-single-word="false"/>
      <style:text-properties fo:language="es" fo:country="MX" officeooo:rsid="0037739e" officeooo:paragraph-rsid="0037739e"/>
    </style:style>
    <style:style style:name="P62" style:family="paragraph" style:parent-style-name="Texto_20_preformateado">
      <style:paragraph-properties fo:text-align="center" style:justify-single-word="false"/>
      <style:text-properties fo:language="es" fo:country="MX" officeooo:rsid="003ab084" officeooo:paragraph-rsid="003ab084"/>
    </style:style>
    <style:style style:name="P63" style:family="paragraph" style:parent-style-name="Texto_20_preformateado">
      <style:paragraph-properties fo:text-align="center" style:justify-single-word="false"/>
      <style:text-properties fo:language="es" fo:country="MX" officeooo:rsid="003c3b45" officeooo:paragraph-rsid="003c3b45"/>
    </style:style>
    <style:style style:name="P64" style:family="paragraph" style:parent-style-name="Texto_20_preformateado">
      <style:paragraph-properties fo:text-align="center" style:justify-single-word="false"/>
      <style:text-properties fo:language="es" fo:country="MX" officeooo:rsid="003d76e0" officeooo:paragraph-rsid="003d76e0"/>
    </style:style>
    <style:style style:name="P65" style:family="paragraph" style:parent-style-name="Texto_20_preformateado">
      <style:paragraph-properties fo:text-align="center" style:justify-single-word="false"/>
      <style:text-properties fo:language="es" fo:country="MX" officeooo:rsid="003f4e86" officeooo:paragraph-rsid="003f4e86"/>
    </style:style>
    <style:style style:name="P66" style:family="paragraph" style:parent-style-name="Texto_20_preformateado">
      <style:paragraph-properties fo:text-align="center" style:justify-single-word="false"/>
      <style:text-properties fo:language="es" fo:country="MX" officeooo:rsid="004206fa" officeooo:paragraph-rsid="004206fa"/>
    </style:style>
    <style:style style:name="P67" style:family="paragraph" style:parent-style-name="Texto_20_preformateado">
      <style:paragraph-properties fo:text-align="center" style:justify-single-word="false"/>
      <style:text-properties fo:language="es" fo:country="MX" officeooo:rsid="00445a08" officeooo:paragraph-rsid="00445a08"/>
    </style:style>
    <style:style style:name="P68" style:family="paragraph" style:parent-style-name="Texto_20_preformateado">
      <style:text-properties fo:language="es" fo:country="MX" officeooo:paragraph-rsid="00446551"/>
    </style:style>
    <style:style style:name="P69" style:family="paragraph" style:parent-style-name="Texto_20_preformateado">
      <style:text-properties fo:language="es" fo:country="MX" officeooo:paragraph-rsid="004bb4ae"/>
    </style:style>
    <style:style style:name="P70" style:family="paragraph" style:parent-style-name="Texto_20_preformateado">
      <style:text-properties fo:language="es" fo:country="MX" officeooo:paragraph-rsid="004be536"/>
    </style:style>
    <style:style style:name="P71" style:family="paragraph" style:parent-style-name="Texto_20_preformateado">
      <style:text-properties fo:language="es" fo:country="MX" officeooo:paragraph-rsid="004e99ca"/>
    </style:style>
    <style:style style:name="P72" style:family="paragraph" style:parent-style-name="Texto_20_preformateado">
      <style:text-properties fo:language="es" fo:country="MX" officeooo:rsid="00562bc9" officeooo:paragraph-rsid="00562bc9"/>
    </style:style>
    <style:style style:name="P73" style:family="paragraph" style:parent-style-name="Texto_20_preformateado">
      <style:paragraph-properties fo:text-align="center" style:justify-single-word="false"/>
      <style:text-properties fo:language="es" fo:country="ES" officeooo:rsid="002c4856" officeooo:paragraph-rsid="002c4856"/>
    </style:style>
    <style:style style:name="P74" style:family="paragraph" style:parent-style-name="Texto_20_preformateado">
      <style:text-properties fo:font-size="9pt" fo:language="es" fo:country="MX" style:font-size-asian="9pt" style:font-size-complex="10pt"/>
    </style:style>
    <style:style style:name="P75" style:family="paragraph" style:parent-style-name="Texto_20_preformateado">
      <style:text-properties fo:font-size="9pt" fo:language="es" fo:country="MX" style:font-size-asian="9pt" style:font-size-complex="9pt"/>
    </style:style>
    <style:style style:name="P76" style:family="paragraph" style:parent-style-name="Texto_20_preformateado">
      <style:text-properties fo:font-size="10pt" fo:language="es" fo:country="MX" style:font-size-asian="10pt" style:font-size-complex="10pt"/>
    </style:style>
    <style:style style:name="P77" style:family="paragraph" style:parent-style-name="Texto_20_preformateado">
      <style:text-properties style:text-outline="true" fo:language="es" fo:country="MX"/>
    </style:style>
    <style:style style:name="P78" style:family="paragraph" style:parent-style-name="Texto_20_preformateado">
      <style:paragraph-properties fo:margin-left="1.251cm" fo:margin-right="0cm" fo:text-indent="0cm" style:auto-text-indent="false"/>
    </style:style>
    <style:style style:name="P79"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80"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81" style:family="paragraph" style:parent-style-name="Texto_20_preformateado">
      <style:paragraph-properties fo:break-before="page"/>
      <style:text-properties fo:language="es" fo:country="MX"/>
    </style:style>
    <style:style style:name="P82" style:family="paragraph" style:parent-style-name="Texto_20_preformateado">
      <style:paragraph-properties fo:text-align="start" style:justify-single-word="false" style:writing-mode="lr-tb"/>
      <style:text-properties fo:language="es" fo:country="MX"/>
    </style:style>
    <style:style style:name="P83"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84"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85" style:family="paragraph" style:parent-style-name="Texto_20_preformateado">
      <style:text-properties fo:language="es" fo:country="MX" officeooo:paragraph-rsid="00562bc9"/>
    </style:style>
    <style:style style:name="P86" style:family="paragraph" style:parent-style-name="Footnote" style:master-page-name="Converted2">
      <style:paragraph-properties style:page-number="auto"/>
    </style:style>
    <style:style style:name="P87" style:family="paragraph" style:parent-style-name="Footnote" style:master-page-name="Converted4">
      <style:paragraph-properties style:page-number="auto"/>
      <style:text-properties officeooo:paragraph-rsid="001cb2df"/>
    </style:style>
    <style:style style:name="P88" style:family="paragraph" style:parent-style-name="Footnote" style:master-page-name="Converted6">
      <style:paragraph-properties style:page-number="auto"/>
      <style:text-properties fo:language="es" fo:country="MX"/>
    </style:style>
    <style:style style:name="P89" style:family="paragraph" style:parent-style-name="Footnote" style:master-page-name="Converted8">
      <style:paragraph-properties style:page-number="auto"/>
      <style:text-properties fo:language="es" fo:country="MX" fo:font-style="italic" style:font-style-asian="italic" style:font-style-complex="italic"/>
    </style:style>
    <style:style style:name="P90" style:family="paragraph" style:parent-style-name="Footnote" style:master-page-name="Converted10">
      <style:paragraph-properties style:page-number="auto"/>
    </style:style>
    <style:style style:name="P91"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officeooo:rsid="0017c4e1" style:font-style-asian="normal" style:font-style-complex="normal"/>
    </style:style>
    <style:style style:name="T17" style:family="text">
      <style:text-properties fo:font-style="normal" officeooo:rsid="002726dd"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font-name-asian="Courier New1" style:font-style-asian="normal" style:font-name-complex="Liberation Mono2" style:font-style-complex="normal"/>
    </style:style>
    <style:style style:name="T22" style:family="text">
      <style:text-properties style:font-name="Liberation Mono" fo:font-style="italic" style:font-name-asian="Courier New1" style:font-style-asian="italic" style:font-name-complex="Liberation Mono2" style:font-style-complex="italic"/>
    </style:style>
    <style:style style:name="T23" style:family="text">
      <style:text-properties officeooo:rsid="00136887"/>
    </style:style>
    <style:style style:name="T24" style:family="text">
      <style:text-properties officeooo:rsid="0013a571"/>
    </style:style>
    <style:style style:name="T25" style:family="text">
      <style:text-properties officeooo:rsid="0013ec55"/>
    </style:style>
    <style:style style:name="T26" style:family="text">
      <style:text-properties officeooo:rsid="00171f80"/>
    </style:style>
    <style:style style:name="T27" style:family="text">
      <style:text-properties officeooo:rsid="0017c4e1"/>
    </style:style>
    <style:style style:name="T28" style:family="text">
      <style:text-properties fo:font-style="italic" style:font-style-asian="italic" style:font-style-complex="italic"/>
    </style:style>
    <style:style style:name="T29" style:family="text">
      <style:text-properties fo:font-style="italic" officeooo:rsid="0017c4e1"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style:font-name-asian="Courier New1" style:font-style-asian="italic" style:font-name-complex="Liberation Mono2" style:font-style-complex="italic"/>
    </style:style>
    <style:style style:name="T32" style:family="text">
      <style:text-properties officeooo:rsid="00194ab1"/>
    </style:style>
    <style:style style:name="T33" style:family="text">
      <style:text-properties officeooo:rsid="001b430e"/>
    </style:style>
    <style:style style:name="T34" style:family="text">
      <style:text-properties officeooo:rsid="001cb2df"/>
    </style:style>
    <style:style style:name="T35" style:family="text">
      <style:text-properties officeooo:rsid="001d49b5"/>
    </style:style>
    <style:style style:name="T36" style:family="text">
      <style:text-properties officeooo:rsid="0020fb5e"/>
    </style:style>
    <style:style style:name="T37" style:family="text">
      <style:text-properties officeooo:rsid="00228987"/>
    </style:style>
    <style:style style:name="T38" style:family="text">
      <style:text-properties officeooo:rsid="00233eb9"/>
    </style:style>
    <style:style style:name="T39" style:family="text">
      <style:text-properties officeooo:rsid="00242213"/>
    </style:style>
    <style:style style:name="T40" style:family="text">
      <style:text-properties officeooo:rsid="002726dd"/>
    </style:style>
    <style:style style:name="T41" style:family="text">
      <style:text-properties style:text-underline-style="none"/>
    </style:style>
    <style:style style:name="T42" style:family="text">
      <style:text-properties style:text-underline-style="solid" style:text-underline-width="auto" style:text-underline-color="font-color"/>
    </style:style>
    <style:style style:name="T43" style:family="text">
      <style:text-properties style:font-name-asian="Courier New1" style:font-name-complex="Liberation Mono2"/>
    </style:style>
    <style:style style:name="T44" style:family="text">
      <style:text-properties officeooo:rsid="0027cb24"/>
    </style:style>
    <style:style style:name="T45" style:family="text">
      <style:text-properties officeooo:rsid="00289328"/>
    </style:style>
    <style:style style:name="T46" style:family="text">
      <style:text-properties officeooo:rsid="0029c07e"/>
    </style:style>
    <style:style style:name="T47" style:family="text">
      <style:text-properties officeooo:rsid="002ae3ac"/>
    </style:style>
    <style:style style:name="T48" style:family="text">
      <style:text-properties officeooo:rsid="002b1e66"/>
    </style:style>
    <style:style style:name="T49" style:family="text">
      <style:text-properties officeooo:rsid="002c4856"/>
    </style:style>
    <style:style style:name="T50" style:family="text">
      <style:text-properties officeooo:rsid="00331f0c"/>
    </style:style>
    <style:style style:name="T51" style:family="text">
      <style:text-properties officeooo:rsid="00346048"/>
    </style:style>
    <style:style style:name="T52" style:family="text">
      <style:text-properties officeooo:rsid="00363075"/>
    </style:style>
    <style:style style:name="T53" style:family="text">
      <style:text-properties officeooo:rsid="0039fa88"/>
    </style:style>
    <style:style style:name="T54" style:family="text">
      <style:text-properties officeooo:rsid="003ab084"/>
    </style:style>
    <style:style style:name="T55" style:family="text">
      <style:text-properties officeooo:rsid="003e015c"/>
    </style:style>
    <style:style style:name="T56" style:family="text">
      <style:text-properties officeooo:rsid="0041285b"/>
    </style:style>
    <style:style style:name="T57" style:family="text">
      <style:text-properties officeooo:rsid="00418318"/>
    </style:style>
    <style:style style:name="T58" style:family="text">
      <style:text-properties officeooo:rsid="004206fa"/>
    </style:style>
    <style:style style:name="T59" style:family="text">
      <style:text-properties officeooo:rsid="00423f65"/>
    </style:style>
    <style:style style:name="T60" style:family="text">
      <style:text-properties officeooo:rsid="0042698e"/>
    </style:style>
    <style:style style:name="T61" style:family="text">
      <style:text-properties officeooo:rsid="00445a08"/>
    </style:style>
    <style:style style:name="T62" style:family="text">
      <style:text-properties officeooo:rsid="00446551"/>
    </style:style>
    <style:style style:name="T63" style:family="text">
      <style:text-properties officeooo:rsid="004494f1"/>
    </style:style>
    <style:style style:name="T64" style:family="text">
      <style:text-properties officeooo:rsid="00466761"/>
    </style:style>
    <style:style style:name="T65" style:family="text">
      <style:text-properties officeooo:rsid="0049fff2"/>
    </style:style>
    <style:style style:name="T66" style:family="text">
      <style:text-properties officeooo:rsid="004bb4ae"/>
    </style:style>
    <style:style style:name="T67" style:family="text">
      <style:text-properties officeooo:rsid="004be536"/>
    </style:style>
    <style:style style:name="T68" style:family="text">
      <style:text-properties officeooo:rsid="004d9b4d"/>
    </style:style>
    <style:style style:name="T69" style:family="text">
      <style:text-properties officeooo:rsid="004e99ca"/>
    </style:style>
    <style:style style:name="T70" style:family="text">
      <style:text-properties officeooo:rsid="004ee7f0"/>
    </style:style>
    <style:style style:name="T71" style:family="text">
      <style:text-properties officeooo:rsid="004f91dc"/>
    </style:style>
    <style:style style:name="T72" style:family="text">
      <style:text-properties officeooo:rsid="005001be"/>
    </style:style>
    <style:style style:name="T73" style:family="text">
      <style:text-properties officeooo:rsid="0050ebd3"/>
    </style:style>
    <style:style style:name="T74" style:family="text">
      <style:text-properties officeooo:rsid="0051e73a"/>
    </style:style>
    <style:style style:name="T75" style:family="text">
      <style:text-properties officeooo:rsid="00531069"/>
    </style:style>
    <style:style style:name="T76" style:family="text">
      <style:text-properties officeooo:rsid="00562bc9"/>
    </style:style>
    <style:style style:name="T77" style:family="text">
      <style:text-properties officeooo:rsid="0057c92c"/>
    </style:style>
    <style:style style:name="T78" style:family="text">
      <style:text-properties officeooo:rsid="0059bc5a"/>
    </style:style>
    <style:style style:name="T79" style:family="text">
      <style:text-properties officeooo:rsid="005b59e9"/>
    </style:style>
    <style:style style:name="T80" style:family="text">
      <style:text-properties officeooo:rsid="005bff58"/>
    </style:style>
    <style:style style:name="T81" style:family="text">
      <style:text-properties officeooo:rsid="005d76f0"/>
    </style:style>
    <style:style style:name="T82" style:family="text">
      <style:text-properties officeooo:rsid="005da585"/>
    </style:style>
    <style:style style:name="T83" style:family="text">
      <style:text-properties officeooo:rsid="005e552a"/>
    </style:style>
    <style:style style:name="T84" style:family="text">
      <style:text-properties officeooo:rsid="00605fb7"/>
    </style:style>
    <style:style style:name="T85" style:family="text">
      <style:text-properties officeooo:rsid="0061d810"/>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T12">&lt;texto&gt;</text:span><text:tab/></text:p>
      <text:p text:style-name="P4">&lt;título&gt;</text:p>
      <text:p text:style-name="P4">Embrión <text:span text:style-name="T23">D</text:span>orado</text:p>
      <text:p text:style-name="P4">&lt;/título&gt;</text:p>
      <text:p text:style-name="P8"/>
      <text:p text:style-name="P4">&lt;autor_a&gt;</text:p>
      <text:p text:style-name="P26">@harmodio</text:p>
      <text:p text:style-name="P26">&lt;/autor_a&gt;</text:p>
      <text:p text:style-name="P3"/>
      <text:p text:style-name="P3">&lt;copyright&gt;</text:p>
      <text:p text:style-name="P10">&lt;edición type=”electrónica”&gt;</text:p>
      <text:p text:style-name="P3">2019, Jorge Harmodio</text:p>
      <text:p text:style-name="P11"><draw:frame draw:style-name="fr1" draw:name="Image6" text:anchor-type="char" svg:x="0.199cm" svg:y="-0.011cm" svg:width="3.311cm" svg:height="1.166cm" draw:z-index="1"><draw:image xlink:href="Pictures/100002010000017A000000853F547863BE52DAD5.png" xlink:type="simple" xlink:show="embed" xlink:actuate="onLoad" loext:mime-type="image/png"/></draw:frame>Esta obra es publicada bajo una licencia </text:p>
      <text:p text:style-name="P78"><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9">Creative Commons Attribution-ShareAlike 4.0 Unported License</text:p>
      <text:p text:style-name="P80">&lt;/a&gt; </text:p>
      <text:p text:style-name="P3">Usted es libre de copiar, distribuir, remezclar <text:span text:style-name="T23">y</text:span> transformar esta obra siempre y cuando respete las siguientes condiciones:</text:p>
      <text:p text:style-name="P3">1. Citar el nombre del autor,</text:p>
      <text:p text:style-name="P3">2. No reclamar ningún tipo de derechos reservados sobre la obra.</text:p>
      <text:p text:style-name="P3">3. Propagar la libertad contenida en la licencia, es decir, que las obras derivadas serán también copyleft CC-BY-SA</text:p>
      <text:p text:style-name="P10">&lt;/edición&gt;</text:p>
      <text:p text:style-name="P10">&lt;edición type=”impresa”&gt;</text:p>
      <text:p text:style-name="P10">Derechos reservados: Universidad Veracruzana, 2019</text:p>
      <text:p text:style-name="P10">&lt;/edición&gt;</text:p>
      <text:p text:style-name="P11"><text:span text:style-name="T23">&lt;</text:span>/copyright&gt;</text:p>
      <text:p text:style-name="P3"/>
      <text:p text:style-name="P81"/>
      <text:p text:style-name="P3">&lt;dedicatoria fecha="2019"&gt;</text:p>
      <text:p text:style-name="P12">para Haydée</text:p>
      <text:p text:style-name="P12">::</text:p>
      <text:p text:style-name="P12">amor_motor de mi cardiogénesis</text:p>
      <text:p text:style-name="P12">::</text:p>
      <text:p text:style-name="P12">profesora de embriología </text:p>
      <text:p text:style-name="P12">::</text:p>
      <text:p text:style-name="P12">y asesora científico_estilística del presente documento</text:p>
      <text:p text:style-name="P3">&lt;/dedicatoria&gt;</text:p>
      <text:p text:style-name="P3"/>
      <text:p text:style-name="P3">&lt;dedicatoria fecha="2019&gt;</text:p>
      <text:p text:style-name="P12">para Lucio</text:p>
      <text:p text:style-name="P12">::</text:p>
      <text:p text:style-name="P12">embrión_pillo de nuestras vidas</text:p>
      <text:p text:style-name="P3">&lt;/dedicatoria&gt;</text:p>
      <text:p text:style-name="P3"/>
      <text:p text:style-name="P3">&lt;dedicatoria fecha="1995"&gt;</text:p>
      <text:p text:style-name="P3">para Cecilia</text:p>
      <text:p text:style-name="P3">::</text:p>
      <text:p text:style-name="P3">cuando era un embrión</text:p>
      <text:p text:style-name="P3">&lt;/dedicatoria&gt;</text:p>
      <text:p text:style-name="P3"/>
      <text:p text:style-name="P81"/>
      <text:p text:style-name="P3">&lt;epígrafe fecha="201<text:span text:style-name="T24">9</text:span>"&gt;</text:p>
      <text:p text:style-name="P3">&lt;lang="fr"&gt;</text:p>
      <text:p text:style-name="P3">"Personne n'est à l'intérieur de rien"</text:p>
      <text:p text:style-name="P3">&lt;/lang&gt;</text:p>
      <text:p text:style-name="P3">&lt;lang="es"&gt;</text:p>
      <text:p text:style-name="P3">"No hay nadie dentro de la nada"</text:p>
      <text:p text:style-name="P3">&lt;/lang&gt;</text:p>
      <text:p text:style-name="P3">&lt;autor_a&gt;</text:p>
      <text:p text:style-name="P3">Valère Novarina</text:p>
      <text:p text:style-name="P3">&lt;/autor_a&gt;</text:p>
      <text:p text:style-name="P3">&lt;/epígrafe&gt;</text:p>
      <text:p text:style-name="P3"/>
      <text:p text:style-name="P13">&lt;epígrafe fecha="1995<text:span text:style-name="T25">"</text:span>&gt;</text:p>
      <text:p text:style-name="P3">&lt;lang="en"&gt;</text:p>
      <text:p text:style-name="P3">"Yes"</text:p>
      <text:p text:style-name="P3">&lt;/lang&gt;</text:p>
      <text:p text:style-name="P3">&lt;lang="es"&gt;</text:p>
      <text:p text:style-name="P3"><text:s/>"Sí"</text:p>
      <text:p text:style-name="P3">&lt;/lang&gt;</text:p>
      <text:p text:style-name="P3">&lt;autor_a&gt;</text:p>
      <text:p text:style-name="P3">James Joyce</text:p>
      <text:p text:style-name="P3">&lt;/autor_a&gt;</text:p>
      <text:p text:style-name="P3">&lt;/epígrafe&gt;</text:p>
      <text:p text:style-name="P3"/>
      <text:p text:style-name="P3"/>
      <text:p text:style-name="P81">&lt;prólogo&gt;</text:p>
      <text:p text:style-name="P3">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3">&lt;br/&gt;</text:p>
      <text:p text:style-name="P3">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25">homérico</text:span> que me empapó por completo el manuscrito. Lo tuve que secar al sol hoja por hoja, bajo una hilera de piedritas para que el viento no se lo llevara.</text:p>
      <text:p text:style-name="P3">&lt;br/&gt;</text:p>
      <text:p text:style-name="P3">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3">&lt;br/&gt;</text:p>
      <text:p text:style-name="P3">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25">mudarse a la otra orilla del privilegio biológico, para desde ahí </text:span>criar, alimentar y educar a la descendencia genética mientras se escribe (y se autopromociona y se enfiesta y se llega por fin al multipremio, la multibeca, el alto funcionariado cultural mexicano o la academia gringa); <text:span text:style-name="T25">[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28">Musofobia </text:span>(2008) ha llegado a buen término, mientras que las otras tres (&lt;i&gt;<text:span text:style-name="T15">1:</text:span><text:span text:style-name="T28">BalSac, 2: Ejercicios de español para actriz porno y 3: Retrato.de.dorita</text:span></text:p>
      <text:p text:style-name="P3"><text:span text:style-name="T28">.garay.wilde.harmodio.wiki</text:span><text:span text:style-name="T15">&lt;/i&gt;</text:span>) siguen aumentando su potencial prometedor conforme duermen en el cajón electrónico<text:note text:id="ftn1" text:note-class="footnote"><text:note-citation>1</text:note-citation><text:note-body><text:p text:style-name="P86"><text:span text:style-name="T6">http://www.malversando.</text:span><text:span text:style-name="T7">wordpress.</text:span><text:span text:style-name="T6">com</text:span></text:p></text:note-body></text:note> en donde las medio escribo, guardo y sucesivamente abandono.</text:p>
      <text:p text:style-name="P3">&lt;br/&gt;</text:p>
      <text:p text:style-name="P3">Entretanto, el Embrión Dorado permaneció 23 años virginalmente inédito. Hace unos meses, cuando mi amiga Florence Olivier publicó &lt;i&gt;<text:span text:style-name="T28">Poesía + Novela = Poesía</text:span><text:span text:style-name="T15">&lt;/i&gt;</text:span>. <text:span text:style-name="T28">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28">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3">&lt;/prólogo&gt;</text:p>
      <text:p text:style-name="P3"/>
      <text:p text:style-name="P81"/>
      <text:p text:style-name="P3">&lt;capítulo número ="1bis" título="Fecundación"&gt;</text:p>
      <text:p text:style-name="P3"/>
      <text:p text:style-name="P3">Tambor subterráneo. Tambor dentro del cuerpo. Tambor soterrado. Tambor adentro.<text:span text:style-name="T84"> </text:span>Tambor nonato. Tambor revolución. Tambor estadio. Tambor desierto. Tambor plegaria.<text:span text:style-name="T84"> </text:span>Tambor maricón. Tambor útero. Tambor abierto. Tambor aborto. Tambor temblor. Tambor<text:span text:style-name="T84"> </text:span>gallina. Tambor tambor.</text:p>
      <text:p text:style-name="P3"/>
      <text:p text:style-name="P3">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3">__¿Ahora a quién perjudicaste, Perfecto?</text:p>
      <text:p text:style-name="P3">__A la soldadera de mi teniente Medina, que en paz descanse.</text:p>
      <text:p text:style-name="P3">__¿Y no te remuerde andar perjudicando así a la soldadera del difunto?</text:p>
      <text:p text:style-name="P3">__Masque me remuerda; total, al rato nos van a dejar tan secos como al teniente Medina. ¿Qué no oye usted todo ese fuego de artillería? Grande yerro es</text:p>
      <text:p text:style-name="P3">este de mi general Villa al echarnos a morir así desnudos de cañones frente a tanta metralla.</text:p>
      <text:p text:style-name="P3">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3">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3">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3">¿Qué andaría él buscando entre las piernas de esas cuarenta y siete soldaderas que lucía transfiguradas en vírgenes sobre su mollera?</text:p>
      <text:p text:style-name="P3">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3">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26">a</text:span>l teniente Medina? Bien dispuestas a morir estaban las hordas villistas cuando un dorado de la escolta personal del Centauro del Norte llegó gritando ¡alto a la caballería, alto a las armas! y le habló así sus palabras al coronel Cervantes:</text:p>
      <text:p text:style-name="P3">__Nos cortaron la vía los carrancistas y las tropas se nos están quedando sin bastimento; son menester dos voluntarios del regimiento para traer gallinas de las rancherías vecinas.</text:p>
      <text:p text:style-name="P3">__¡Teniente Flores, sargento Urbina! __gritó el Coronel Cervantes.</text:p>
      <text:p text:style-name="P3">Donaciano Flores y Perfecto Urbina echaron pie a tierra sin soltar el caballo de la brida. El coronel dio instrucciones precisas y se separaron, el regimiento por un lado en busca de la muerte, los dos soldados por el otro en busca de gallinas.</text:p>
      <text:p text:style-name="P19"/>
      <text:p text:style-name="P51">&lt;emb/&gt;</text:p>
      <text:p text:style-name="P19"/>
      <text:p text:style-name="P3">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39">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73"/>
      <text:p text:style-name="P73">&lt;emb/&gt;</text:p>
      <text:p text:style-name="P3"/>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3">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26">a</text:span> sus ojos mi novia solo es gordita, morena y chaparrita y esto anula no solo nuestro amor, sino también el doctorado en Edimburgo y la persona de Malenita entera. Para mi madre, la novia de Mauricito se supone alta, rubia, de ojos transparentes y <text:span text:style-name="T27">&lt;i&gt;</text:span><text:span text:style-name="T28">raza</text:span><text:span text:style-name="T27">&lt;/i&gt;</text:span> inmejorable. A mi mamá, que tanto me ha mimado, tengo miedo de enseñarle <text:span text:style-name="T27">&lt;i&gt;</text:span><text:span text:style-name="T28">esto </text:span><text:span text:style-name="T29">racial</text:span><text:span text:style-name="T16">&lt;/i&gt;</text:span><text:span text:style-name="T28"> </text:span><text:span text:style-name="T15">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28">maricón</text:span>&lt;/i&gt; y encima fútbolista, estás jodido.</text:p>
      <text:p text:style-name="P19"/>
      <text:p text:style-name="P51">&lt;emb/&gt;</text:p>
      <text:p text:style-name="P19"/>
      <text:p text:style-name="P3">Joaquín Mortiz, Édgar, Bolaño, Florence, Veracruz: así le cuento a mi compañera de vida la improbable cadena de vicisitudes que condujeron a la publicación de la novela. Su sentido de la realidad planta inmediatamente los pies sobre la tierra: </text:p>
      <text:p text:style-name="P3">__¿cuándo la tienes qué entregar? </text:p>
      <text:p text:style-name="P3">__18 de noviembre</text:p>
      <text:p text:style-name="P3">__está a la vuelta</text:p>
      <text:p text:style-name="P3">__en efecto</text:p>
      <text:p text:style-name="P3">__¿y si me la vas leyendo camino a Querétaro?</text:p>
      <text:p text:style-name="P3">__órale, la imprimo</text:p>
      <text:p text:style-name="P3"><text:soft-page-break/>__piensa en el medio ambiente</text:p>
      <text:p text:style-name="P3">__¿cuál medio ambiente?</text:p>
      <text:p text:style-name="P3">__ya estamos en 1995: los árboles no tienen la culpa de tu novela: léemela en la táblet</text:p>
      <text:p text:style-name="P3">__va </text:p>
      <text:p text:style-name="P3"/>
      <text:p text:style-name="P3"/>
      <text:p text:style-name="P3"/>
      <text:p text:style-name="P3">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3">__Mucho frío anda haciendo en este rancho</text:p>
      <text:p text:style-name="P3">__Ha de ser tanto abandono __respondió el sargento Urbina sujetando una virgencita que le había quedado mal cosida__: se me anda queriendo volar la Fidela.</text:p>
      <text:p text:style-name="P3">__A mí se me afigura que ésa no es la Fidela, ésa es la Felipa porque se parece a las estampas que venden en la catedral de Zacatecas.</text:p>
      <text:p text:style-name="P3">__No mi teniente, se anda usted confundiendo: la Felipa era la viuda de aquel español de ciudad Juárez, el que coleccionaba yelmos, ¿se acuerda?</text:p>
      <text:p text:style-name="P3">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3">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3">Inmaculada, carnosa, contoneaba sus plumas sobre el brocal de un pozo.</text:p>
      <text:p text:style-name="P3">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3">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3">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3">__Usted es villista, ¿pa qué lo niega? Ora lo voy a tener que acostar de un tiro en la barriga, como hago yo con los villistas __el ojo de la Smith &amp; Wesson lo miraba inyectado de silencio.</text:p>
      <text:p text:style-name="P3">Un cañón de artillería reverberó en el horizonte recordándoles que a lo lejos se libraba, magnificada, la misma batalla.</text:p>
      <text:p text:style-name="P3">__Treinta y siete __murmuró Nolasco apenas entre dientes. Se escuchó otro estallido breve__: ¡treinta y ocho! __agregó y sus ojos revolotearon detrás de las montañas__: ya van treinta y ocho: no van a aguantar más de cincuenta __concluyó triunfante.</text:p>
      <text:p text:style-name="P3">__Pues entonces vámonos regresando a la batalla y ya deje usted de apuntarle así a mi sargento; mejor allá en la bola averiguamos __apareciendo por sorpresa, Donaciano Flores apoyó la carabina sobre la espalda ciega del carrancista.</text:p>
      <text:p text:style-name="P3">__Ta bueno, pues. Pa qué nos matamos de oquis __asintió Nolasco sin dejar de apuntar.</text:p>
      <text:p text:style-name="P3">__Pues ta bueno __repitió el sargento Urbina sin dejar de ser apuntado.</text:p>
      <text:p text:style-name="P3">__Pues órale, muévanle __ordenó el teniente Flores, ya no tan convencido.</text:p>
      <text:p text:style-name="P3">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3">__¿Pero... y las gallinas? __preguntó Perfecto.</text:p>
      <text:p text:style-name="P3">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3">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3">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3">Las gallinas respondieron con un revoloteo desordenado.</text:p>
      <text:p text:style-name="P19"/>
      <text:p text:style-name="P51">&lt;emb/&gt;</text:p>
      <text:p text:style-name="P19"/>
      <text:p text:style-name="P14">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32">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20"/>
      <text:p text:style-name="P53">&lt;emb/&gt;</text:p>
      <text:p text:style-name="P20"/>
      <text:p text:style-name="P3"><text:span text:style-name="T33">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 de la HT<text:span text:style-name="T33">T</text:span>ML<text:note text:id="ftn2" text:note-class="footnote"><text:note-citation text:label="†">†</text:note-citation><text:note-body><text:p text:style-name="P87"><text:span text:style-name="Footnote_20_Symbol"><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88">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89">Very Himportant Person</text:p></text:note-body></text:note>) a la feliz pareja.</text:p>
      <text:p text:style-name="P20"/>
      <text:p text:style-name="P53">&lt;emb/&gt;</text:p>
      <text:p text:style-name="P3"/>
      <text:p text:style-name="P3">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3">__¿habremos coincidido?</text:p>
      <text:p text:style-name="P3">__capaz que sí</text:p>
      <text:p text:style-name="P3">__¿te imaginas si nos hubiéramos conocido en aquel entonces adolescente?</text:p>
      <text:p text:style-name="P3">__ya no te hagas y empiézame a leer tu novela</text:p>
      <text:p text:style-name="P3">__estaba esperando que el tráfico se pusiera denso</text:p>
      <text:p text:style-name="P3"><text:soft-page-break/>*torres de Satélite: tráfico denso, dictamina la voz artificial del navegador guía*</text:p>
      <text:p text:style-name="P3">__voy pues</text:p>
      <text:p text:style-name="P3">_*se pone a leer*</text:p>
      <text:p text:style-name="P3">__está muy confuso todo</text:p>
      <text:p text:style-name="P3">__¿a qué no le entiendes?</text:p>
      <text:p text:style-name="P3">__¿qué le pasa a ese teniente?</text:p>
      <text:p text:style-name="P3">__¿a Donaciano?, pues le pasa que se le oscurecen sus luces de inteligencia y cree que la revolución es nada más para encontrar a...</text:p>
      <text:p text:style-name="P3">__¿su hija?</text:p>
      <text:p text:style-name="P3">__¡no, nada qué ver! A la niña Malena, de quien está enamorado</text:p>
      <text:p text:style-name="P3">__¿y dónde la conoció?</text:p>
      <text:p text:style-name="P3">__ya no me acuerdo, tengo que seguir leyendo</text:p>
      <text:p text:style-name="P3">__¿cómo de que no te acuerdas? ¡eres El Autor!</text:p>
      <text:p text:style-name="P3">__la escribí hace mucho: quién sabe quién era yo por allá entonces</text:p>
      <text:p text:style-name="P3">__¿y ese aborto?</text:p>
      <text:p text:style-name="P3">__la que aborta también se llama Malena, y de algún modo es pariente de la Malena de...</text:p>
      <text:p text:style-name="P3">__de la revolución: previsible: seguro va a ser su nieta o algo así</text:p>
      <text:p text:style-name="P3">__en efecto</text:p>
      <text:p text:style-name="P3">__pero hay judiciales ahí, ¿no?</text:p>
      <text:p text:style-name="P3">__la están obligando a abortar: ella no quiere</text:p>
      <text:p text:style-name="P3">__¿y por qué?</text:p>
      <text:p text:style-name="P3">__pfff... tampoco me acuerdo... </text:p>
      <text:p text:style-name="P3">__oye, pero el pentopol no existe</text:p>
      <text:p text:style-name="P3">__Según yo es un anestésico general que se administra a las pacientes que van a abortar</text:p>
      <text:p text:style-name="P3">__¿no estás hablando del propofol?</text:p>
      <text:p text:style-name="P3">__mierda… quizá sí… pero me suena mejor pentopol… </text:p>
      <text:p text:style-name="P3">__pues si no te interesa la precisión científica, ni la ciencia ni yo podemos hacer ya nada por ti</text:p>
      <text:p text:style-name="P3">__no es que no me importe, pero en este caso voy a preferir el principio poético</text:p>
      <text:p text:style-name="P3">__¡con que no anestesies al lector!</text:p>
      <text:p text:style-name="P3">__ya llegamos a las torres de Satélite</text:p>
      <text:p text:style-name="P3">__sigue leyendo pues</text:p>
      <text:p text:style-name="P3">__¿estás lista?: ya regresa el personaje inspirado en mi mamá</text:p>
      <text:p text:style-name="P3">__!¿tu mamá?!</text:p>
      <text:p text:style-name="P3"/>
      <text:p text:style-name="P53">&lt;emb/&gt;</text:p>
      <text:p text:style-name="P3"><text:soft-page-break/></text:p>
      <text:p text:style-name="P3">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3">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3">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3">__Vayámonos repartiendo las gallinas antes de que anochezca __propuso</text:p>
      <text:p text:style-name="P3">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3">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3"><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3">__Cinco __repitió Nolasco y presionó el gatillo, pero la garganta de la Smith &amp;</text:p>
      <text:p text:style-name="P3">Wesson no contestó.</text:p>
      <text:p text:style-name="P3">__Sosiega esas armas, Perfecto, que de este hombre no hemos recibido afrenta alguna, salvo la de portar en su uniforme los galones enemigos</text:p>
      <text:p text:style-name="P3">__Bien que se ganó la inquina de mis rencores, mi teniente. Me ha matado ya dos gallinitas que tenía yo apalabradas</text:p>
      <text:p text:style-name="P3">__No es razón suficiente para quitarle así la vida, pues mientras él tuvo parque respetó bien las nuestras.</text:p>
      <text:p text:style-name="P3">__Masque así sea</text:p>
      <text:p text:style-name="P3">__Si tal es tu rencor quédate con sus gallinas, pero respétale la vida. Y usted, córrale al monte antes de que aquí mi sargento se arrepienta, que luego tiene sus arrebatos __Nabor Nolasco caminó sobre la inmundicia, hacia la tapia de adobes.</text:p>
      <text:p text:style-name="P3">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3">Y se alejaron. Sobre el caballo negro se añoraba a Malenita. Sobre el tordillo se iba acariciando una gallina.</text:p>
      <text:p text:style-name="P20"/>
      <text:p text:style-name="P52">&lt;emb/&gt;</text:p>
      <text:p text:style-name="P20"/>
      <text:p text:style-name="P15">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34">á</text:span>do<text:span text:style-name="T34">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34">pastel de Hello Kitty sobre cuya nariz elíptica yace enterrada una vela con forma de número 7</text:span></text:p>
      <text:p text:style-name="P15"><text:span text:style-name="T34">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35">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35">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36">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40"/>
      <text:p text:style-name="P41">&lt;emb/&gt;</text:p>
      <text:p text:style-name="P3"/>
      <text:p text:style-name="P16">__Puedo meter los goles más tristes esta noche __dijo con su acento portugués y el cabrón me mandó un beso. <text:span text:style-name="T36">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28">negro</text:span>&lt;/i&gt; lo explica todo: eres &lt;i&gt;<text:span text:style-name="T28">puto</text:span>&lt;/i&gt;, yo lo sabía, piensa para sí misma (y para mí) y aprieta los labios contra las encías: en cada arruga del mentón hay un reproche.</text:p>
      <text:p text:style-name="P3">__¡Ya siéntese, señora!</text:p>
      <text:p text:style-name="P3">__¡Ahí va el agua! __previenen a mi madre pero un cometa de meados cerveceros temporalmente contenidos en un vaso de Corona rompe la quietud del firmamento y le arruina su peinado. </text:p>
      <text:p text:style-name="P3">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6">__¡Despiértate, cabrón! __me increpa Beta, nuestra directora técnica, regresándome de súbito al presente. El presente es esto: el estadio del Atlante, la multitudo hostil, <text:span text:style-name="T36">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7">&lt;p align="center"&gt;</text:p>
      <text:p text:style-name="P17">Les guste o no les guste </text:p>
      <text:p text:style-name="P17">les cuadre o no les cuadre <text:s/></text:p>
      <text:p text:style-name="P17">el Atlante es su madre <text:s/></text:p>
      <text:p text:style-name="P17">y si no... ¡chinguen a sus paaaadreeeeees!</text:p>
      <text:p text:style-name="P17">&lt;/p&gt;</text:p>
      <text:p text:style-name="P3">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37">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28">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28">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28">puto</text:span>&lt;/i&gt;: mírate al espejo: mira nada más ese desastre de corte de pelo: ¿comparten estilista tú y tu depravado brasileño?</text:p>
      <text:p text:style-name="P3">Suena mi teléfono. Beta me mira con ojos de te_he_dicho_1000_veces_que_apagues_esa chingadera_durante_el_partido. Yo sé que es mi Puerquita que llama para darme ánimos, así que elijo hacerme pendejo con cara de no_me_tardo. </text:p>
      <text:p text:style-name="P3">__Ánimo mi Marranito.</text:p>
      <text:p text:style-name="P3">__¿Ya llegaste mi Puerquita, en qué tribuna te pusieron?</text:p>
      <text:p text:style-name="P3">__Dos tribunas a la izquierda del palco del multibillononagenario, donde están todos los de Gomezpalacio __Beta redobla la mirada de a_ver_a_qué_horas.</text:p>
      <text:p text:style-name="P3">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3">__Ya te vi. ¿Cómo te sientes? No te emociones mucho con nuestros goles. ¿Te imaginas si te empezaran aquí las contracciones?</text:p>
      <text:p text:style-name="P3">__Me niego a dar a luz a nuestro Lechoncito en el estadio enemigo. Esperaremos a Gomezpalacio. </text:p>
      <text:p text:style-name="P3">Beta me toma por el brazo y con esa autoridad empática que la caracteriza me ordena: salúdamela y cuelga.</text:p>
      <text:p text:style-name="P3">__Te manda saludar Beta.</text:p>
      <text:p text:style-name="P3"><text:soft-page-break/>__¡Salúdamela de vuelta... es más... me la podrías comunicar dos segundos?</text:p>
      <text:p text:style-name="P3">__Quiere hablar contigo __le digo con el brazo extendido al final del teléfono.</text:p>
      <text:p text:style-name="P3">__¿Conmigo, ahorita? __Beta no lo puede creer. Su brazo levemente velludo, sus manos de uñas guindas que combinan con el color de nuestra casaca, sus labios pintados, firmes, responden:</text:p>
      <text:p text:style-name="P3">__¡Hola Malenita! ¿Cómo va esa gestación?</text:p>
      <text:p text:style-name="P3">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3">__Buena idea, Malenita: la voy a considerar: te paso de regreso a Mauricio __Beta me regresa el auricular con expresión de tiene_razón_tu_novia y de inmediato le pega un grito al Ampollas Sandoval para que se acerque a la banda a hablar con ella.</text:p>
      <text:p text:style-name="P3">__¿Bueno, mi Puerquita? vamos a ganar una final: nos hablamos al ratito.</text:p>
      <text:p text:style-name="P3">__Te mando un beso, mi Marranito: ojalá Epaminondas se inspire.</text:p>
      <text:p text:style-name="P3">__Ojalá. Te quiero, mi Puerquita. Dale un besito a mi Lechoncito en gestación.</text:p>
      <text:p text:style-name="P3">__Ya se puso a dar patadas: quiere ver goles de los <text:span text:style-name="T37">C</text:span>onstructores. </text:p>
      <text:p text:style-name="P3">__Suerte: nos llamamos en un rato.</text:p>
      <text:p text:style-name="P3">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3">Foto de ambos equipos. Sorteo. Nuestros Constructores ocupan sus posiciones en el terreno de juego. La rechifla no se hace esperar. Llueven insultos, rollos de papel azul y grana, vasos de cerveza, orines, recuadros de papel revolución con la leyenda: <text:span text:style-name="T82">Aquí Bas A Baler Berta, Beta</text:span>. Pinches atlantistas machos, debe estar pensando mi Puerquita. Nuestros jugadores no se inmutan. El árbitro pita el inicio del encuentro. Beta se come las uñas.</text:p>
      <text:p text:style-name="P3">__No te las comas, Beta: están pintadas __el Nonoxinol Vázquez desborda por la banda derecha. Barrida artera de Atlantista Siqueiros. El árbitro no marca la falta. Beta se levanta cual espantasuegras para reclamarle a gritos:</text:p>
      <text:p text:style-name="P3">__¡Estás viendo y no ves, pendejo!</text:p>
      <text:p text:style-name="P3">__Cálmate Beta: no queremos que te expulsen: ese pinche árbitro no solo es localista: también muy quisquilloso __vuelve a sonar mi teléfono. Apenas lo escucho bajo el griterío. Beta no me ve. Contesto.</text:p>
      <text:p text:style-name="P3">__¿Que pasó mi Puerquita?</text:p>
      <text:p text:style-name="P3"><text:soft-page-break/>__Puerquita tu puta madre: mira al pie de los reflectores.</text:p>
      <text:p text:style-name="P3">__Estoy mirando el pie de los reflectores.</text:p>
      <text:p text:style-name="P3">__Dime qué ves.</text:p>
      <text:p text:style-name="P3">__A un granadero.</text:p>
      <text:p text:style-name="P3">__¿Un granadero... estás seguro? A mí me parece más bien un franco tirador, ¿no?</text:p>
      <text:p text:style-name="P3">__Tengo vista distante defectuosa y no traje mis lentes.</text:p>
      <text:p text:style-name="P3">__Qué lástima... bueno, ¿y a qué crees tú que se deba la presencia de un francotirador ahí?</text:p>
      <text:p text:style-name="P3">__Mmmhh... no sé... ¿vino a francotirar?</text:p>
      <text:p text:style-name="P3">__Hazte pendejo...</text:p>
      <text:p text:style-name="P3">__¡Te juro que no lo sé!</text:p>
      <text:p text:style-name="P3">__Pues <text:span text:style-name="T37">a apuntarte, guey</text:span>: el francotirador te está apuntando para que tú te cagues de miedo y me obedezcas: ¿comprendes?</text:p>
      <text:p text:style-name="P3">__Más o menos... ¿y qué es lo que tengo qué hacer para que el francotirador se vaya de ahí? ¿quieres dinero?</text:p>
      <text:p text:style-name="P3">__No seas estúpido</text:p>
      <text:p text:style-name="P3">__Mira... si no es mucha molestia.. estoy un poco ocupado... déjanos nada más subir a los Constructores a la segunda división y con todo gusto te atendemos... ¡bye bye!</text:p>
      <text:p text:style-name="P3">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3">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3">__¿Puerquita?</text:p>
      <text:p text:style-name="P3">__Te juro que esta no es la hora de hacerse el valiente: no cuando tienes un francotirador en el pecho. </text:p>
      <text:p text:style-name="P3">__¡Qué insistencia! ¿En qué te puedo ayudar?</text:p>
      <text:p text:style-name="P3">__Te tienes que ayudar tú mismo __el Tiliche Mendoza se barre por la banda izquierda para impedir el desborde de Atlantista Pellicer. Este lo encara. Hay conato de bronca. Beta pide calma a gritos. Los gritos no son un buen vehículo de calma.</text:p>
      <text:p text:style-name="P3">__¡Cerdo, agresor, tarjeta! __yo tampoco estoy calmado.</text:p>
      <text:p text:style-name="P3"><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3">__¡Cerca la bala, ése es nuestro Chinchampú, mucho por ese cabezazo! __vocifera Beta despejándose el fleco de la frente con la mano, conforme Atlantista Reyes despeja un tiro de esquina mal cobrado.</text:p>
      <text:p text:style-name="P3">__Te estás haciendo pendejo: no me crees _insiste con tono autoritario desde la bo<text:span text:style-name="T82">c</text:span>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3">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3">Es tanta la felicidad que he olvidado que olvidé mi teléfono en la banca. La voz del chantaje se ha desvanecido. Mejor así. Marco el número de Malenita.</text:p>
      <text:p text:style-name="P3">__¡Felicidades, mi Puerquito! __Atlantista Orozco dispara desviado.</text:p>
      <text:p text:style-name="P3">__¿Empezamos bien, verdad? __despeje de meta del Moco López.</text:p>
      <text:p text:style-name="P3">__Sí, nuestro Lechoncito está pateando de gusto en mi panza. </text:p>
      <text:p text:style-name="P3">__Ya siéntate: no te vayas a cansar de más. </text:p>
      <text:p text:style-name="P3">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3">__Tienes razón mi Puerquita, ahorita le digo eso a Beta __servicio largo para</text:p>
      <text:p text:style-name="P3">Atlantista Echeverría. El árbitro marca fuera de lugar. Echeverría protesta, escupe, marrullerea: el nazareno le propina la amarilla. El estadio rechifla al <text:soft-page-break/>unísono. </text:p>
      <text:p text:style-name="P3">__Bueno, ya no te distraigo más, mi Cochinito. Besos __Atlantista Ibargüengoitia se hace pendejo con el balón.</text:p>
      <text:p text:style-name="P3">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3">__Me están apuntando con un láser __me quejo.</text:p>
      <text:p text:style-name="P3">__Y a mí qu<text:span text:style-name="T39">é</text:span> me dice __el cuarto árbitro tiene cosas más importantes qué hacer.</text:p>
      <text:p text:style-name="P3">__Me están apuntando con la mira réflex de un rifle: me están amenazando</text:p>
      <text:p text:style-name="P3">__¿Fusil? ¿Cuál Fusil? Usted está paranoico: seguro es un cábula que logró meter al estadio su apuntador láser: relájese y concéntrese en el juego: van ganando</text:p>
      <text:p text:style-name="P3">Vuelve a sonar mi celular. El cuarto árbitro me mira con cara de apague_eso. </text:p>
      <text:p text:style-name="P3">__¿Bueno?</text:p>
      <text:p text:style-name="P3">__¿Y bien?</text:p>
      <text:p text:style-name="P3">__¿Tú crees que me voy a someter tus tretas intimidatorias? Vamos a subir a la <text:span text:style-name="T38">segunda</text:span> división: esos francotiradores son pura faramalla.</text:p>
      <text:p text:style-name="P3">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83">ó</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3">__¿Bueno?</text:p>
      <text:p text:style-name="P3">__Tiene una llamada de larga distancia por cobrar: ¿la acepta?</text:p>
      <text:p text:style-name="P3">__¿Por cobrar? ¿quién me llama y de dónde?</text:p>
      <text:p text:style-name="P3">__Le <text:span text:style-name="T41">llama </text:span>el señor Francisco I. Madero, desde el más allá.</text:p>
      <text:p text:style-name="P3">__¿Quién?</text:p>
      <text:p text:style-name="P3">__Está bien, lo comunico __marrullero, Atlantista Portillo le pega un codazo en la mandíbula al Frijol Manríquez. Desde la porra de los Constructores retumba el <text:soft-page-break/>bumbúm de un bombo.</text:p>
      <text:p text:style-name="P40"/>
      <text:p text:style-name="P41">&lt;emb/&gt;</text:p>
      <text:p text:style-name="P3"/>
      <text:p text:style-name="P3">Lechería. Perinorte. Centros comerciales que no existían. Centros comerciales más grandes y majestuosos que las pirámides de Giza.</text:p>
      <text:p text:style-name="P3">__¿y si nos detenemos al baño?</text:p>
      <text:p text:style-name="P3">__¿aguantas hasta la caseta de Tepozotlán?</text:p>
      <text:p text:style-name="P3">__yo creo que sí: además aquí no hay ni dónde pararse: puro pinche centro comercial</text:p>
      <text:p text:style-name="P3">__ojalá que la siguiente extinción masiva empiece por los centros comerciales</text:p>
      <text:p text:style-name="P3">__Darwin te oiga</text:p>
      <text:p text:style-name="P3">__volviendo al tema: los nombres propios están muy confusos (Perfecto, Donaciano y Nabor se me confunden) pero supongo que, como voy manejando, no los logro fijar bien</text:p>
      <text:p text:style-name="P3">__va</text:p>
      <text:p text:style-name="P3">__y el otro problema es que hay Malenitas por todos lados</text:p>
      <text:p text:style-name="P3">__pues sí: hay una en la revolución, que es la Malena original de la que Donaciano se enamora, y quien setenta u ochenta años después fallece en el cumpleaños de su nieta, que también se llama Malenita</text:p>
      <text:p text:style-name="P3">__y luego otra que que está abortando, y otra que está en el estadio embarazada</text:p>
      <text:p text:style-name="P3">__es la misma</text:p>
      <text:p text:style-name="P3">__¿cómo puede ser la misma la que aborta y la que está embarazada?</text:p>
      <text:p text:style-name="P3">__son dos tiempos distintos </text:p>
      <text:p text:style-name="P3">__me caga rebasar tráileres: el viento les mueve el doble remolque y siento que nos aplastan</text:p>
      <text:p text:style-name="P3">__como aplastaron los carrancistas a Villa en la batalla de Celaya</text:p>
      <text:p text:style-name="P3">__el lenguaje de esa parte está muy raro</text:p>
      <text:p text:style-name="P3">__porque huiquifiqué un cuento de Martín Luis Guzmán</text:p>
      <text:p text:style-name="P3">__¿qué cuento?</text:p>
      <text:p text:style-name="P3">__La Fiesta de las Balas</text:p>
      <text:p text:style-name="P3">__¡wiki!</text:p>
      <text:p text:style-name="P3">__huiqui</text:p>
      <text:p text:style-name="P3">__¿y la Malena que está abortando quién es?</text:p>
      <text:p text:style-name="P3">__la misma que cumple 7 años, pero a los veintinueve o treinta</text:p>
      <text:p text:style-name="P3">__¿y la del estadio?</text:p>
      <text:p text:style-name="P3">__es la misma, pero antes (o después) del aborto, ya no lo recuerdos</text:p>
      <text:p text:style-name="P3">__es que ahí hay una contradicción: no puede tener ocho meses de embarazo si ya abortó... ¿o son dos fetos distintos?</text:p>
      <text:p text:style-name="P3"><text:soft-page-break/>__ya no me acuerdo</text:p>
      <text:p text:style-name="P3">__¿no se supone que tú eres el autor?</text:p>
      <text:p text:style-name="P3">__pues sí, pero no me acuerdo... mejor cuéntame cómo se gestan en detalle los embriones, profesora de embriología</text:p>
      <text:p text:style-name="P3">__déjame rebaso a este tráiler</text:p>
      <text:p text:style-name="P42"/>
      <text:p text:style-name="P43">&lt;emb/&gt;</text:p>
      <text:p text:style-name="P3"/>
      <text:p text:style-name="P3">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1">Pero no todo es desolación bajo la duermevela blanca de sus brillos. No muy lejos, en una vereda que lleva a las trincheras, unos cuantos copos plateados se enredan entre los huizachales, que de pronto adquieren un confuso aspecto navideño. Son </text:p>
      <text:p text:style-name="P5">plumas de gallina salpicadas por el color de la sangre y el humo de los disparos que aún no se dispersa en la atmósfera podrida de la vereda.</text:p>
      <text:p text:style-name="P3">Las huellas de unas botas de campaña van a dar a un costal que por su apariencia intestinal bien podría contener vísceras y, por qué no, algunas plumas.</text:p>
      <text:p text:style-name="P3">Pero el rastro no se detiene, huye hacia el monte, se pierde entre las nopaleras.</text:p>
      <text:p text:style-name="P3">Sus angustiosos vaivenes lo delatan, es un rastro que escapa lejos de Celaya.</text:p>
      <text:p text:style-name="P3">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3">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3">La luna cierra sus ojos, se cubre con su antifaz de nubes. A lo lejos se escuchan redobles de tambor.</text:p>
      <text:p text:style-name="P42"/>
      <text:p text:style-name="P43">&lt;emb/&gt;</text:p>
      <text:p text:style-name="P3"/>
      <text:p text:style-name="P3">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40">miró</text:span> esas tetas hiperbólicas se <text:span text:style-name="T40">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0">en </text:span>donde se te está acabando el tiempo.</text:p>
      <text:p text:style-name="P42"/>
      <text:p text:style-name="P43">&lt;emb/&gt;</text:p>
      <text:p text:style-name="P3"/>
      <text:p text:style-name="P3">__Dibújeme un cordero.</text:p>
      <text:p text:style-name="P3">__¿Qué?</text:p>
      <text:p text:style-name="P3">__Dibújeme un cordero.</text:p>
      <text:p text:style-name="P3">__¿Un cordero? ¡No mames!</text:p>
      <text:p text:style-name="P3">__Por favor, dibújeme un cordero.</text:p>
      <text:p text:style-name="P3">__¡De qué se trata! ¿Me quieren volver loco?</text:p>
      <text:p text:style-name="P3">__No se exalte, señor entrenador auxiliar, por favor no se exalte. Habla</text:p>
      <text:p text:style-name="P3">Francisco I. Madero, y lo único que...</text:p>
      <text:p text:style-name="P3">__Yo sé quién es usted. El pinche payaso que me amenazó con un láser hace rato.</text:p>
      <text:p text:style-name="P3">__No, señor entrenador auxiliar, se equivoca usted. Si tan solo me diera la oportunidad de explicarle.</text:p>
      <text:p text:style-name="P3">__Ni madre. Usted quiere que nos dejemos meter dos goles, pero está pendejo.</text:p>
      <text:p text:style-name="P22">__Si solo me diera la oportunidad de explicarle. Ando recolectando corderos para...</text:p>
      <text:p text:style-name="P3">__Usted se me va a ir a la chingada con todo y sus corderos.</text:p>
      <text:p text:style-name="P3">__No, no, por favor no me...</text:p>
      <text:p text:style-name="P3">__Adiós __y cuelgo. El árbitro pita el final del primer tiempo.</text:p>
      <text:p text:style-name="P17">&lt;p align="center"&gt;</text:p>
      <text:p text:style-name="P17">Les guste o no les guste </text:p>
      <text:p text:style-name="P17">les cuadre o no les cuadre </text:p>
      <text:p text:style-name="P17"><text:soft-page-break/>el Atlante es su padre </text:p>
      <text:p text:style-name="P17">y si no... </text:p>
      <text:p text:style-name="P17">&lt;/p&gt;</text:p>
      <text:p text:style-name="P3">__¿Bueno?</text:p>
      <text:p text:style-name="P3">__Quince minutos.</text:p>
      <text:p text:style-name="P3">__¿Qué?</text:p>
      <text:p text:style-name="P3">__Que faltan quince minutos.</text:p>
      <text:p text:style-name="P3">__¿Para qué?</text:p>
      <text:p text:style-name="P3">__Para que, como dice nuestra porra, chingues a tu padre. Te lo advertí: antes del minuto quince.</text:p>
      <text:p text:style-name="P3">__Pero...</text:p>
      <text:p text:style-name="P3">Cuelgan. Estoy desorientado. ¿Y si fuera solo un chantaje de la porra del Atlante? Vuelve a sonar mi teléfono. </text:p>
      <text:p text:style-name="P3">__¿Qué quieres ahora?</text:p>
      <text:p text:style-name="P3">__¿Cómo que qué quiero?</text:p>
      <text:p text:style-name="P3">__¡Mamá!</text:p>
      <text:p text:style-name="P3">Erguida y digna, de nuevo en el palco del multibillonario, mi madre me observa elegante desde su teléfono de alta funcionaria de Télmex. Los daños a su peinado han desaparecido. </text:p>
      <text:p text:style-name="P3">__¿Qué pasó, mamá?</text:p>
      <text:p text:style-name="P3">__Pero el día en que me muera te vas a acordar, Mauricio. Tanto que te dimos, tanto que invertimos en tu educación para que no fueras un paria ni un delincuente y mira cómo me hundes socialmente mandándole besos a ese &lt;i&gt;<text:span text:style-name="T28">pinche puto</text:span><text:span text:style-name="T15">&lt;/i&gt; brasileño delante de todo el mundo. ¡Qué no te das cuenta </text:span><text:span text:style-name="T17">de </text:span><text:span text:style-name="T15">que estás a punto de ser papá! Tienes una responsabilidad enorme y sigues ahí, insistiendo en la &lt;i&gt;</text:span><text:span text:style-name="T28">jotería</text:span><text:span text:style-name="T15">&lt;/i&gt;. Deberías ya mejor salir del clóset y dejar que la &lt;i&gt;</text:span><text:span text:style-name="T28">naca</text:span><text:span text:style-name="T15">&lt;/i&gt; de tu novia le busque un padre responsable a ese bebé que está en camino. </text:span></text:p>
      <text:p text:style-name="P3">__¡Pero mamá!</text:p>
      <text:p text:style-name="P3">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28">india</text:span>&lt;/i&gt;</text:p>
      <text:p text:style-name="P3">__Mamá, ¿cómo va a ser una &lt;i&gt;<text:span text:style-name="T28">india</text:span><text:span text:style-name="T15">&lt;/i&gt; si tiene un doctorado en Edimburgo?</text:span></text:p>
      <text:p text:style-name="P3"><text:span text:style-name="T15">__Lo &lt;i&gt;</text:span><text:span text:style-name="T28">indio</text:span><text:span text:style-name="T15">&lt;/i&gt; no se quita con estudios, se trae en la sangre, y tú lo sabes bien, Mauricio Perfecto. Y no conforme con ser un padre irresponsable que prefiere </text:span><text:soft-page-break/><text:span text:style-name="T15">el </text:span>&lt;i&gt;<text:span text:style-name="T28">fútbol</text:span><text:span text:style-name="T15">&lt;/i&gt; sobre todas las cosas, ahora nos sales con que le mandas besos a un delatero &lt;i&gt;</text:span><text:span text:style-name="T28">hidrocanóico</text:span><text:span text:style-name="T15">&lt;/i&gt; en </text:span><text:span text:style-name="T17">público</text:span><text:span text:style-name="T15">.</text:span></text:p>
      <text:p text:style-name="P26">Un punto rojo de láser se pasea entre mis piernas. </text:p>
      <text:p text:style-name="P3">__Mamá, ¿te puedo llamar después?</text:p>
      <text:p text:style-name="P3">__Me vas a escuchar, Mauricio Perfecto. Entérate que no te necesito. Si crees que con tus rebeldías de adolescente me haces daño estás equivocado, solo te dañas a ti mismo. Quédate con tu &lt;i&gt;<text:span text:style-name="T28">naca</text:span><text:span text:style-name="T15">&lt;/i&gt; esa. Explícale que eres &lt;i&gt;</text:span><text:span text:style-name="T28">puto</text:span><text:span text:style-name="T15">&lt;/i&gt;. Yo ya estoy cansada, y sé también </text:span>que estoy sola en el mundo. Si no fuera por mi trabajo con Donaciano... </text:p>
      <text:p text:style-name="P3">__Mamá, te tengo qué colgar... </text:p>
      <text:p text:style-name="P3">__Cuelga, cuelga. Si por lo menos hubieras aceptado la oferta de trabajo en Télmex <text:span text:style-name="T40">que te conseguí gracias a </text:span>Donaciano, al menos...</text:p>
      <text:p text:style-name="P3">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3">__Ya te está chingando tu mamá, ¿verdad?</text:p>
      <text:p text:style-name="P3">__Puerquita: creo que va a haber un atentado en el estadio. Discretamente toma el túnel, di que te sientes mal y sal del estadio. </text:p>
      <text:p text:style-name="P3">__¿Qué te hace pensar eso?</text:p>
      <text:p text:style-name="P3">__No te lo puedo contar por teléfono, pero por favor hazme caso: es urgente que tú y <text:span text:style-name="T40">nuestro</text:span> Lechoncito <text:span text:style-name="T40">se pongan a salvo</text:span>. <text:s/></text:p>
      <text:p text:style-name="P3">__Me estás preocupando, Mauricio, </text:p>
      <text:p text:style-name="P3">__Por favor hazme caso. Te quiero. Ponte a salvo. </text:p>
      <text:p text:style-name="P42"/>
      <text:p text:style-name="P43">&lt;emb/&gt;</text:p>
      <text:p text:style-name="P3"/>
      <text:p text:style-name="P3">__están asquerosos los baños</text:p>
      <text:p text:style-name="P3">__ni esperanzas de que haya papel higiénico en los baños de la carretera</text:p>
      <text:p text:style-name="P3">__capitalismo, que le llaman</text:p>
      <text:p text:style-name="P3">__cuando la sexta extinción masiva nos alcance, que empiece por los que privatizaron la autopista México-Querétaro</text:p>
      <text:p text:style-name="P3">__Darwin te oiga</text:p>
      <text:p text:style-name="P3">__bueno, ¿me explicas?</text:p>
      <text:p text:style-name="P3">__el qué</text:p>
      <text:p text:style-name="P3">__cómo se gestan los embriones</text:p>
      <text:p text:style-name="P3">__empecemos por los gametos</text:p>
      <text:p text:style-name="P3">__óvulo y espermatozoide</text:p>
      <text:p text:style-name="P3"><text:soft-page-break/>__ovocito</text:p>
      <text:p text:style-name="P3">__células sexuales haploides</text:p>
      <text:p text:style-name="P3">__no sé qué significa haploide</text:p>
      <text:p text:style-name="P3">__¿no sabes?</text:p>
      <text:p text:style-name="P3">__no</text:p>
      <text:p text:style-name="P3">__¿no te da pena?</text:p>
      <text:p text:style-name="P3">__un poco </text:p>
      <text:p text:style-name="P3">__eres un indigno marido de bióloga</text:p>
      <text:p text:style-name="P3">_*se sonroja*</text:p>
      <text:p text:style-name="P3">__haploide significa que contiene un solo juego de cromosomas, es decir la mitad del número de cromosomas especie_específico de las células somáticas</text:p>
      <text:p text:style-name="P3">__¿qué significa somáticas?</text:p>
      <text:p text:style-name="P3">__todas las células que no son gametos</text:p>
      <text:p text:style-name="P3">__entonces dos células haploides, es decir dos gametos, es decir un ovocito y un espermatozoide, se encuentran</text:p>
      <text:p text:style-name="P3">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3">__que complicado mijita</text:p>
      <text:p text:style-name="P3">__complicado pero comprensible (a diferencia, por ejemplo, de ciertas novelas)</text:p>
      <text:p text:style-name="P44"/>
      <text:p text:style-name="P45">&lt;emb/&gt;</text:p>
      <text:p text:style-name="P3"/>
      <text:p text:style-name="P3">Les guste o no les guste, les cuadre o no les cuadre, el general Álvaro</text:p>
      <text:p text:style-name="P3">Obregón, el &lt;i&gt;<text:span text:style-name="T28">Manco de Celaya</text:span><text:span text:style-name="T15">&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47"/>
      <text:p text:style-name="P48">&lt;emb/&gt;</text:p>
      <text:p text:style-name="P3"/>
      <text:p text:style-name="P3">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44">encaje y holanes blancos</text:span>. Detrás de ellos, el multibillononagenario magnate de las telecomunicaciones <text:span text:style-name="T44">contemplaba</text:span> el cortejo, lentes oscuros, bigotito eterno, silla de ruedas, puro en los labios, <text:span text:style-name="T44">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44">deshechables</text:span> y buenos deseos. Cásate en el estadio con la Tropi Pi, tres punto catorce dieciséis de tu cuadrante. Una vez consumado el enlace, el multibillo volvió a su palco, el novio a su smoking, el cura a su parroquia y la novia a sus <text:span text:style-name="T44">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54">&lt;emb/&gt;</text:p>
      <text:p text:style-name="P18"/>
      <text:p text:style-name="P3"><text:span text:style-name="T45">Alaridaba</text:span> tanto <text:span text:style-name="T45">de dolor </text:span>el teniente Donaciano Flores que no escuchó que había sido iniciado en una saga eterna, perdiendo para siempre la facultad de morir.</text:p>
      <text:p text:style-name="P18"/>
      <text:p text:style-name="P54">&lt;emb/&gt;</text:p>
      <text:p text:style-name="P18"/>
      <text:p text:style-name="P3">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3">&lt;/capítulo&gt;</text:p>
      <text:p text:style-name="P81">&lt;capítulo número="2" título="Implantación"&gt;</text:p>
      <text:p text:style-name="P3">Cuando tenía 23 años leí un libro sobre la revolución mexicana. El libro se llamaba &lt;b&gt;<text:span text:style-name="T13">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3">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38">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45">si algún día las inteligencias artificiales tendrán la capacidad de escribir literatura natural tan buena como la que actualmente escriben los escritores.</text:span></text:p>
      <text:p text:style-name="P3">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3">Pasaron varias horas. Embebido a la caza del error en el código fuente, escuché una voz que me decía:</text:p>
      <text:p text:style-name="P3">__Por favor, dibújeme un cordero.</text:p>
      <text:p text:style-name="P3">__¿Qué?</text:p>
      <text:p text:style-name="P3">__Por favor, dibújeme un cordero.</text:p>
      <text:p text:style-name="P3"><text:soft-page-break/>__No, vuélvete a dormir, todavía no lo arreglo.</text:p>
      <text:p text:style-name="P3">__Por favor, dibújeme un cordero __insistía la voz.</text:p>
      <text:p text:style-name="P3">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3">Como hago siempre que las cosas se ponen serias, apagué la computadora, la volví a encender y seguí trabajando. Minutos más tarde mis aplicaciones abortaron de nuevo y apareció en la misma ventana el mismo personaje.</text:p>
      <text:p text:style-name="P3"><text:span text:style-name="T15">&lt;i&gt;</text:span><text:span text:style-name="T28">President Madero asking for a sheep</text:span><text:span text:style-name="T15">&lt;/i&gt;</text:span><text:span text:style-name="T28">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7">&lt;h1 align="center"&gt;</text:p>
      <text:p text:style-name="P9">LA OREJA DERECHA</text:p>
      <text:p text:style-name="P17">&lt;/h1&gt;</text:p>
      <text:p text:style-name="P3"><text:soft-page-break/>En el barco que los trajo a México, los Azcárraga soñaron con hacer fortuna, tener muchas hijas y a todas llamarlas Mercedes. Por eso bautizaron su hacienda como Hacienda de las Mercedes, por las Amalia Mercedes, Mercedes Angustias y</text:p>
      <text:p text:style-name="P3">Reyes Mercedes que nunca vinieron al mundo. La Hacienda de las Mercedes sería lo primero y lo último que los Azcárraga bautizarían juntos.</text:p>
      <text:p text:style-name="P3">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3">En el camarote numero tres del barco que los trajo a México, aún con el puerto de La Coruña en la ventana, los Azcárraga hicieron el amor por última vez.</text:p>
      <text:p text:style-name="P3">Unos minutos más tarde el puerto se hundió en el horizonte y con él se hundieron los deseos carnales del doctor. El hambre por su mujer tardaría quince años en cruzar el mar.</text:p>
      <text:p text:style-name="P3">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3">__Mujer, mujer. Despierta, mujer. ¡Mira!</text:p>
      <text:p text:style-name="P3">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3">No muy lejos, en el establo, un niño ordeña una vaca. El niño es un indígena hijo de la cocinera <text:span text:style-name="T46">y </text:span>la vaca, la más caprichosa del establo. El niño tiene dos orejas, la vaca detesta que la ordeñen. Nadie la pudo ordeñar nunca hasta el día en que llegó el niño y con su inexperiencia hizo de Federica la mejor de las vacas lecheras.</text:p>
      <text:p text:style-name="P3">__Buenos días patrón.</text:p>
      <text:p text:style-name="P3">__Buenos días, hijo. ¿Cómo va la ordeña?</text:p>
      <text:p text:style-name="P3">__Bien patrón.</text:p>
      <text:p text:style-name="P3">__Mira nada más qué tetas tiene esta Federica.</text:p>
      <text:p text:style-name="P3">__Sí patrón.</text:p>
      <text:p text:style-name="P3"><text:soft-page-break/>__A ver, déjame intentarlo. ¡Ah, malvada vaca, no hay dios que te ordeñe! Ni una gota. Explícame. ¿Cómo lo haces?</text:p>
      <text:p text:style-name="P3">__No se patrón, igual que usted.</text:p>
      <text:p text:style-name="P3">__Primero la coges de aquí ¿no?</text:p>
      <text:p text:style-name="P3">__Sí patrón.</text:p>
      <text:p text:style-name="P3">__Luego tiras así ¿no?</text:p>
      <text:p text:style-name="P3">__Sí patrón.</text:p>
      <text:p text:style-name="P3">__Una y dos, una y dos.</text:p>
      <text:p text:style-name="P3">__Sí patrón.</text:p>
      <text:p text:style-name="P3">__¿Entonces por qué no...? ¡Ah, malvada Federica! __el patrón estaba esa mañana de excelente humor.</text:p>
      <text:p text:style-name="P3">__Donaciano, hijo, ¿por qué no vas a ayudarle a tu madre en la cocina?</text:p>
      <text:p text:style-name="P3">Quiero ver si esta vaca entiende de una vez por todas quién manda en esta hacienda ¿vale?</text:p>
      <text:p text:style-name="P3">__Sí patrón.</text:p>
      <text:p text:style-name="P3">El niño se da la vuelta y sus orejas, todavía dos, salen del establo. El patrón le mete las manos a Federica y siente de nuevo eso que lo inunda con la rosa eólica de la <text:span text:style-name="T18">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3"/>
      <text:p text:style-name="P48">&lt;emb/&gt;</text:p>
      <text:p text:style-name="P48"/>
      <text:p text:style-name="P3">(Así, en una <text:span text:style-name="T46">violación</text:span> <text:span text:style-name="T46">entre </text:span>cebollas, concibieron a Juanita.)</text:p>
      <text:p text:style-name="P3"/>
      <text:p text:style-name="P48">&lt;emb/&gt;</text:p>
      <text:p text:style-name="P48"/>
      <text:p text:style-name="P3">No hay mucho qué decir sobre el tiempo de las gestaciones. Dos vientres crecen al unísono. Una cocinera odia. Una esposa sospecha. Un doctor disimula. Una vaca da leche. Un niño la ordeña. Y llega el tiempo de los partos.</text:p>
      <text:p text:style-name="P3">Pero antes algo. El hambre de mujer se regresó a La Coruña o se perdió quién sabe <text:soft-page-break/>en dónde por que el doctor no volvería a hacer en años eso que hizo con dos mujeres en un mismo día.</text:p>
      <text:p text:style-name="P3">Para explicar la muerte de Doña Mercedes hay varias opciones: </text:p>
      <text:p text:style-name="P3"><text:span text:style-name="T11">&lt;b&gt;</text:span><text:span text:style-name="T13">a)</text:span><text:span text:style-name="T11">&lt;/b&gt;</text:span><text:span text:style-name="T13"> </text:span><text:span text:style-name="T11">Se muere de parto</text:span>, porque a la ciencia médica de principios del siglo XX no le alcanza aún para salvar parturientas de más de cuarenta años. </text:p>
      <text:p text:style-name="P3"><text:span text:style-name="T11">&lt;b&gt;</text:span><text:span text:style-name="T13">b)</text:span><text:span text:style-name="T11">&lt;/b&gt;</text:span><text:span text:style-name="T13">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46">e</text:span> rumor que vayviene por la hacienda (que si se confesó dos horas durante con el cura, que si el cura le dijo que los designios del patrón eran designios del <text:span text:style-name="T46">S</text:span>eñor, que si ella le gritó horrible, como nunca nadie habíale gritado así a un cura, que <text:span text:style-name="T46">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46">de </text:span>marido. Entonces Doña Mercedes decide morirse. Antes de que el dolor de la verdad la mate. </text:p>
      <text:p text:style-name="P3"><text:span text:style-name="T11">&lt;b&gt;</text:span><text:span text:style-name="T13">c)</text:span><text:span text:style-name="T11">&lt;/b&gt;</text:span><text:span text:style-name="T13">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3">__Lo sé todo. Eres un <text:span text:style-name="T46">violador hijo de puto</text:span>. Te prohíbo que le pongas mi nombre. Te prohíbo que la llames Mercedes. La llamarás Mal. Mal. Malena. </text:p>
      <text:p text:style-name="P3">¡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3">(Juanita nace entre paréntesis, cuatro días después, con esa discreción con la que <text:soft-page-break/>vienen al mundo los sordomudos).</text:p>
      <text:p text:style-name="P3">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3">Dr. Azcárraga. Un malentendido había hecho creer al dictador que se trataba de un bautizo. Incluso había mandado como regalo un libro. El titulo garigoleaba sus trazos dorados sobre el empastado en cuero: &lt;b&gt;<text:span text:style-name="T13">Historias Verdaderas</text:span><text:span text:style-name="T11">&lt;/b&gt;</text:span>.</text:p>
      <text:p text:style-name="P3">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3">__¿Cuándo vamos a bautizar a esta hija tuya que me metiste en la tripa por la fuerza?</text:p>
      <text:p text:style-name="P3">Rojo de ira, con aquel acento peninsular que acostumbraba cuando era rico,</text:p>
      <text:p text:style-name="P3">Azcárraga le entregó dos fajos de dinero.</text:p>
      <text:p text:style-name="P3">__Esto es para que bautice usted a su hija y esto para que le traiga flores a mi santa mujer todos los días, a ver si así aprende a respetar su memoria.</text:p>
      <text:p text:style-name="P3">&lt;irrupción tiempo="presente" modo="carretera"&gt;</text:p>
      <text:p text:style-name="P3">__ese Azcárraga es todo un hijo de la chingada</text:p>
      <text:p text:style-name="P3">__en efecto</text:p>
      <text:p text:style-name="P3">__oye, pero... ¿no me habías dicho que querías cambiarle el título al capítulo primero </text:p>
      <text:p text:style-name="P3">__capítulo número 1bis</text:p>
      <text:p text:style-name="P3">__¡<text:span text:style-name="T47">como </text:span>sea, me refiero al primer capítulo del libro!</text:p>
      <text:p text:style-name="P3">__capítulo número 1bis</text:p>
      <text:p text:style-name="P3">__como eres necio</text:p>
      <text:p text:style-name="P3">__acepto el adjetivo... ¿qué tiene el primer capítulo?</text:p>
      <text:p text:style-name="P3">__¿no le querías cambiar el título a Fecundación?</text:p>
      <text:p text:style-name="P3">__así es</text:p>
      <text:p text:style-name="P3">__¿y a este cómo le quieres poner?</text:p>
      <text:p text:style-name="P3">__Organogénesis</text:p>
      <text:p text:style-name="P3">__¿y con qué osadía te brincas de la fecundación a la organogénesis, ignorando procesos cruciales como la implantación o la gastrulación?</text:p>
      <text:p text:style-name="P3">__mi respuesta oficial es que considero aquí conveniente acudir a la figura retórica de la elipsis; aunque la razón real sea que mi sitio de referencia en lo <text:soft-page-break/>que se refiere a cuestiones embriológicas me jugó una mala pasada</text:p>
      <text:p text:style-name="P3">__¿de qué sitio estás sacando todo esto?</text:p>
      <text:p text:style-name="P3">__&lt;a href="<text:span text:style-name="T5">www.fertilizacion_feliz_invitro.com"</text:span>&gt; de este&lt;/a&gt;</text:p>
      <text:p text:style-name="P3">__¡viviendo con una profesora de embriología en casa, tu referencia es el sitio web de un mercaderes de la reproducción!</text:p>
      <text:p text:style-name="P3">__era solo para ir adelantando el trabajo <text:line-break/>__esos sitios rara vez están bien documentados</text:p>
      <text:p text:style-name="P3">__mi mejor documentación embriológica ERES TÚ</text:p>
      <text:p text:style-name="P3">__¡narrativa eres tú!</text:p>
      <text:p text:style-name="P3">__ese meme de Neruda ya es muy viejo, y además lo estás usando para burlarte</text:p>
      <text:p text:style-name="P3">__no me burlo, amor mío, o bueno, sí, un poquito: es que tu novela ya es por demás <text:span text:style-name="T48">críptica</text:span> y difícil de entender (y no creo que estos fragmentos de embriología que estás agregando vayan a facilitarle la tarea a los lectores)</text:p>
      <text:p text:style-name="P3">__yo creo que no estás entendiendo porque vas concentrada en la carretera</text:p>
      <text:p text:style-name="P3">__creo que estás sobre_estimando la legibilidad de tu texto</text:p>
      <text:p text:style-name="P3">__¿cuál era tu duda?</text:p>
      <text:p text:style-name="P3">__"más que una duda, tengo un comentario"</text:p>
      <text:p text:style-name="P3">__Teoloyucan, Coyotepec, Santa Teresa: si sigues respondiéndome con memes nos va a caer Querétaro sin acabar de leer</text:p>
      <text:p text:style-name="P3">__está bien: he aquí mi pregunta: ¿serías capaz de describir, así de memoria, clara y concisamente, el árbol genealógico de tus personajes?</text:p>
      <text:p text:style-name="P3">__¡ni que fuera Carlos Fuentes!</text:p>
      <text:p text:style-name="P3">__o García Márquez</text:p>
      <text:p text:style-name="P3">__o... ¿quién más pone árboles genealógicos? ¿Vasili Grossman?</text:p>
      <text:p text:style-name="P3">__<text:span text:style-name="T48">ya no recuerdo más novelas con organigrama:</text:span> lo único que me interesa entender aquí es quién cogió con quién y quién engendró a quién</text:p>
      <text:p text:style-name="P3">__no estoy seguro de poder hacerte así en caliente un árbol genealógico de toda la novela, pero al menos el de esta parte de la revolución creo que sí te lo puedo explicar</text:p>
      <text:p text:style-name="P3">__a ver, dale:</text:p>
      <text:p text:style-name="P3">__mira, Donaciano es hijo de...</text:p>
      <text:p text:style-name="P3">__¿no me lo puedes mejor dibujar?</text:p>
      <text:p text:style-name="P3">__pero vas manejando</text:p>
      <text:p text:style-name="P3">__tú échale arte: mira, ahí, sobre esa servilleta</text:p>
      <text:p text:style-name="P3">__va</text:p>
      <text:p text:style-name="P3">*dibuja*:</text:p>
      <text:p text:style-name="P74">Doña Mercedes ------- Dr. Azcárraga ------- La cocinera ------- Soldado desconocido </text:p>
      <text:p text:style-name="P74"><text:s text:c="18"/>|<text:tab/><text:tab/> <text:s text:c="6"/>|<text:tab/><text:tab/> <text:s text:c="4"/>|</text:p>
      <text:p text:style-name="P74"><text:s text:c="18"/>|<text:tab/><text:tab/> <text:s text:c="6"/>|<text:tab/><text:tab/> <text:s text:c="4"/>|</text:p>
      <text:p text:style-name="P74"><text:soft-page-break/><text:s text:c="15"/>Malena<text:tab/> <text:s text:c="14"/>Juanita<text:tab/> <text:s/>Donaciano</text:p>
      <text:p text:style-name="P3">__o sea que la niña Malena y Juanita son medias hermanas, y Juanita y Donaciano son medios hermanos, pero entre Donaciano y Malena no hay vínculo sanguíneo</text:p>
      <text:p text:style-name="P3">__nop... solo un vínculo... ¿cómo llamarlo? ¿romántico? ¿político?</text:p>
      <text:p text:style-name="P3">__¿y quién es el papá de Donaciano?</text:p>
      <text:p text:style-name="P3">__la verdad es que no me acuerdo</text:p>
      <text:p text:style-name="P3">__¡pero si tú eres el autor! No tienes derecho al "no me acuerdo".</text:p>
      <text:p text:style-name="P3">__hace veintitrés años fui el autor, ahorita ya no sé</text:p>
      <text:p text:style-name="P3">__sigue leyendo, pues...</text:p>
      <text:p text:style-name="P3">&lt;/irrupción&gt;</text:p>
      <text:p text:style-name="P46"/>
      <text:p text:style-name="P48">&lt;emb/&gt;</text:p>
      <text:p text:style-name="P3"/>
      <text:p text:style-name="P3">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3">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3">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3">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3">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3">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3">Su fortaleza de carácter lo impresionó favorablemente. Para hacer eso que Donaciano tenía en mente se necesitaba precisamente a alguien con esas características.</text:p>
      <text:p text:style-name="P49"/>
      <text:p text:style-name="P50">&lt;emb/&gt;</text:p>
      <text:p text:style-name="P3"/>
      <text:p text:style-name="P3">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3">Algún día, la varita mágica del tiempo romperá diminutivos y encantos y hará de Malenita una prostituta profesional, de Juanita una <text:span text:style-name="T49">sordomuda </text:span>mártir y de Chanito un desorejado. Pero con calma, Chanito aún tiene sus dos orejas y un último relente de infancia escondido en su colección de canicas, en el croar temprano de las ranas, en la arquitectura de las resorteras. </text:p>
      <text:p text:style-name="P3">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61">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3">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49"/>
      <text:p text:style-name="P50">&lt;emb/&gt;</text:p>
      <text:p text:style-name="P3"/>
      <text:p text:style-name="P3">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3">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3">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3">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3">En primer lugar le advirtió que ella había estudiado en una escuela de comercio y que nunca antes había trabajado como secretaria, así que por favor no esperara de ella milagros en el terreno de la taqui_mecanografía. En segundo lugar, su ignorancia <text:span text:style-name="T61">en </text:span>lo que a uniformes y botones se refiere era absoluta. Y, tercero y último, su sueldo era una miseria Así que pretendía invertir el mínimo esfuerzo en su trabajo.</text:p>
      <text:p text:style-name="P3">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3">__¿Una miseria: cree usted que gana una miseria? __sus ojos estaban fijos en un punto detrás de ella o, peor aún, en un punto a través de ella. María máxima no contestó.</text:p>
      <text:p text:style-name="P3">__¿Cuánto gana?</text:p>
      <text:p text:style-name="P3">__Novecientos sesenta pesos al mes</text:p>
      <text:p text:style-name="P3">__¿Y cuánto cree usted que debe ganar?</text:p>
      <text:p text:style-name="P3">__En torno a los cuatro mil.</text:p>
      <text:p text:style-name="P3">__¿Cuatro mil? ¿Quiere ganar cuatro mil? Pues chingado, entonces llamé a la Oficialía Mayor y pregunte en qué escalafón hay que ponerla para que le paguen cuatro mil. Luego escriba los oficios necesarios y cuando terminé me los trae a firmar. </text:p>
      <text:p text:style-name="P3">__Pero usted no puede aprobar eso: necesitamos la firma de Perf… perdón, del general Urbina. </text:p>
      <text:p text:style-name="P3">__Conocí a al pendejo de Perfecto hace aproximadamente sesenta años, en la bola. Allá entonces él no sabía escribir. Fui yo quien le dibujó esa firma. Me la sé de memoria. <text:s text:c="2"/></text:p>
      <text:p text:style-name="P3">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7">&lt;<text:span text:style-name="T61">emb</text:span>/&gt;</text:p>
      <text:p text:style-name="P3"><text:span text:style-name="T28">&lt;i&gt;Estimada señorita Máxima: su trabajo de esta semana consiste en copiar en un cuaderno el nombre dirección y teléfono de todas las personas del directorio que </text:span><text:soft-page-break/><text:span text:style-name="T28">se apelliden AZCÁRRAGA o NOLASCO. No se moleste en pasar la lista a máquina.&lt;/i&gt;</text:span></text:p>
      <text:p text:style-name="P3"/>
      <text:p text:style-name="P50">&lt;emb/&gt;</text:p>
      <text:p text:style-name="P8"/>
      <text:p text:style-name="P3">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3">Al recibir la noticia de la rebelión el presidente sale del Castillo de</text:p>
      <text:p text:style-name="P3">Chapultepec escoltado por los cadetes del Colegio Militar y la policía montada con dirección al centro de la ciudad. En el trayecto del Paseo de la Reforma a la Av.</text:p>
      <text:p text:style-name="P3">Juárez se le apareció un zorro.</text:p>
      <text:p text:style-name="P3">__Buenos días __dijo el zorro.</text:p>
      <text:p text:style-name="P3">__Buenos días __respondió el presidente Madero educadamente__. ¿Quién eres tú?</text:p>
      <text:p text:style-name="P3">__Yo soy un zorro __dijo el zorro.</text:p>
      <text:p text:style-name="P3">En la convergencia de San Juan de Letrán y Av. Juárez se suscitó un nutrido tiroteo entre un núcleo rebelde y los cadetes. El presidente fue puesto a salvo en la fotografía Daguerre.</text:p>
      <text:p text:style-name="P3">__Ven y ayúdame __dijo el presidente__. Estoy tan triste.</text:p>
      <text:p text:style-name="P3">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3"><text:span text:style-name="T11">&lt;b&gt;</text:span><text:span text:style-name="T13">Día uno</text:span><text:span text:style-name="T11">&lt;/b&gt;:</text:span> En el principio fue el ritmo. El ritmo de unos pasos sobre la paja. Lo terrestre. Un latido.</text:p>
      <text:p text:style-name="P3"><text:span text:style-name="T11">&lt;b&gt;</text:span><text:span text:style-name="T13">Día dos</text:span><text:span text:style-name="T11">&lt;/b&gt;</text:span><text:span text:style-name="T13">:</text:span> Dios dibuja los perímetros. Lo que da forma. Hombros, caderas, senos, confines.</text:p>
      <text:p text:style-name="P3"><text:span text:style-name="T11">&lt;b&gt;</text:span><text:span text:style-name="T13">Día tres</text:span><text:span text:style-name="T11">&lt;/b&gt;</text:span><text:span text:style-name="T13">:</text:span> En este día Dios se ocupa de lo líquido. El espesor de una lágrima, los ojos y lo que miran. </text:p>
      <text:p text:style-name="P3"><text:span text:style-name="T11">&lt;b&gt;</text:span><text:span text:style-name="T13">Día cuatro</text:span><text:span text:style-name="T11">&lt;/b&gt;</text:span><text:span text:style-name="T13">: </text:span><text:span text:style-name="T11">Al cuarto día Dios creó lo aéreo, lo ingrávido, el cielo, el aire, el vuelo de sus cabellos.</text:span></text:p>
      <text:p text:style-name="P3"><text:span text:style-name="T11">&lt;b&gt;</text:span><text:span text:style-name="T13">Día cinco</text:span><text:span text:style-name="T11">&lt;/b&gt;</text:span><text:span text:style-name="T13">: </text:span>Flora. Al quinto día Dios creó las flores y cubrió a la mujer de <text:soft-page-break/>piel, envolviéndola en un pétalo. </text:p>
      <text:p text:style-name="P3">&lt;irrupción tiempo="presente" modo="brutal"&gt;</text:p>
      <text:p text:style-name="P3">__¡¡¡no mames!!!</text:p>
      <text:p text:style-name="P3">__¿qué pasó?</text:p>
      <text:p text:style-name="P3">__casi haces que me estampe contra el camión de redilas</text:p>
      <text:p text:style-name="P3">__¿por qué?</text:p>
      <text:p text:style-name="P3">__¡porque está muy bien lo que escribiste! Cursi, falocéntrico: ideal para las grandes editoriales</text:p>
      <text:p text:style-name="P3">__¿te estás burlando?</text:p>
      <text:p text:style-name="P3">__punto número uno: las mujeres no estamos envueltas en pétalos de flores; punto número dos: nuestro cabello no es ingrávido y tampoco vuela</text:p>
      <text:p text:style-name="P3">__chingá, ¡tenía 23 años!</text:p>
      <text:p text:style-name="P3">__¿pero se supone que ahora la estás reescribiendo 23 años después, qu<text:span text:style-name="T61">é</text:span> no?</text:p>
      <text:p text:style-name="P3">__mira, déjame terminar de leer, y luego ya enuncias tus críticas, ¿va?</text:p>
      <text:p text:style-name="P3">&lt;/irrupción&gt;</text:p>
      <text:p text:style-name="P3"><text:span text:style-name="T11">&lt;b&gt;</text:span><text:span text:style-name="T13">Día seis</text:span><text:span text:style-name="T11">&lt;/b&gt;</text:span><text:span text:style-name="T13">: </text:span>El Señor unta el reverso de la piel con sensaciones. La herida y la caricia, el grito de una ampolla y la amistad del agua tibia.</text:p>
      <text:p text:style-name="P3"><text:span text:style-name="T11">&lt;b&gt;</text:span><text:span text:style-name="T13">Día siete</text:span><text:span text:style-name="T11">&lt;/b&gt;</text:span><text:span text:style-name="T13">:</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3"><text:span text:style-name="T11">&lt;b&gt;</text:span><text:span text:style-name="T13">Día ocho</text:span><text:span text:style-name="T11">&lt;/b&gt;</text:span><text:span text:style-name="T13">:</text:span> Dios crea el refugio de todos los principios, el alambique del ritmo. Al octavo día Dios creó el útero, el giro de los astros, los círculos de la luna.</text:p>
      <text:p text:style-name="P3"><text:span text:style-name="T11">&lt;b&gt;</text:span><text:span text:style-name="T13">Día nueve</text:span><text:span text:style-name="T11">&lt;/b&gt;</text:span><text:span text:style-name="T13">:</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3">&lt;irrupción tiempo="presente" modo="exasperado"&gt;</text:p>
      <text:p text:style-name="P3">__yo que tú, reescribía toda esta parte </text:p>
      <text:p text:style-name="P3">__¿de plano?</text:p>
      <text:p text:style-name="P68">__<text:span text:style-name="T62">__es que sólo está algo cursi, falocéntrica, macha y patriarcal. Si bien entiendo, en tu texto el </text:span>lenguaje es una erección de Dios: lo que ya no entendí es la vía por la cual Dios nos administra el lenguaje a las mujeres.</text:p>
      <text:p text:style-name="P3">__te estás burlando</text:p>
      <text:p text:style-name="P3">__un poquito: ¿cómo se llamaba tu diosa africana del primer capítulo?</text:p>
      <text:p text:style-name="P3"><text:soft-page-break/>__Bigbanga</text:p>
      <text:p text:style-name="P3">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63">privilegio biológicof</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63">cuando acarician</text:span>"). </text:p>
      <text:p text:style-name="P3">__¡retuviste de memoria este fragmento a pesar de ir al volante!</text:p>
      <text:p text:style-name="P3">__es que no exageres: con tus metáforas falocéntricas me dan ganas detenerme aquí en el acotamiento para que te bajes y corras por las praderas de Sant<text:span text:style-name="T63">a</text:span> <text:span text:style-name="T63">A</text:span>na Azcapotzaltongo <text:span text:style-name="T64">y </text:span>que El Señor te "envuelva en pétalos"</text:p>
      <text:p text:style-name="P3">__¿qué habrá Santa Ana Azcapotzaltongo?</text:p>
      <text:p text:style-name="P3">__¡florecitas falocéntricas!</text:p>
      <text:p text:style-name="P3">__punto para la damita</text:p>
      <text:p text:style-name="P3">*levanta la mirada de la carretera y se me queda viendo*</text:p>
      <text:p text:style-name="P3">__era una provocación masculinista</text:p>
      <text:p text:style-name="P3">__como si necesitaras provocaciones: sé tu mismo</text:p>
      <text:p text:style-name="P3">__¿qué hago entonces?</text:p>
      <text:p text:style-name="P3">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3">__¡por supuesto que me lo permite!: a mí mi cromosoma Y no me manda</text:p>
      <text:p text:style-name="P3">__eso es lo que tú crees</text:p>
      <text:p text:style-name="P3">&lt;irrupción/&gt;</text:p>
      <text:p text:style-name="P3">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3"><text:span text:style-name="T11">&lt;b&gt;</text:span><text:span text:style-name="T13">Día uno</text:span><text:span text:style-name="T11">&lt;/b&gt;</text:span><text:span text:style-name="T13">: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3"><text:span text:style-name="T11">&lt;b&gt;</text:span><text:span text:style-name="T13">Día dos</text:span><text:span text:style-name="T11">&lt;/b&gt;</text:span><text:span text:style-name="T13">: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3"><text:span text:style-name="T11">&lt;b&gt;</text:span><text:span text:style-name="T13">Día tres</text:span><text:span text:style-name="T11">&lt;/b&gt;</text:span><text:span text:style-name="T13">: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4">&lt;irrupción tiempo="presente" modo="enciclopédico"&gt;</text:p>
      <text:p text:style-name="P4">__por favor no le vayas a decir por nada del mundo Trompas de Falopio a las tubas uterinas</text:p>
      <text:p text:style-name="P4">__¿qué no se llaman así?</text:p>
      <text:p text:style-name="P4">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4">__como tengo un cromosoma Y, voy a bautizar un órgano exclusivamente femenino con mi apellido</text:p>
      <text:p text:style-name="P4">__no creo que lo haya pensado conscientemente así, pero es una manera de decirlo</text:p>
      <text:p text:style-name="P4">&lt;/irrupción&gt;</text:p>
      <text:p text:style-name="P3"><text:span text:style-name="T11">&lt;b&gt;</text:span><text:span text:style-name="T13">Día cuatro</text:span><text:span text:style-name="T11">&lt;/b&gt;</text:span><text:span text:style-name="T13">: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3"><text:span text:style-name="T11">&lt;b&gt;</text:span><text:span text:style-name="T13">Día cinco</text:span><text:span text:style-name="T11">&lt;/b&gt;</text:span><text:span text:style-name="T13">: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3"><text:span text:style-name="T11">&lt;b&gt;</text:span><text:span text:style-name="T13">Día seis</text:span><text:span text:style-name="T11">&lt;/b&gt;</text:span><text:span text:style-name="T13">: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3"><text:span text:style-name="T11">&lt;b&gt;</text:span><text:span text:style-name="T13">Día siete</text:span><text:span text:style-name="T11">&lt;/b&gt;</text:span><text:span text:style-name="T13">:</text:span><text:span text:style-name="T11"> aquí ya huele a endometrio, canta Bigbanga con voz de orgasmo de Celia Cruz: esta implantación ya no la para nadie.</text:span></text:p>
      <text:p text:style-name="P3"><text:span text:style-name="T11">&lt;b&gt;</text:span><text:span text:style-name="T13">Día ocho</text:span><text:span text:style-name="T11">&lt;/b&gt;</text:span><text:span text:style-name="T13">:</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3"><text:span text:style-name="T11">&lt;b&gt;</text:span><text:span text:style-name="T13">Día nueve</text:span><text:span text:style-name="T11">&lt;/b&gt;</text:span><text:span text:style-name="T13">:</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3"><text:span text:style-name="T11">&lt;b&gt;</text:span><text:span text:style-name="T13">Día diez</text:span><text:span text:style-name="T11">&lt;/b&gt;</text:span><text:span text:style-name="T13">: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3"><text:span text:style-name="T11">&lt;b&gt;</text:span><text:span text:style-name="T13">Día once</text:span><text:span text:style-name="T11">&lt;/b&gt;</text:span><text:span text:style-name="T13">:</text:span> El presidente es obligado a presentar su renuncia, que es aceptada por el congreso, quien designa a Pedro Lascuráin presidente interino.</text:p>
      <text:p text:style-name="P3">Este duró en sus funciones 45 minutos, después de haber nombrado al zorro secretario de gobernación. El zorro asumió la presidencia el 19 de febrero de</text:p>
      <text:p text:style-name="P3">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3"><text:span text:style-name="T11">&lt;b&gt;</text:span><text:span text:style-name="T13">Día doce</text:span><text:span text:style-name="T11">&lt;/b&gt;</text:span><text:span text:style-name="T13">:</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3"><text:span text:style-name="T11">&lt;b&gt;</text:span><text:span text:style-name="T13">Día trece</text:span><text:span text:style-name="T11">&lt;/b&gt;</text:span><text:span text:style-name="T13">:</text:span> Al trigésimo día no pasa nada. Malenita sigue en el establo, Bigbanga en los cielos, Donaciano enamorado y Madero detenido.</text:p>
      <text:p text:style-name="P3"><text:soft-page-break/><text:span text:style-name="T11">&lt;b&gt;</text:span><text:span text:style-name="T13">Día catorce</text:span><text:span text:style-name="T11">&lt;/b&gt;</text:span><text:span text:style-name="T13">:</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3">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7">&lt;h1 align="center"&gt;</text:p>
      <text:p text:style-name="P9">INSTRUCCIONES PARA QUE EL CERDO DE AZCÁRRAGA VIOLE A UNA SORDOMUDA</text:p>
      <text:p text:style-name="P17">&lt;/h1&gt;</text:p>
      <text:p text:style-name="P3"><text:span text:style-name="T11">1. </text:span>Primero cerciórese de que la presa es en verdad una sordomuda y no una de esas bribonas que van por el mundo haciéndose las mudas.</text:p>
      <text:p text:style-name="P3"><text:span text:style-name="T11">2. </text:span>Arránquele la ropa con afectada violencia. Si grita, golpéela hasta que se calle. Y no ponga esa cara de Azcárraga, como se ve que nunca ha violado sordomudas. Sí, las sordomudas gritan.</text:p>
      <text:p text:style-name="P3"><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3"><text:span text:style-name="T11">4. </text:span>No la desnude por completo. Déjele algunos jirones de d<text:span text:style-name="T64">ó</text:span>nde sujetar su desamparo. Se ha sabido de sordomudas que se olvidan de sí mismas cuando están desnudas y sufren un desmayo. No lo permita. En caso de desmayo, refiérase a &lt;i&gt;<text:span text:style-name="T28">INSTRUCCIONES PARA QUE EL CERDO DE AZCÁRRAGA VIOLE PERSONAS INCONSCIENTES O </text:span><text:soft-page-break/><text:span text:style-name="T28">DORMIDAS</text:span><text:span text:style-name="T15">&lt;/i&gt;.</text:span></text:p>
      <text:p text:style-name="P3"><text:span text:style-name="T11">5. </text:span>Sujete los tobillos de la presa utilizando la mano izquierda para el tobillo izquierdo y la mano derecha para el tobillo derecho respectivamente.</text:p>
      <text:p text:style-name="P3"><text:span text:style-name="T11">6. </text:span>Ábrale las piernas con decisión pero sin efectismos. En caso de fractura remítase a &lt;i&gt;<text:span text:style-name="T28">INSTRUCCIONES PARA QUE EL CERDO DE AZCÁRRAGA TRATE LESIONES NO DESEADAS</text:span>.&lt;/i&gt;</text:p>
      <text:p text:style-name="P3"><text:span text:style-name="T11">7. </text:span>Acabe con su niñez de un tajo. Arruine toda esperanza de amor adulto, toda capacidad de confiar en sí mismo o en terceros, todo porvenir sexual y toda ruta natural hacia el placer físico. Sumérjase en ella. No la mire a los ojos. 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3"><text:span text:style-name="T11">&lt;b&gt;</text:span><text:span text:style-name="T13">Anexo 1</text:span><text:span text:style-name="T11">&lt;/b&gt;</text:span><text:span text:style-name="T13">.</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28">INSTRUCCIONES PARA QUE EL CRIMINAL DE AZCÁRRAGA SUPERE LA CULPABILIDAD POST_ORGÁSMICA</text:span><text:span text:style-name="T15">&lt;/i&gt;</text:span><text:span text:style-name="T28">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3">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3">&lt;irrupción tiempo="presente" modo="genealógico"&gt;</text:p>
      <text:p text:style-name="P3">__¿cómo lo ves?</text:p>
      <text:p text:style-name="P3">__qué rarita está esa parte en donde le cortan la oreja</text:p>
      <text:p text:style-name="P3">__¿te estás durmiendo?</text:p>
      <text:p text:style-name="P3">__no mucho</text:p>
      <text:p text:style-name="P3">__detente en el siguiente parador y nos tomamos un café</text:p>
      <text:p text:style-name="P3">__ya sabes que a mí la cafeína no me hace: nací sin las terminales receptoras</text:p>
      <text:p text:style-name="P3">__¿qué onda con tu endodermo?</text:p>
      <text:p text:style-name="P3">__tengo la intuición de que me voy a confundir también en la parte que ocurre en los años 70, entre María Máxima y Donaciano... ¿no tendrás una genealogía por ahí?</text:p>
      <text:p text:style-name="P3">__¡por supuesto! ¿Te la dibujo o te la cuento?</text:p>
      <text:p text:style-name="P3">__¡dibújame un cordero!</text:p>
      <text:p text:style-name="P57">__jajajajjajajaja</text:p>
      <text:p text:style-name="P75"><text:s/>Malena Azcárraga <text:s text:c="2"/>------- <text:s/>Nabor Nolasco</text:p>
      <text:p text:style-name="P75">(alias niña Malena) <text:s text:c="2"/>| <text:s/></text:p>
      <text:p text:style-name="P75"><text:s text:c="22"/>| <text:s text:c="17"/><text:tab/><text:tab/><text:tab/></text:p>
      <text:p text:style-name="P75"><text:s text:c="7"/><text:tab/> <text:s text:c="2"/>Mercedes Nolasco A----Adalberto Marzio <text:s text:c="5"/>M Máxima Meza M----Perfecto Urbina<text:tab/> <text:s text:c="7"/>(1931)<text:tab/> | (alias Dr. Marzio)<text:tab/><text:tab/><text:tab/>|</text:p>
      <text:p text:style-name="P75"><text:s text:c="20"/><text:tab/> <text:s text:c="7"/><text:tab/> | <text:s text:c="16"/><text:tab/><text:tab/><text:tab/>|</text:p>
      <text:p text:style-name="P75"><text:s text:c="24"/>Malena Marzio Nolasco ----?---- Mauricio Perfecto Buentello Meza</text:p>
      <text:p text:style-name="P75"><text:s text:c="33"/>(1970) <text:s text:c="10"/>| <text:tab/><text:tab/> <text:s text:c="6"/>(1971)</text:p>
      <text:p text:style-name="P75"><text:tab/><text:tab/><text:tab/> <text:s text:c="17"/>|</text:p>
      <text:p text:style-name="P75"><text:tab/><text:tab/><text:tab/><text:tab/> <text:s text:c="2"/>Lechoncito</text:p>
      <text:p text:style-name="P75"><text:tab/><text:tab/><text:tab/> <text:s text:c="4"/>(alias Embrión Dorado, 1999)</text:p>
      <text:p text:style-name="P76"><text:soft-page-break/>__todo está claro hasta que llegas al Lechoncito</text:p>
      <text:p text:style-name="P76">__es porque estoy ocultando mi juego</text:p>
      <text:p text:style-name="P76">__¿no que no te acordabas de lo que pasaba en la novela?</text:p>
      <text:p text:style-name="P76">__ya me empiezo a acordar, y no quiero adelantar espoilers</text:p>
      <text:p text:style-name="P76">__¿y si me tuvieras que hacer el organigrama con espoliers?</text:p>
      <text:p text:style-name="P76">__ah, pues la parte del Lechoncito cambia</text:p>
      <text:p text:style-name="P76">__a ver</text:p>
      <text:p text:style-name="P75">Donaciano Flores ------ Malena Marzio Nolasco <text:tab/>Mauricio Perfecto Buentello Meza</text:p>
      <text:p text:style-name="P75"><text:s text:c="4"/>(1903)<text:tab/> <text:s text:c="8"/>|<text:tab/> <text:s text:c="8"/>(1970)<text:tab/><text:tab/><text:tab/> <text:s text:c="3"/>|</text:p>
      <text:p text:style-name="P75"><text:tab/> <text:s text:c="8"/>|<text:tab/><text:tab/><text:tab/><text:tab/><text:tab/> <text:s text:c="3"/>?</text:p>
      <text:p text:style-name="P3"><text:span text:style-name="T9"><text:tab/> <text:s text:c="2"/>Embrión Dorado <text:tab/>&lt;&lt;&lt;&lt;-------------?----------------- </text:span><text:span text:style-name="T10">┘</text:span></text:p>
      <text:p text:style-name="P3"><text:span text:style-name="T9"><text:s text:c="10"/>(alias Lechoncito, 1999) <text:line-break/></text:span><text:span text:style-name="T14">__¿y cómo es que un anciano de 96 años puede concebir un Lechoncito con una chica de 20?</text:span></text:p>
      <text:p text:style-name="P76">__esa es la clase de pregunta que solo una embrióloga podría responder (sin espóiler)</text:p>
      <text:p text:style-name="P3">__ya llegamos a Jilotepec de Molina Enríquez</text:p>
      <text:p text:style-name="P3">__qué pinche nombre tan mamón</text:p>
      <text:p text:style-name="P3">__¡pero tiene un parador!</text:p>
      <text:p text:style-name="P3">__detengámonos, pues</text:p>
      <text:p text:style-name="P3">&lt;/irrupción&gt;</text:p>
      <text:p text:style-name="P3"/>
      <text:p text:style-name="P56">&lt;emb/&gt;</text:p>
      <text:p text:style-name="P3"/>
      <text:p text:style-name="P3">En el Distrito Federal había 3 veces más Nolascos que <text:span text:style-name="T85">Azcárragas</text:span>.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text:span text:style-name="T65">M</text:span>áxima le llevó el desayuno. Donaciano recibió el vaso de atole y el tamal de verde con un gesto de agradecimiento.</text:p>
      <text:p text:style-name="P3">Media hora después, el general le hacía entrega de el directorio telefónico del estado de Aguascalientes.</text:p>
      <text:p text:style-name="P3">__¿Más Azcárragas y Nolascos?</text:p>
      <text:p text:style-name="P3">__Así es. Vístanme despacio que tengo prisa, algún día llegaremos a Zacatecas. Y gracias por el tamal. Estuvo bueno.</text:p>
      <text:p text:style-name="P3">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69">Un día, por ahí del séptimo mes de embarazo (todavía no terminaba el directorio de Aguascalientes) Perfecto Urbina la mandó llamar. Lo encontró repentinamente <text:span text:style-name="T66">calvo, apagado, ahogado y viejo. Tenía ya cuatro meses sin verlo.</text:span> El general Urbina <text:span text:style-name="T67">l</text:span>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3">__Yo sé que eres rencorosa y que no lo vas a registrar a mi nombre, por eso puse el fideicomiso a nombre de tu primogénito, como quiera que se vaya a llamar. Ojalá sea niña.</text:p>
      <text:p text:style-name="P3">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3">__Mire, María Máxima, yo sé que a mí esas cosas no me incumben, pero Perfecto, antes de partir, me encomendó que le dijera que no fuera necia, que lo registrara bajo el apellido Urbina. Yo se lo pasó al costo. </text:p>
      <text:p text:style-name="P3">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3">__¿Y si de pagar se trata, por qué no le paga a algún señor Urbina?</text:p>
      <text:p text:style-name="P3">__No me gusta como suena. </text:p>
      <text:p text:style-name="P70">__Pues al menos llámelo Perfecto. <text:span text:style-name="T67">Para cumplir, con la última voluntad del padre biológico del niño, que tuvo a bien dejar la casa a nombre de su hijo. </text:span></text:p>
      <text:p text:style-name="P70">Fue así como <text:span text:style-name="T67">en </text:span>el registro civil número 10, el 24 de enero de 1971, fue registrado el niño Mauricio Perfecto Buentello Meza, hijo del señor Eugenio Buentello Díaz ($6000 pesos cobró el señor), natural de la colonia Obrera en el Distrito Federal, <text:soft-page-break/>y de María Máxima Meza Marañón, natural del Estado de México. El general Donaciano Flores fungió como testigo. </text:p>
      <text:p text:style-name="P3">__Mi general... le tengo que hacer una pregunta.</text:p>
      <text:p text:style-name="P3">__Hágamela.</text:p>
      <text:p text:style-name="P3">__¿Usted sabe por qué se suicidó Perfecto?</text:p>
      <text:p text:style-name="P3">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3">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text:span text:style-name="T67">no </text:span>se atrevió a formularlas, y las respuestas se quedaron herméticamente selladas dentro del silencio de un cuarto cualquiera en la maternidad del Hospital Militar, ella en bata de recién parida, el general uniformado mirando con <text:span text:style-name="T67">los ojos </text:span>puest<text:span text:style-name="T67">os</text:span> en algún punto anterior a ella. <text:s/></text:p>
      <text:p text:style-name="P3">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3"/>
      <text:p text:style-name="P56">&lt;emb/&gt;</text:p>
      <text:p text:style-name="P3"/>
      <text:p text:style-name="P3">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text:span text:style-name="T68">se </text:span>percibe nada en <text:span text:style-name="T68">ellas</text:span>. Sin embargo aquí me tienes, sintiéndote, tejedora y sola en esta hacienda que aún no describo y no describiré hasta que se la vayan a tragar las llamas. Reglas de mi tejido. Secretos de mi punto.</text:p>
      <text:p text:style-name="P3">Arriba, en su habitación, el doctor empaña una copa, empuña la botella y empeña a empellones la garganta. Se está dejando inundar por nuevos vicios.</text:p>
      <text:p text:style-name="P3">Como tú, que tic tac tejes tu tristeza de estambres y tragedias. Violada, <text:span text:style-name="T68">deprimida </text:span>y <text:span text:style-name="T68">envilecida</text:span>,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7">&lt;h1 align="center"&gt;</text:p>
      <text:p text:style-name="P9">UNA COCINERA LLENA DE ODIO</text:p>
      <text:p text:style-name="P17">&lt;/h1&gt;</text:p>
      <text:p text:style-name="P7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text:span text:style-name="T69">ya te envenenaron con tu otra hija y por eso no</text:span>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7">&lt;h1 align="center"&gt;</text:p>
      <text:p text:style-name="P9">JUANITA LA SORDOMUDA</text:p>
      <text:p text:style-name="P17">&lt;/h1&gt;</text:p>
      <text:p text:style-name="P3">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7">&lt;h1 align="center"&gt;</text:p>
      <text:p text:style-name="P9">LA VACA FEDERICA</text:p>
      <text:p text:style-name="P17">&lt;/h1&gt;</text:p>
      <text:p text:style-name="P3">Azcárraga se planta delante de ella y aprieta el machete. Su silueta se esfera reflejada en el ojo de la vaca con esa síntesis que se apodera de las cosas cuando caen reflejadas en las esferas. A machetazos, le rompe el disimulo.</text:p>
      <text:p text:style-name="P3">Federica no se quisiera partir en dos, pero los embates del metal descubren su secreto, la verdadera sustancia agazapada en sus entrañas: carne de novela.</text:p>
      <text:p text:style-name="P3">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text:span text:style-name="T70">de pedófilo</text:span>.</text:p>
      <text:p text:style-name="P3">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3">Así, a machetazos, termina la intromisión de una vaca en el catálogo de mujeres tristes, triste la vaca porque la matan, triste la novela porque ha muerto un personaje muy querido. Del catálogo de mujeres tristes, una niña mil veces triste:</text:p>
      <text:p text:style-name="P17">&lt;h1 align="center"&gt;</text:p>
      <text:p text:style-name="P9">JUANITA LA SORDOMUDA</text:p>
      <text:p text:style-name="P17">&lt;/h1&gt;</text:p>
      <text:p text:style-name="P3">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3">No hay relación causa y efecto, por eso hay que acudir a lo metaforesco.</text:p>
      <text:p text:style-name="P3">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3">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text:soft-page-break/>por las decenas, las centenas y los millares. De espaldas, sin Mercedes, sin milagros del cielo.</text:p>
      <text:p text:style-name="P3">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ext:span text:style-name="T70">violo</text:span> a Juanita en la cocina. Allá los latrofacciosos queman el muro de la presa.</text:p>
      <text:p text:style-name="P3">Acá te doy una noche en tres actos como aquellas noches de la ostia que a esta edad creí no volverían. Recordadme de vez en cuando que soy castellano. Ay de nosotros. Yo no suelto no suelto no suelto mi tejido.</text:p>
      <text:p text:style-name="P3">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text:span text:style-name="T70">por la fuerza </text:span>prometida de tus piernas.</text:p>
      <text:p text:style-name="P3">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3">El banquete de bodas fue Federica. La sacrificó porque ya no le quedaba un centavo y aún así comieron carne seca por varios meses pues a la boda no asistieron más que los novios, el cura y el monaguillo, a </text:p>
      <text:p text:style-name="P3">nombre de quien el cura escrituró los terrenos, pues es bien sabido que en México la iglesia no puede poseer sus propiedades.</text:p>
      <text:p text:style-name="P3">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3">La boda fue muy triste. solo el cura, la muda, Azcárraga y el monaguillo, acompasados por una tarde nublada. ¿Aceptas a este violador como tu padre y a este borracho como tu marido y a esta fuente de <text:span text:style-name="T71">pedofilia y</text:span> semen como apóstrofe <text:span text:style-name="T71">de</text:span> tus noches supuestamente tiernas pero en la cruda declinación de la verdad, violentas? <text:soft-page-break/>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7">&lt;h1 align="center"&gt;</text:p>
      <text:p text:style-name="P9">LA NIÑA MALENA</text:p>
      <text:p text:style-name="P17">&lt;/h1&gt;</text:p>
      <text:p text:style-name="P3">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3">La niña Malena no quiso ir a la boda. Escondida en el establo, buscó a quién perdonar pero no encontró a nadie. Ni un solo reflejo de adjetivos que prosperan.</text:p>
      <text:p text:style-name="P3">Sin entender nada, sin contener la rabia, se tendió sobre la paja. Como aquel día. Y ahí, al fondo, en lo más calientito, en el rincón más olvidado, se encontró una oreja seca entre la paja.</text:p>
      <text:p text:style-name="P3">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3">Historias Verdaderas</text:span>&lt;/b&gt;. Abre paréntesis.</text:p>
      <text:p text:style-name="P17">&lt;h1 align="center"&gt;</text:p>
      <text:p text:style-name="P9">LA OREJA DERECHA</text:p>
      <text:p text:style-name="P17">&lt;/h1&gt;</text:p>
      <text:p text:style-name="P3">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3">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text:soft-page-break/>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text:span text:style-name="T71">de adolescente </text:span>y unas horas antes de que asesinaran al Presidente Madero (es importante aclararlo).</text:p>
      <text:p text:style-name="P3">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3">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3">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28">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text:soft-page-break/>puntos:</text:p>
      <text:p text:style-name="P3">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3">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text:span text:style-name="T72">a</text:span>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7">&lt;h1 align="center"&gt;</text:p>
      <text:p text:style-name="P9">LA HACIENDA DE LAS MERCEDES</text:p>
      <text:p text:style-name="P17">&lt;/h1&gt;</text:p>
      <text:p text:style-name="P3">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text:soft-page-break/>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3">Qué necedad de la gente de andar confundiendo el fuego. Sí, ahora que la encuentre vamos a construir muchas haciendas para enseñarle a la gente lo que es el fuego.</text:p>
      <text:p text:style-name="P3">Bodegón sin verbos en el mausoleo: Juanita con tejido. Malenita con libro en brazos. Mercedes en mármol muerta. A los pies de todos. En subsuelo. Azcárraga atento, con carabina y trago junto a la puerta. Trémulo. Abajo, abajo, todos abajo.</text:p>
      <text:p text:style-name="P3">En silencio. Afuera gritos. Revolucionarios. Humo. El fin. Donaciano incendia cien haciendas. Único verbo: huir.</text:p>
      <text:p text:style-name="P3">El incendio se extinguió antes que la noche. Los revolucionarios se fueron.</text:p>
      <text:p text:style-name="P3">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3">Historias Verdaderas</text:span>&lt;/b&gt;. Y se alejaron. Sobre un burro. Con carne de Federica en las alforjas.</text:p>
      <text:p text:style-name="P3">&lt;irrupción tiempo="presente" modo="conclusivo"&gt;</text:p>
      <text:p text:style-name="P3">__oye</text:p>
      <text:p text:style-name="P3">__¿qué?</text:p>
      <text:p text:style-name="P3">__¿te gustó la dedicatoria?</text:p>
      <text:p text:style-name="P3">__¿cuál dedicatoria?</text:p>
      <text:p text:style-name="P3">__la de la novela</text:p>
      <text:p text:style-name="P3">__¿la mía o la de tu ex?</text:p>
      <text:p text:style-name="P3">__la del 2019</text:p>
      <text:p text:style-name="P3">__sí me gustó, pero más que de tu cardiogénesis, hubiera preferido ser amor_motor de tu neurogénesis</text:p>
      <text:p text:style-name="P3">&lt;/irrupción&gt;</text:p>
      <text:p text:style-name="P3">&lt;/capítulo&gt;</text:p>
      <text:p text:style-name="P3"/>
      <text:p text:style-name="P81">&lt;capítulo número="3" título="Gastrulación"&gt;</text:p>
      <text:p text:style-name="P3">__Pero si andaba soñando con usted, mi general.</text:p>
      <text:p text:style-name="P3">__¿Y qué soñaba?</text:p>
      <text:p text:style-name="P3">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3">__¿Mi mano?</text:p>
      <text:p text:style-name="P3">__Sí mi general. Sus uñas eran negras como cabezas de cerillo y las usábamos para encender las haciendas.</text:p>
      <text:p text:style-name="P3">__¿Y luego?</text:p>
      <text:p text:style-name="P3">__Luego nada. Ahí se acaba.</text:p>
      <text:p text:style-name="P3">__¿Y no le da vergüenza?</text:p>
      <text:p text:style-name="P3">__Pues sí mi general, de darme sí me da. Tanta mortandad tanto hombre ensangrentado, no crea, a veces reflexiono yo entre mí si no sería mejor agarrar un caballo y un sarape y meterme al monte a buscarla por mi cuenta.</text:p>
      <text:p text:style-name="P3">__¿A quién?</text:p>
      <text:p text:style-name="P3">__¿Pos cómo a quién, a quién va a ser? ¡A la Malenita! Pero luego pienso: Si tantos hombres revolucionarios se han ensangrentado con el único propósito de que yo encuentre a la que me fue injustamente arrebatada ha de ser porque esta</text:p>
      <text:p text:style-name="P3">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3">__Dígame soldado: ¿a usted quién le dio el grado de teniente?</text:p>
      <text:p text:style-name="P3">__Usted mi general.</text:p>
      <text:p text:style-name="P3">__¿Seguro?</text:p>
      <text:p text:style-name="P3">__Sí mi general. En Ojinaga.</text:p>
      <text:p text:style-name="P3">__¿Y qué hace usted de guardia?</text:p>
      <text:p text:style-name="P3">__Cubro al sargento Urbina P. que anda resolviéndose un asunto.</text:p>
      <text:p text:style-name="P3">__Bueno, pues ahí le platica a su sargento lo que le pasa a los que se duermen en vez de hacer la guardia.</text:p>
      <text:p text:style-name="P3">__Sí mi general, yo le platico.</text:p>
      <text:p text:style-name="P3">Francisco Villa bostezó un largo bostezo, sacó su pistola y con total tranquilidad, <text:soft-page-break/>casi amistosamente, le metió tres balazos en el pecho a Donaciano, apagando de ese modo su verborrea. Del catálogo de negros muertos, el primero de ellos:</text:p>
      <text:p text:style-name="P17">&lt;h1 align="center"&gt;</text:p>
      <text:p text:style-name="P9">EL NEGRO QUE MONTABA GUARDIA</text:p>
      <text:p text:style-name="P17">&lt;/h1&gt;</text:p>
      <text:p text:style-name="P3">Nombre: Abdul</text:p>
      <text:p text:style-name="P3">Apellido: Kom Ombo.</text:p>
      <text:p text:style-name="P3">Edad: 23 años.</text:p>
      <text:p text:style-name="P3">Nacionalidad: nubia.</text:p>
      <text:p text:style-name="P3">Complexión: discreta.</text:p>
      <text:p text:style-name="P3">Tez: <text:span text:style-name="T73">oscura y </text:span>seria.</text:p>
      <text:p text:style-name="P3">Pelo: crespo.</text:p>
      <text:p text:style-name="P3">Boca: abierta.</text:p>
      <text:p text:style-name="P3">Nariz: ancha.</text:p>
      <text:p text:style-name="P3">Senas particulares: tres trayectorias de bala en la cavidad torácica.</text:p>
      <text:p text:style-name="P3">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3"/>
      <text:p text:style-name="P56">&lt;emb/&gt;</text:p>
      <text:p text:style-name="P3"/>
      <text:p text:style-name="P3">__¿cómo lo ves? </text:p>
      <text:p text:style-name="P3">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3">__chiale</text:p>
      <text:p text:style-name="P3">__pero no me lo tomes a mal: estoy intentando ser constructiva</text:p>
      <text:p text:style-name="P3">__lo estás siendo... ¿vas a 140 km/h o son mis nervios?</text:p>
      <text:p text:style-name="P3">__sí: está rica esta autopista: ¿cuál es el límite?</text:p>
      <text:p text:style-name="P3">__no lo sé</text:p>
      <text:p text:style-name="P36">&lt;emb/&gt;</text:p>
      <text:p text:style-name="P3"><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3">María Máxima colgó. Suspiró un suspiro. Sus ojos se quedaron pendientes de la ventana. Era un día Claro en el Valle de México. Se alcanzaban a ver los volcanes.</text:p>
      <text:p text:style-name="P3">__Váyase a comer, Máxima. </text:p>
      <text:p text:style-name="P3">__Mi general, quería pedirle permiso para tomarme la tarde. Tengo que llevar a mi Mauricito a un cumpleaños. </text:p>
      <text:p text:style-name="P3">__¿Ya empieza a ir a fiestas ese chamaco? Al ratito nos va a salir con que ya anda de novio.</text:p>
      <text:p text:style-name="P3">__Dios no lo quiera mi general, todavía está muy chiquito.</text:p>
      <text:p text:style-name="P3">__Pero así de chiquito y ya se quiere ir solo a la fiesta, ¿verdad?</text:p>
      <text:p text:style-name="P3">__Sí, es tremendo. Pero si me voy ahorita creo que logro evitar el tráfico y llegar rápido. </text:p>
      <text:p text:style-name="P3">__Está muy lejos Ecatepec: ya váyase con confianza. </text:p>
      <text:p text:style-name="P3">__Gracias, mi general. Hasta mañana. </text:p>
      <text:p text:style-name="P3">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3">Donaciano, sentado en su silla de cuero, decapitaba un puro con los dientes. Vio a María Máxima de pie, con la mirada puesta en un rectángulo de cartón rosa: su rectitud hierática ni se despedía ni se movía. </text:p>
      <text:p text:style-name="P3">__Antes de irme, le quería enseñar. </text:p>
      <text:p text:style-name="P3">__¿Qué es?</text:p>
      <text:p text:style-name="P3">__La invitación a la fiesta de Mauricito. </text:p>
      <text:p text:style-name="P3">__¿Me va a invitar? __las carcajadas cadenciosas de Donaciano se escuharon hasta el <text:soft-page-break/>corredor. </text:p>
      <text:p text:style-name="P3">__Es que nunca me había percatado del segundo apellido de mi vecinita: mire. </text:p>
      <text:p text:style-name="P25">&lt;p align=center&gt;&lt;i&gt;</text:p>
      <text:p text:style-name="P25">¡¡¡Ven a mi fiesta <text:s/>de cumpleaños!!! </text:p>
      <text:p text:style-name="P25">Soy Malenita Marzio Nolasco <text:s/></text:p>
      <text:p text:style-name="P25">y voy a cumplir 7 años... </text:p>
      <text:p text:style-name="P25">Te espero este viernes <text:s/></text:p>
      <text:p text:style-name="P25">18 de noviembre de 1976 </text:p>
      <text:p text:style-name="P25">en Retorno Cerezos #54 </text:p>
      <text:p text:style-name="P25">Fraccionamiento Izcalli Ecatepec </text:p>
      <text:p text:style-name="P25">a partir de las 3pm </text:p>
      <text:p text:style-name="P25">&lt;br/&gt;</text:p>
      <text:p text:style-name="P25">¡Acompáñame!</text:p>
      <text:p text:style-name="P25">&lt;/i&gt;&lt;/p&gt;</text:p>
      <text:p text:style-name="P27">María Máxima no percibió el temblor de manos que habitó a Donaciano en cuanto sus ojos asociaron la ocurrencia simultánea de esos dos nombres propios tan caros: Malena, Nolasco. </text:p>
      <text:p text:style-name="P27">__¿Usted conoce a esta familia?</text:p>
      <text:p text:style-name="P27">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27">__Pues qué buena suerte tuvimos __Donaciano babeaba por dentro__. Creo que yo también me voy. </text:p>
      <text:p text:style-name="P27">__No se le vaya a olvidar que tiene Consejo en con el Oficial Mayor de cuatro a seis de la tarde.</text:p>
      <text:p text:style-name="P27">__¡Es cierto! Lo había olvidado. Bueno, ni modo, comeré con los espantapájaros. </text:p>
      <text:p text:style-name="P27">__¡Cómo le dice a los generales!</text:p>
      <text:p text:style-name="P27">__Bola de novatos que nunca pelearon en la revolución, empezando por el espantapájaro mayor: el Secretario de Defensa. </text:p>
      <text:p text:style-name="P27">__Que no lo oigan. </text:p>
      <text:p text:style-name="P27">__No me importa que me oigan, María Máxima: yo peleé junto al general Villa, ¿usted cree que me va a importar lo que piensen estos escuincles?</text:p>
      <text:p text:style-name="P27">__Está bien. Gracias por dejarme ir temprano, mi general. Nos vemos mañana. </text:p>
      <text:p text:style-name="P27">__Hasta mañana, María Máxima. Disfrute la fiesta.</text:p>
      <text:p text:style-name="P27"><text:soft-page-break/>__Oiga... una última cosa... ¿me puedo quedar con la invitación? </text:p>
      <text:p text:style-name="P27">__¡Claro, mi general! <text:line-break/>__¿No necesita la dirección?</text:p>
      <text:p text:style-name="P27">__Son mis vecinos, mi general. Quédesela... ¿quiere que registre a la familia en la libreta del Estado de México?</text:p>
      <text:p text:style-name="P27">__No es necesario, María Máxima. Con la invitación es suficiente. </text:p>
      <text:p text:style-name="P27">__Bueno, hasta mañana. <text:s/></text:p>
      <text:p text:style-name="P3"><text:span text:style-name="T15">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3">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3">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3">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3">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3">Pero quizá esté viva. Y si la niña Malena está viva, la eternidad valdrá la pena.</text:p>
      <text:p text:style-name="P3">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3">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3">__Yo creo que es ahí donde los globos.</text:p>
      <text:p text:style-name="P3">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text:span text:style-name="T73">chillidos</text:span>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3">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3">Se lo prohíbo yo, que tantos kilómetros le he entregado. Yo, que por usted recorrí las sendas más desiguales. Yo, que dormí cada día bajo una distinta estrella. Yo, que reventé de cansancio a los caballos tras su rastro. <text:span text:style-name="T73">Y</text:span>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3">¿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3">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text:span text:style-name="T73">desdesorejadas</text:span>.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3">Entre cuatro judiciales levantan el ataúd. Otros cuatro encañonan a los deudos, aún estupefactos. Donaciano saca la chequera, firma un cheque y lo deja en la mesa de centro.</text:p>
      <text:p text:style-name="P3">__Espero que este cheque cubra el monto de los daños morales, así como el precio del cuerpo. Les ruego me disculpen, pero es un asunto de Estado.</text:p>
      <text:p text:style-name="P3">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3"/>
      <text:p text:style-name="P56">&lt;emb/&gt;</text:p>
      <text:p text:style-name="P3"/>
      <text:p text:style-name="P3">__¿Comandante? Le llamo de recepción. Tengo aquí a una menor que quiere entrar al estudio. Dice que tiene algo importante que decirle al Tío Gamboín.</text:p>
      <text:p text:style-name="P3">__Dígale que no esté chingando.</text:p>
      <text:p text:style-name="P3">__Ya se lo dije mi comandante pero la niña no se va y a mí me da pena usar la violencia.</text:p>
      <text:p text:style-name="P3">__Salga y busque a los papás y dígales que no estén chingando.</text:p>
      <text:p text:style-name="P3">__Ya los busqué mi comandante pero no encontré a nadie, la menor llegó sola.</text:p>
      <text:p text:style-name="P3">__¡Qué la chingada!</text:p>
      <text:p text:style-name="P3">__Además viene en piyama y para colmo le acaba de dar una diarrea líquida espantosa, mi comandante. Cada que entra al baño me llama señor policía señor policía y me pide que la limpie y a mí me da como pena mi comandante.</text:p>
      <text:p text:style-name="P3">__Me lleva la chingada. Voy para allá. __El comandante fue para allá.</text:p>
      <text:p text:style-name="P3">__¿Cómo te llamas?</text:p>
      <text:p text:style-name="P3">__Malenita Marzio Nolasco para servirle.</text:p>
      <text:p text:style-name="P3">__¿Y dónde están tus papás?</text:p>
      <text:p text:style-name="P3">__En mi casa.</text:p>
      <text:p text:style-name="P3">__¿Y tú qué haces aquí?</text:p>
      <text:p text:style-name="P3">__Tengo que decirle una cosa al Tío Gamboín.</text:p>
      <text:p text:style-name="P3">__El Tío Gamboín está ocupado en su programa. No te puede atender.</text:p>
      <text:p text:style-name="P3"><text:soft-page-break/>__Me espero a los comerciales.</text:p>
      <text:p text:style-name="P3">__Los comerciales son muy cortos y al Tío Gamboín no le da tiempo de venir a hablar contigo y regresar al estudio. Ya está viejito.</text:p>
      <text:p text:style-name="P3">__Me espero a que termine su programa __me lleva la chingada, pensó el comandante. __¿Sería tan amable de permitirme usar su baño, señor?</text:p>
      <text:p text:style-name="P3">__Pásale, pues __el comandante la dejo pasar. __¿Ora qué hacemos?</text:p>
      <text:p text:style-name="P3">__No sé mi comandante.</text:p>
      <text:p text:style-name="P3">__Señor policía señor policía ¿me limpia?</text:p>
      <text:p text:style-name="P3">__Le toca mi comandante.</text:p>
      <text:p text:style-name="P3">__Ni madres, usted ya tiene experiencia. Además, yo soy el comandante. __Me lleva la chingada, pensó el sargento pero no lo dijo porque no estaba autorizado a usar palabras altisonantes delante de sus superiores.</text:p>
      <text:p text:style-name="P3">__Gracias señor policía.</text:p>
      <text:p text:style-name="P3">__Se nos va a deshidratar mi comandante. Con esta ya van tres veces que la menor defeca. ¿Qué hacer?</text:p>
      <text:p text:style-name="P3">__A ver niña, voy a preguntarle al Tío Gamboín si puede hablar contigo.</text:p>
      <text:p text:style-name="P3">Espérame tantito. __Se va ir a hacer pendejo, pensó el sargento pero no lo dijo.</text:p>
      <text:p text:style-name="P3">__Dice el tío que me digas qué se te ofrece.</text:p>
      <text:p text:style-name="P3">Malenita les contó lo que se le ofrecía.</text:p>
      <text:p text:style-name="P3">__¡Ay cabrón! Pérame, deja le marco al flor mána<text:span text:style-name="T50">y</text:span>er.</text:p>
      <text:p text:style-name="P3"/>
      <text:p text:style-name="P17">&lt;<text:span text:style-name="T50">emb</text:span>/&gt;</text:p>
      <text:p text:style-name="P17"/>
      <text:p text:style-name="P3">__¿Higareda? Pásame al flor mánayer.</text:p>
      <text:p text:style-name="P3">__Está ocupado con el programa del Tío.</text:p>
      <text:p text:style-name="P3">__Es una emergencia. Pásamelo.</text:p>
      <text:p text:style-name="P3">__Espérame.</text:p>
      <text:p text:style-name="P3">__¿Sí?</text:p>
      <text:p text:style-name="P3">__Habla el comandante González, de seguridad. Tengo aquí en recepción a una niña que acaba de cumplir siete años y quiere ver al Tío Gamboín porque se le murió su abuelita y la anda buscando.</text:p>
      <text:p text:style-name="P3">__¿Qué?</text:p>
      <text:p text:style-name="P3">__Que tengo aquí en recepción a una niña que acaba de cumplir siete años y quiere ver al Tío Gamboín porque se le murió su abuelita y la anda buscando.</text:p>
      <text:p text:style-name="P3">__No le entiendo, oficial.</text:p>
      <text:p text:style-name="P3">__Mire licenciado, lo que sucede es que yo tampoco entiendo nada pero aquí mi sargento Gallardo me anotó lo que tengo que decir en un papelito, así que mejor se lo comunico.</text:p>
      <text:p text:style-name="P3"><text:soft-page-break/>__Buenas tardes licenciado. Aquí el sargento Gallardo.</text:p>
      <text:p text:style-name="P3">__Sargento. ¿Me puede explicar qué pasa?</text:p>
      <text:p text:style-name="P3">__Sí licenciado. Sucede que aproximadamente a las <text:span text:style-name="T73">9pm de la noche </text:span>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3">__¡Ay cabrón! Espéreme sargento, déjeme preguntarle al Tío.</text:p>
      <text:p text:style-name="P3">El sargento esperó.</text:p>
      <text:p text:style-name="P3">__¿Sargento? El Tío pregunta que de quién era el cumpleaños, si de la abuela o de la niña.</text:p>
      <text:p text:style-name="P3">__De la menor licenciado.</text:p>
      <text:p text:style-name="P3">__De_la_me_nor. Permítame. No vaya a colgar.</text:p>
      <text:p text:style-name="P3">El sargento no colgó.</text:p>
      <text:p text:style-name="P3">__O sea que la abuelita se murió en plena fiesta de_la_nie_ta.</text:p>
      <text:p text:style-name="P3">__Presumiblemente licenciado.</text:p>
      <text:p text:style-name="P3">__En_ple_na_fies_ta. No cuelgue, vuelvo en seguida.</text:p>
      <text:p text:style-name="P3">El licenciado volvió en seguida.</text:p>
      <text:p text:style-name="P3">__¿Sargento?</text:p>
      <text:p text:style-name="P3">__Sí licenciado.</text:p>
      <text:p text:style-name="P3">__Dice el Tío que no estemos chingando, que la llevemos a Canal 5 al servicio de la comunidad y que pobre de aquel que diga una palabra sobre el asunto de la abuela, que nada más se trata de localizar el manicomio de donde se escapó la niña. ¿Entendido?</text:p>
      <text:p text:style-name="P3">__Sí Licenciado.</text:p>
      <text:p text:style-name="P3">__Bueno.</text:p>
      <text:p text:style-name="P3">__Licenciado, una última pregunta.</text:p>
      <text:p text:style-name="P3">__¿Sí?</text:p>
      <text:p text:style-name="P3">__¿No tendrá usted algún medicamento para la diarrea infantil?</text:p>
      <text:p text:style-name="P17"><text:soft-page-break/>&lt;<text:span text:style-name="T50">emb</text:span>/&gt;</text:p>
      <text:p text:style-name="P3"><text:span text:style-name="T15">&lt;i&gt;</text:span><text:span text:style-name="T28">Canal 5 al servicio de la comunidad pide su colaboración para la localización de los siguientes niños perdidos:</text:span></text:p>
      <text:p text:style-name="P24">+Gerardo Alemán Palomares. Nueve años. Perdió a su mamá el quince de septiembre en el Zócalo capitalino. Dice ser originario del estado de Guerrero. No proporcionó más datos.</text:p>
      <text:p text:style-name="P24">+Daniel González Cuca. Ocho años. Perdió a sus papás en la Basílica de</text:p>
      <text:p text:style-name="P24">Guadalupe. Dice ser originario del estado de Veracruz. No proporcionó más datos.</text:p>
      <text:p text:style-name="P24">+Malenita Marzio Nolasco. Siete años. Presumiblemente afectada de sus facultades mentales. Dice ser originaria del Distrito Federal. Perdió a su abuelita en su fiesta de cumpleaños. No proporcionó más datos.</text:p>
      <text:p text:style-name="P24">+Manuel Silva Silva. Catorce años. No sabe de dónde es originario. Perdió a su mamá en la peluquería. No proporcionó más datos.</text:p>
      <text:p text:style-name="P3"><text:span text:style-name="T28">Se agradecerá cualquier informe a los teléfonos 787.46.15, 787.64.15 o en los estudios de canal 5. Por su atención gracias.</text:span><text:span text:style-name="T15">&lt;/i&gt;</text:span></text:p>
      <text:p text:style-name="P24"/>
      <text:p text:style-name="P58">&lt;emb/&gt;</text:p>
      <text:p text:style-name="P3"/>
      <text:p text:style-name="P3">Una hilera de capuchas blancas arrastra los pasos entre las quebradas de la sierra. Silba el viento. Las oraciones se interrumpen. Circula un rumor:</text:p>
      <text:p text:style-name="P3">__La madre Dolores no puede más.</text:p>
      <text:p text:style-name="P3">__La madre Dolores ya no puede.</text:p>
      <text:p text:style-name="P3">__La madre Dolores ya no.</text:p>
      <text:p text:style-name="P3">La madre Dolores se sienta sobre una piedra. El rumor alcanza la vanguardia.</text:p>
      <text:p text:style-name="P3">La procesión se detiene.</text:p>
      <text:p text:style-name="P3">__Descansemos un poco, pero solo un poco porque cae la noche.</text:p>
      <text:p text:style-name="P3">El anciano busca a tientas la boca de la alforja, hunde el brazo y bucea entre las texturas hasta sentir el cuero de la bota.</text:p>
      <text:p text:style-name="P3">__Pasad este vino. Es para la madre Dolores.</text:p>
      <text:p text:style-name="P3">__Vino para la madre Dolores.</text:p>
      <text:p text:style-name="P3">__Vino para la madre Dolores.</text:p>
      <text:p text:style-name="P3">__Vino para la madre Dolores.</text:p>
      <text:p text:style-name="P3">La madre Dolores bebe con avidez. Una parvada de alondras se desprende de la piedra y huye en trinos al otro lado de la ladera. La bota regresa de mano en mano.</text:p>
      <text:p text:style-name="P17"/>
      <text:p text:style-name="P17">&lt;<text:span text:style-name="T51">emb</text:span>/&gt;</text:p>
      <text:p text:style-name="P17"/>
      <text:p text:style-name="P3">__¿Pero sí son religiosas, mi teniente?</text:p>
      <text:p text:style-name="P3"><text:soft-page-break/>__Andas falto de astucia, Perfecto. Son carrancistas.</text:p>
      <text:p text:style-name="P3">__¿Cómo lo sabe?</text:p>
      <text:p text:style-name="P3">__Mírale las barbas a ese que se hace pasar por cura. Los sacerdotes peinan barbas más cortas, a la usanza de Cristo. Esas barbas tan precipitadas no pueden ser de nadie más que un carrancista.</text:p>
      <text:p text:style-name="P3">__¿Y si son carrancistas por qué andan así, tan desarmados?</text:p>
      <text:p text:style-name="P3">__Esconden las armas bajo los hábitos. Hay que andarse con tiento.</text:p>
      <text:p text:style-name="P3">__Vayamos echándoles bala desde aquí, que estamos a cubierto.</text:p>
      <text:p text:style-name="P3">__Sosiega esas armas, Perfecto, no ande la niña entre ellos y vayas a hacerle daño.</text:p>
      <text:p text:style-name="P3">__Déjeme nomás tirarle al rucio. Así averiguamos qué tan bien armados vienen.</text:p>
      <text:p text:style-name="P3">El sargento no esperó respuesta. El disparo persistió en el aire y se fue haciendo lejos. Un brinco de vino brotó de los aparejos. El rucio cayó <text:span text:style-name="T73">suelo de </text:span>un rebuzne.</text:p>
      <text:p text:style-name="P3">__Hijas, arrodillaos, que vienen los gavilleros. Rezad La Magnífica.</text:p>
      <text:p text:style-name="P3">La hilera se deshizo. Las monjas se echaron al suelo. En menos que el aire el teniente Flores y el sargento Urbina les dieron alcance.</text:p>
      <text:p text:style-name="P3">__Tened piedad de un anciano sacerdote y las hermanas de la Concepción.</text:p>
      <text:p text:style-name="P3">Piedad.</text:p>
      <text:p text:style-name="P3">__¿Qué andan haciendo por estos caminos tan despoblados?</text:p>
      <text:p text:style-name="P3">__Los carrancistas nos echaron del convento y saquearon la parroquia.</text:p>
      <text:p text:style-name="P3">Vamos a refugiarnos con las Carmelitas. No cargamos nada de valor con nosotros.</text:p>
      <text:p text:style-name="P3">Perfecto abrió los aparejos del rucio de un machetazo. Una cascada de queso y carne seca cayó al suelo.</text:p>
      <text:p text:style-name="P3">__¿Y en ese costal de manta, qué trae?</text:p>
      <text:p text:style-name="P3">__El cáliz y el pie de la custodia, nuestras únicas posesiones.</text:p>
      <text:p text:style-name="P3">__¿No andará entre ustedes una tal Malena Azcárraga?</text:p>
      <text:p text:style-name="P3">__Las hermanas de esta orden han renunciado a su nombre de pila al tomar los hábitos. No puedo saberlo. __Donaciano ordenó que formaran una hilera y se deshicieran del tocado. Envalentonada por el vino, la madre Dolores protestó.</text:p>
      <text:p text:style-name="P3">__¡No les hagan caso, vienen a deshonrarnos! </text:p>
      <text:p text:style-name="P3">__Obedeced hijas. Es lo mejor para todas __ordenó el cura. </text:p>
      <text:p text:style-name="P3">La sierra quedó en silencio. El viento dejó de silbar. Las alondras se tragaron sus trinos. Los ojos de las monjas transcurrieron por las dos siluetas, desorejada la una, ensombrecida por el mal del pinto la otra.</text:p>
      <text:p text:style-name="P3">El teniente Flores se paseaba frente a ellas. Sin romper el silencio sacó de la fila a las más viejas, que prorrumpieron en gemidos y pidieron el santo viático.</text:p>
      <text:p text:style-name="P3">__No es el momento hijas mías __se rehusó el cura. </text:p>
      <text:p text:style-name="P3">Donaciano les ordenó que se acostaran bocabajo. Los lloriqueos tomaron fuerza.</text:p>
      <text:p text:style-name="P3">__¡Sargento, calle a esas madres!</text:p>
      <text:p text:style-name="P3"><text:soft-page-break/>__¡O se callan o las paso por las armas a todas!</text:p>
      <text:p text:style-name="P3">Los sollozos se ahogaron bocabajo. El ritual se repitió varias veces. Silencio.</text:p>
      <text:p text:style-name="P3">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3">__Que se calle el viejo.</text:p>
      <text:p text:style-name="P3">El sargento lo calló a golpes de culata. Envalentonada por el vino, la madre Dolores insultaba a los revolucionarios con vocablos impensables en una religiosa. solo cinco monjas quedaban de pie en la fila.</text:p>
      <text:p text:style-name="P3">__¿Alguna de ustedes se llama o se llamó Malena Azcárraga?</text:p>
      <text:p text:style-name="P3">Las monjas bajaron la mirada.</text:p>
      <text:p text:style-name="P3">__Quiero saber si alguna de ustedes se llama Malena Azcárraga.</text:p>
      <text:p text:style-name="P3">Nada.</text:p>
      <text:p text:style-name="P3">__Me van a dispensar lo que les va a ocurrir, pero nos afligen horas de la guerra. Se van a quitar los hábitos y me van a mostrar las chiches.</text:p>
      <text:p text:style-name="P3">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3">__Mátenos primero y deshónrenos ya muertas.</text:p>
      <text:p text:style-name="P3">La madre Dolores amenazaba a los revolucionarios con el fuego eterno.</text:p>
      <text:p text:style-name="P3">__Pero si condenados ya estábamos desde endenantes, madre __dijo Perfecto y la levantó del suelo. Entre forcejeos se la llevó a los matorrales. Donaciano agarró al padre por las barbas y le puso el cañón de la pistola en la boca.</text:p>
      <text:p text:style-name="P3">__O me enseñan las chiches o me quiebro al viejo.</text:p>
      <text:p text:style-name="P3">__Hijas, obedeced.</text:p>
      <text:p text:style-name="P3">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3">Par uno: Aquí no estás porque estas mamas guardan leche agria, fermentada por el tiempo y el encierro. Tu leche no, tu leche es dulce de flor o de colmena.</text:p>
      <text:p text:style-name="P3">Par dos: Aquí tampoco estás porque esta leche es gorda como la que trepa por los tallos; viene de unas mamas tristes. Tú no, las tuyas se yerguen como elotes tiernos.</text:p>
      <text:p text:style-name="P3">Par tres: En esta leche no te escucho, aquí no viven tus pasos peninsulares porque esta leche es piloncillo, sierra morena, cráter de obsidiana. Por ellas no corren <text:soft-page-break/>las causas de tu sangre.</text:p>
      <text:p text:style-name="P3">Par cuatro: En estas mamas habita una leche bronca, como la que salpicó nuestros amores en el establo. Tu leche no, la tuya es fina, delgada, huidiza, se escapa entre el tiempo y las cañadas.</text:p>
      <text:p text:style-name="P3">Par cinco: Aquí no estás porque esta leche ha sido consagrada a Cristo, es leche santa, leche milagrosa, condensada de plegarias. La tuya no, tu leche es egoísta y malcriada, ha sido demasiado tiempo consentida, tu leche es un espejo con un solo reflejo: tú.</text:p>
      <text:p text:style-name="P3">Una nube de polvo se levantó por el desfiladero. Un tropel de caballos llegó entre gritos y sombrerazos. Se escuchó una orden. La nube de polvo se detuvo.</text:p>
      <text:p text:style-name="P3">El general Villa desmonta y observa a su alrededor.</text:p>
      <text:p text:style-name="P3">__¿Usted me puede explicar qué es esto?</text:p>
      <text:p text:style-name="P3">__Sí mi general. Detuve a estas religiosas porque se me figuró que entre ellas podría estar la niña.</text:p>
      <text:p text:style-name="P3">__¿Cuál niña?</text:p>
      <text:p text:style-name="P3">__¡A qué mi general! Ya anda otra vez ce ocurrente. ¿Cómo que cuál niña? ¡Pues la niña que andamos buscando! Esa misma por la que nos revolucionamos. </text:p>
      <text:p text:style-name="P3">__¿Por qué no estaba usted con los demás, asaltando el tren?</text:p>
      <text:p text:style-name="P3">__¿Cuál tren?</text:p>
      <text:p text:style-name="P3">__Mire muchachito, le voy a enseñar lo que le pasa a los que se valen de la revolución para encuerar monjas.</text:p>
      <text:p text:style-name="P3">Villa disparó seis veces. Donaciano cayó, balaceado, al suelo.</text:p>
      <text:p text:style-name="P3">__Y ustedes, ya tápense, que me están alebrestando a la tropa.</text:p>
      <text:p text:style-name="P3">__Dios lo bendiga a usted y a su descendencia mi general.</text:p>
      <text:p text:style-name="P3">Los villistas desaparecieron. Las religiosas recompusieron la figura, formaron de nuevo una hilera y se alejaron. Nadie notó la ausencia de la madre Dolores.</text:p>
      <text:p text:style-name="P3">__Ya se fueron todos. Ya te dejaron. Ora vas a tener que ser mi soldadera.</text:p>
      <text:p text:style-name="P3">Entre los matorrales, bocabajo, con los hábitos a la altura de las nalgas y el peso del sargento Urbina sobre las espaldas, la madre Dolores no respondió.</text:p>
      <text:p text:style-name="P3">__Te digo que ya te dejaron. Párate y vámonos.</text:p>
      <text:p text:style-name="P3">Silenciosa, la madre Dolores se desangraba por el costado. Una bala perdida, quizá una bala del revólver de Francisco Villa, le había atravesado las costillas.</text:p>
      <text:p text:style-name="P3">Perfecto se guardó la verga en los pantalones, se sacudió el polvo, se santiguó y desapareció en la misma dirección que los villistas, abandonando a su suerte a:</text:p>
      <text:p text:style-name="P17">&lt;h1 align="center"&gt;</text:p>
      <text:p text:style-name="P9">EL NEGRO QUE VIOLABA MONJAS</text:p>
      <text:p text:style-name="P17">&lt;/h1&gt;</text:p>
      <text:p text:style-name="P3">Nombre: Mamadou.</text:p>
      <text:p text:style-name="P3"><text:soft-page-break/>Apellido: Laye Gaye.</text:p>
      <text:p text:style-name="P3">Edad: 23 años.</text:p>
      <text:p text:style-name="P3">Nacionalidad: sudanesa.</text:p>
      <text:p text:style-name="P3">Complexión: bien mamada.</text:p>
      <text:p text:style-name="P3">Tez: <text:span text:style-name="T74">oscura y </text:span>compungida.</text:p>
      <text:p text:style-name="P3">Boca: gorda.</text:p>
      <text:p text:style-name="P3">Señas particulares: dos trayectorias de bala en la cavidad craneana, tres en la cavidad torácica, una en el iliaco.</text:p>
      <text:p text:style-name="P3">Observaciones:</text:p>
      <text:p text:style-name="P3">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3"/>
      <text:p text:style-name="P59">&lt;emb/&gt;</text:p>
      <text:p text:style-name="P3"/>
      <text:p text:style-name="P3">__ya sé que parezco lugar común, pero la neta es que no volví a entender nada, y no creo que sea porque voy manejando: llega un general y le reclama a Donaciano porque no está atacando el tren, ¿verdad?</text:p>
      <text:p text:style-name="P3">__"un general" es Pancho Villa, ¿no importa?</text:p>
      <text:p text:style-name="P3">__bueno, sí, pero luego hay una madre religiosa que violan horriblemente… ¿cómo se llama?</text:p>
      <text:p text:style-name="P3">__Dolores</text:p>
      <text:p text:style-name="P3">__esa… la pobre… ¿por qué no se defiende? </text:p>
      <text:p text:style-name="P3">__porque ya está muerta cuando la están violando</text:p>
      <text:p text:style-name="P3">__qué horror… ¿y de dónde sale el negro ese que está bien mamado? No sé entiende cuántas heridas de bala tiene… ya me hice bolas… ¿por qué metes negros en la revolución mexicana?</text:p>
      <text:p text:style-name="P3">__cada que matan a Donaciano aparece un negro muerto… es como si le cediera su vida (o su muerte)… y al día siguiente, Donaciano revive (con una cruda horrible)</text:p>
      <text:p text:style-name="P3">__matar personas de origen afroamericano cada que se muere tu personaje me parece racista</text:p>
      <text:p text:style-name="P3">__le he dado muchas vueltas a la cuestión: seguramente quien escribió la novela hace 23 años era racista, clasista, machista </text:p>
      <text:p text:style-name="P3">__racista, clasista y machista: puro sinónimo de egresado del Tec de Monterrey, ¿que no?</text:p>
      <text:p text:style-name="P3">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3">__yo soy bióloga egresada de la Facultad de Ciencias</text:p>
      <text:p text:style-name="P3">__dejemos esas disputas de lado: lo que importa aquí es el fondo: ¿es racista el uso de la palabra &lt;i&gt;<text:span text:style-name="T28">negro</text:span><text:span text:style-name="T15">&lt;/i&gt; (y la representación de lo afroamericano) en esta novela?</text:span></text:p>
      <text:p text:style-name="P26">__¿cómo no va a ser racista? Si cada que tu protagonista blanco muere matas a un negro para que aquel siga con vida, no es necesario ser un genio para percibirlo: #BlackLivesMatter</text:p>
      <text:p text:style-name="P26">__o más bien #BlackLivesDontMatter: aquí las vidas de los personajes de origen africano no importan, son invisibles, como en el mundo según Trump</text:p>
      <text:p text:style-name="P26">__tú estás haciendo esclavismo literario: matas negros con tal de que tu multibillonario blanco no muera</text:p>
      <text:p text:style-name="P26">__Donaciano Flores no califica como blanco: ¡es un indio desorejado! (o al menos así lo ven los Azcárraga)</text:p>
      <text:p text:style-name="P26">__y luego está la tal… ¿cómo se llama tu diosa africana?</text:p>
      <text:p text:style-name="P26">__Bigbanga</text:p>
      <text:p text:style-name="P26">__¿ella es cómplice de tu esclavismo literario, no? Es ella quien traiciona a su pueblo y sella el pacto de inmortalidad con Donaciano</text:p>
      <text:p text:style-name="P26">__tampoco había pensado en eso</text:p>
      <text:p text:style-name="P26">__¿en qué piensan, pues, los autores cuando escriben?</text:p>
      <text:p text:style-name="P26">__ay mijita: los autores están sobrevaluados</text:p>
      <text:p text:style-name="P26">__¿pero en qué estabas pensando cuando se te ocurrió la idea de que se murieran negros? ¿Por qué la figura del negro?</text:p>
      <text:p text:style-name="P26">__¡no pensaba en nada! Me acababa de graduar en ingeniería en sistemas computacionales del Tec de Monterrey, trabajaba en bancos: seguramente era yo un racista sin consciencia</text:p>
      <text:p text:style-name="P3">__¿y ya se te quitó?</text:p>
      <text:p text:style-name="P3">__¡por supuesto!: por eso me preocupa la cuestión</text:p>
      <text:p text:style-name="P3">__y eso de Bigbanga es brujería africana, ¿verdad? </text:p>
      <text:p text:style-name="P3">__Bigbanga es una hechicera... ¿no tendrás por ahí entre tu <text:span text:style-name="T74">léxico de bióloga algún </text:span>término científico sinónimo de hechizo?</text:p>
      <text:p text:style-name="P3">__nosotras en ciencias no manejamos ese concepto</text:p>
      <text:p text:style-name="P3">__en la versión original de hace 23 años, durante la batalla Celaya (en donde Obregón le inflige la derrota definitiva a Francisco Villa), Donaciano se encuentra un ritual africano: ahí es donde Bigbanga le extirpa &lt;i&gt;<text:span text:style-name="T28">esa parte del prepucio que une al hombre con el tiempo</text:span>&lt;/i&gt;</text:p>
      <text:p text:style-name="P3"><text:soft-page-break/>__no manches, ¿así lo escribiste?</text:p>
      <text:p text:style-name="P3">__literal, pero luego me dio escrúpulo feminista eso del prepucio y lo cambié porque las mujeres no tienen prepucio</text:p>
      <text:p text:style-name="P3">__¿me puedes hacer el favor de ir a buscar &lt;i&gt;<text:span text:style-name="T28">prepucio clitoral</text:span><text:span text:style-name="T15">&lt;/i&gt; en Wikipedia?</text:span></text:p>
      <text:p text:style-name="P26">__no tengo señal, ¿te cai que existe?</text:p>
      <text:p text:style-name="P26">__Dios mío: escritores: ¡hagan la bibliografía antes de ponerse a escribir a lo menso!</text:p>
      <text:p text:style-name="P26">_*se vuelve a sonrojar*</text:p>
      <text:p text:style-name="P26">__sígueme leyendo, pues, que me está dando sueño</text:p>
      <text:p text:style-name="P26">__¿quieres que tome el volante un rato?</text:p>
      <text:p text:style-name="P26">__¡no! Hay que acabar de leerla antes de llegar a Querétaro: ¿o qué, vamos a extender el suplicio durante las vacaciones?</text:p>
      <text:p text:style-name="P26">__jaja</text:p>
      <text:p text:style-name="P26">__¿con qué nos vas a deleitar a continuación?</text:p>
      <text:p text:style-name="P26">__¿te acuerdas <text:span text:style-name="T74">de </text:span>que, en los años setenta, Donaciano se roba el féretro de la abuela de Malenita, es decir, la niña Malena de la revolución</text:p>
      <text:p text:style-name="P26">__sí... y que Malenita se sale a buscarla y acaba en el programa del tío Gamboín... jeje</text:p>
      <text:p text:style-name="P26">__¿por qué te ríes?</text:p>
      <text:p text:style-name="P26">__¡por el tío Gamboín! </text:p>
      <text:p text:style-name="P26">__¿te da risa?</text:p>
      <text:p text:style-name="P33">__<text:span text:style-name="T74">me da risa que es perfectamente inverosímil que una niña de 7 años viaje sola desde Izcalli Ecatepec hasta los estudios de Televisa Chapultepec en 2 horas. Pero eso no importa... ¿luego qué sigue?</text:span></text:p>
      <text:p text:style-name="P26">__pues Donaciano se roba el cuerpo de la niña Malena</text:p>
      <text:p text:style-name="P26">__abuela de Malenita1970, la que se fue a hacer un doctorado a Edimburgo</text:p>
      <text:p text:style-name="P26">__exacto</text:p>
      <text:p text:style-name="P26">__por cierto, ¿estudió su doctorado en la universidad de Edimburgo?</text:p>
      <text:p text:style-name="P26">__Roslin Institute</text:p>
      <text:p text:style-name="P26">__¿en el laboratorio de Ian Wilmut?</text:p>
      <text:p text:style-name="P26">__así es</text:p>
      <text:p text:style-name="P26">__¿y luego?</text:p>
      <text:p text:style-name="P26">__pues tras robarse el cuerpo de su amada de la fiesta de cumpleaños de la nieta de su amada una tarde de noviembre de 1977, Donaciano se lleva el cadáver a su casona del Pedregal de San Ángel</text:p>
      <text:p text:style-name="P26">__¿ya es multibillonario ahí?</text:p>
      <text:p text:style-name="P33">__aún no: <text:span text:style-name="T74">es rico como podría ser rico un general priista a mediados de la década de los 70, pero aún no es tan increíble, estúpida y neoliberalmente rico como lo </text:span><text:soft-page-break/><text:span text:style-name="T74">será cuando sea líder sindical y posterior dueño de Télmex en los 90.</text:span> </text:p>
      <text:p text:style-name="P33">es rico como podría ser rico un líder sindical priista a mediados de la década de los setenta, pero aún no es tan increíble, estúpida y neoliberalmente rico como lo será cuando sea dueño de Télmex en la década de los noventa</text:p>
      <text:p text:style-name="P26">__lo deberías de cambiar de colonia: que se vaya a vivir a Santa Fe</text:p>
      <text:p text:style-name="P26">__¿creo que Santa Fe no existía en los noventa, o sí?</text:p>
      <text:p text:style-name="P26">__no me acuerdo</text:p>
      <text:p text:style-name="P26">__bueno, pues resulta que se lleva el cadáver de Malenita₁ a su casa, y ahí se pone a llorar frente a ella y le receta un largo monólogo</text:p>
      <text:p text:style-name="P3"><text:span text:style-name="T15">__¿cómo le puedes &lt;i&gt;</text:span><text:span text:style-name="T28">recetar</text:span><text:span text:style-name="T15">&lt;/i&gt; a alguien un monólogos</text:span></text:p>
      <text:p text:style-name="P26">__en voz alta, quiero decir</text:p>
      <text:p text:style-name="P26">__entonces es un diálogo</text:p>
      <text:p text:style-name="P26">__no, porque el interlocutor está muerto</text:p>
      <text:p text:style-name="P26">__buen punto</text:p>
      <text:p text:style-name="P26">__y durante ese monólogo en voz alta, Donaciano le cuenta sus años con Pancho Villa y recuerda cuando se encontraron brevemente, solo por una noche, en 1923, la víspera del asesinato de Pancho Villa (y de que ella se casara con Nabor Nolasco)</text:p>
      <text:p text:style-name="P26">__Nabor Nolasco es el psicópata al que le gusta contar las balas, ¿verdad?</text:p>
      <text:p text:style-name="P26">__en efecto</text:p>
      <text:p text:style-name="P26">__y papá de... ¿de quién es papá Nabor Nolasco? </text:p>
      <text:p text:style-name="P26">__ya se me olvidó... déjame busco en la genealogía que te dibujé hace rato... aquí está... </text:p>
      <text:p text:style-name="P26">__autores que olvidan la genealogía de sus personajes presenta:</text:p>
      <text:p text:style-name="P26">__¡Mercedes Nolasco! Que se casa con el doctor Marzio (que también va a aparecer a continuación, masturbándose... ¿estás lista?)</text:p>
      <text:p text:style-name="P26">__no creo</text:p>
      <text:p text:style-name="P26">__...y Mercedes Nolasco y el doctor Marzio son los papás de Malenita1970, la bióloga que se va a Edimburgo</text:p>
      <text:p text:style-name="P26">__oye... ¿y tu Malenita estudió biología en la Facultad de Ciencias de la UNAM?</text:p>
      <text:p text:style-name="P26">__no lo digo en ningún lado, pero cuando lo escribí me inspiraba en mi primera novia para confeccionar el personaje, y ella había estudiado en el Instituto de Investigación Biomédica de la UNAM</text:p>
      <text:p text:style-name="P26">__de lo que una se viene a enterar aquí</text:p>
      <text:p text:style-name="P26">__el detalle es que mientras Donaciano está frente al cadáver de su amada, monologándole sus años con Pancho Villa y recordando el primer y único encuentro que tuvieron juntos en Parral en 1923, la noche anterior al asesinato de Pancho Villa...</text:p>
      <text:p text:style-name="P26">__¿se besaron? ¿se cogieron?</text:p>
      <text:p text:style-name="P26"><text:soft-page-break/>__¡ah, no te voy a dar espoilers!: eso lo vas a descubrir leyendo: lo importante aquí es que, mientras monologa y llora la tristeza de haber encontrado al fin a Malenita1907 (ya muerta), Donaciano se va intentar suicidar varias veces, y en cada una de ellas aparecerá un negro muerto en la ciudad de México. </text:p>
      <text:p text:style-name="P26">__sospecho que el porcentaje en volumen de racismo en tu novela va a andar por los cielos</text:p>
      <text:p text:style-name="P26">__sospechas bien</text:p>
      <text:p text:style-name="P26">__que Bigbanga te perdone</text:p>
      <text:p text:style-name="P26"/>
      <text:p text:style-name="P29">&lt;emb/&gt;</text:p>
      <text:p text:style-name="P23"/>
      <text:p text:style-name="P3">Tres camionetas negras pasan a raudales por las glorietas. Sin placas, sin cuidado, encubiertas por el anonimato de sus cristales polarizados que las vuelven inmunes a la luz roja de los semáforos. Rápidas, calladas, sin tocar el claxon.</text:p>
      <text:p text:style-name="P3">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3">__¡Ay cabrón! __alcanza a exclamar. A lo lejos, las camionetas se pasan el siguiente alto con indiferencia.</text:p>
      <text:p text:style-name="P3">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3">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text:soft-page-break/>delante, en vez de caminar sin ganas hasta el escritorio, abrir un cajón y buscar con urgencia una varita de incienso porque no soporto este olor a muerto.</text:p>
      <text:p text:style-name="P60">&lt;emb/&gt;</text:p>
      <text:p text:style-name="P37">__¿Te imaginas si los de la prensa se enteraran?</text:p>
      <text:p text:style-name="P3">__El anciano líder del sindicato de telefonistas de México se enamora del cadáver de su prometida.</text:p>
      <text:p text:style-name="P3">__Pareja de ancianos se casan instantes antes de su deceso. Estamos felices, nos vamos de luna de miel al Purgatorio.</text:p>
      <text:p text:style-name="P3">__Por medio de la presente queremos hacerlos partícipes de la unión matrimonial de nuestros hijos, Donanciano <text:span text:style-name="T75">Generales</text:span>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3">__¿Tú venderías a tu abuela?</text:p>
      <text:p text:style-name="P3">__No la vendieron. La familia no sabía nada, la estaban velando. El cheque les cayó del cielo.</text:p>
      <text:p text:style-name="P3">__Pero por un cheque de ese tamaño, ¿venderías a tu abuela?</text:p>
      <text:p text:style-name="P3">__Puede que sí.</text:p>
      <text:p text:style-name="P3">__¿Y si vamos a ver don Dona y y se lo proponemos?</text:p>
      <text:p text:style-name="P3">__El viejo no compra abuelas vivas.</text:p>
      <text:p text:style-name="P3">__Eso lo podemos arreglar.</text:p>
      <text:p text:style-name="P3">__¿Y si mejor le vendemos a tu puta madre?</text:p>
      <text:p text:style-name="P3">__¡Qué soez eres!</text:p>
      <text:p text:style-name="P17">&lt;<text:span text:style-name="T52">emb</text:span>/&gt;</text:p>
      <text:p text:style-name="P3">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text:soft-page-break/>en aceite en mitad de la sala en lugar de la pecera. O una lata con una etiqueta: Aquí yace doña Azucena.</text:p>
      <text:p text:style-name="P3">Terminó de cenar. El suave olor a atún se disolvió como una ensoñación, y el 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3">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3">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3">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7">&lt;h1 align="center"&gt;</text:p>
      <text:p text:style-name="P9">EL NEGRO QUE TOCABA EL TROMBÓN</text:p>
      <text:p text:style-name="P17">&lt;/h1&gt;</text:p>
      <text:p text:style-name="P3">__¿Y a este qué le pasó?</text:p>
      <text:p text:style-name="P3">__Una congestión alcohólica, doctor.</text:p>
      <text:p text:style-name="P3">__¿Dónde lo recogiste?</text:p>
      <text:p text:style-name="P3">__En Delicias y Luis Moya.</text:p>
      <text:p text:style-name="P3">__¿Trae papeles?</text:p>
      <text:p text:style-name="P3">__Nada más esto. No sé si sirva.</text:p>
      <text:p text:style-name="P3"><text:soft-page-break/>Nombre: Bienvenido</text:p>
      <text:p text:style-name="P3">Apellido: Vieyra</text:p>
      <text:p text:style-name="P3">Nacionalidad: cubana</text:p>
      <text:p text:style-name="P3">Complexión: flaca y alta</text:p>
      <text:p text:style-name="P3">Tez: cruda</text:p>
      <text:p text:style-name="P3">Boca: floreada</text:p>
      <text:p text:style-name="P3">Edad: Setenta y algo</text:p>
      <text:p text:style-name="P3">__¿Qué le pongo como ocupación?</text:p>
      <text:p text:style-name="P3">__Trombonero.</text:p>
      <text:p text:style-name="P3">__¿Cómo sabes?</text:p>
      <text:p text:style-name="P3">__Traía un trombón.</text:p>
      <text:p text:style-name="P3">__¿Dónde quedó?</text:p>
      <text:p text:style-name="P3">__Se lo chingaron los policías. Le robaron el trombón, las monedas del día y dos traguitos de ron que le quedaban en la botella. Hasta los dientes le revisaron para ver si traía metales de valor en el hocico.</text:p>
      <text:p text:style-name="P3">Ocupación: trombonero.</text:p>
      <text:p text:style-name="P3">Señas particulares: ninguna</text:p>
      <text:p text:style-name="P3">Observaciones: ninguna</text:p>
      <text:p text:style-name="P3">__¿Y ese listón azulgrana, doctor?</text:p>
      <text:p text:style-name="P3">__Se me acabó la cinta adhesiva. Es de Marzio. Creo que lo compró para envolverle un regalo a su hija.</text:p>
      <text:p text:style-name="P3">__¿La loca?</text:p>
      <text:p text:style-name="P3">__¿Cuál loca?</text:p>
      <text:p text:style-name="P3">__Sí, la que <text:span text:style-name="T75">salió</text:span> con el Tío Gamboín, en Canal 5 al servicio de la comunidad.</text:p>
      <text:p text:style-name="P3">__¿Cuándo?</text:p>
      <text:p text:style-name="P3">__Hace rato, cuando salía para acá.</text:p>
      <text:p text:style-name="P3"/>
      <text:p text:style-name="P3"/>
      <text:p text:style-name="P3"/>
      <text:p text:style-name="P3">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3"><text:soft-page-break/>Los límites del charco no se ensanchan: no hay más que vomitar salvo quejidos.</text:p>
      <text:p text:style-name="P3">Pancho Villa aparece de repente, <text:span text:style-name="T75">en</text:span> plena noche, poco antes de la cena. La tropa se alborota, el que canta le sonríe una sonrisa hecha de dientes y agujeros, alguien 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3">__¿Pero por qué a mí, mi general, si yo no he hecho nada?</text:p>
      <text:p text:style-name="P3">__Si mañana a las seis de la mañana su teniente aún no se ha resucitado, lo paso por las armas a usted también.</text:p>
      <text:p text:style-name="P3">__¿Y qué me va a dar si se levanta?</text:p>
      <text:p text:style-name="P3">__Le voy a perdonar la vida. ¿No le basta?</text:p>
      <text:p text:style-name="P3"><text:soft-page-break/>__Prométame que si se mi teniente regresa me va a dejar viajar una noche en el vagón de sus soldaderas.</text:p>
      <text:p text:style-name="P3">__Pancho Villa no tiene soldaderas.</text:p>
      <text:p text:style-name="P3">__Pero si yo lo he visto refocilándose con ellas.</text:p>
      <text:p text:style-name="P3">__Llévenselo.</text:p>
      <text:p text:style-name="P3">__¡No se vaya, mi general, espere! Bueno, está bien, le dejo en paz a sus soldaderas, pero aunque sea déjeme viajar en el vagón de las gallinas. ¡Mi general, no se vaya, espere! ¿Qué le cuesta, mi general?</text:p>
      <text:p text:style-name="P3">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3">__¿Aquí es el atardecer Francisco?</text:p>
      <text:p text:style-name="P3">__No, hasta esta celda no llegan los atardeceres.</text:p>
      <text:p text:style-name="P3">__¿Entonces para qué estás tejiéndote un sombrero?</text:p>
      <text:p text:style-name="P3">__Para tapar el sol cuando me escape.</text:p>
      <text:p text:style-name="P3">__¿Te vas a escapar?</text:p>
      <text:p text:style-name="P3">__Sí, muy pronto, y lo único que me voy a llevar va a ser este sombrero.</text:p>
      <text:p text:style-name="P3">__¿Para qué te escapas Francisco?</text:p>
      <text:p text:style-name="P3">__Para vengarlo a usted, don Panchito, para que lo respeten estos jijos de la tiznada y le devuelvan la presidencia.</text:p>
      <text:p text:style-name="P3">__Pero si tú me mataste Francisco, por eso estás en la cárcel. Tú me traicionaste, ya estoy muerto, soy solo un espíritu que jala su silla de atardecer en atardecer, tal es mi ocupación. Los espíritus somos adictos al ocaso.</text:p>
      <text:p text:style-name="P3">__No don Panchito, yo no lo traicioné, fue el hijo de la tiznada de Victoriano.</text:p>
      <text:p text:style-name="P3">__Pero ya te he perdonado.</text:p>
      <text:p text:style-name="P3">__Escúcheme don Panchito, yo no lo traicioné, se lo juro. Salga a la calle, pregúntele a la gente. El que lo traicionó fue Victoriano.</text:p>
      <text:p text:style-name="P3">__Ya no hay nada qué escuchar. Que pases buena noche Francisco. Y ya no mates, ni traiciones. Tampoco te mueras. Es muy aburrido de este lado.</text:p>
      <text:p text:style-name="P3">__Pero don Panchito, si yo daría la vida por usted.</text:p>
      <text:p text:style-name="P3">__No la des Francisco, no vale la pena. No te escapes. No pelees. No te mueras. Sigue haciendo tus sombreros.</text:p>
      <text:p text:style-name="P3">__Es que don Panchito, yo no lo traicioné, le juro que fue Victoriano y ahora que salga de la cárcel voy a hacer un ejército muy grande para castigarlo, créame don Panchito __Villa lloraba, la paja con la que tejía el sombrero se humedecía.</text:p>
      <text:p text:style-name="P3">Madero se aleja por el pasillo, Villa le grita que él no necesita el perdón de nadie porque a nadie ha traicionado, pero el pasillo responde apenas con el eco <text:soft-page-break/>gutural de unas patas de madera.</text:p>
      <text:p text:style-name="P3">__¡Don Panchito, ya no arrastre esa silla, yo y mis dorados le vamos a devolver la suya, la que tiene un águila dorada en la cabecera, don Panchito, no se muera, no se vaya!</text:p>
      <text:p text:style-name="P3">Cuando despertó eran las cinco y media de la mañana. Las sábanas estaban mojadas. El Centauro del Norte se había hecho pipí en la cama.</text:p>
      <text:p text:style-name="P3">__¿Quién me cambió al muerto, quién?</text:p>
      <text:p text:style-name="P3">__No sé, mi general.</text:p>
      <text:p text:style-name="P3">__¿Pero no les ordené que no se movieran de aquí en toda la noche?</text:p>
      <text:p text:style-name="P3">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3">__Trillito, traiga acá eso y léalo otra vez.</text:p>
      <text:p text:style-name="P3">Su secretario particular tomó al negro por la muñeca, se acercó el listón al monóculo y con voz quebradiza leyó los pormenores del</text:p>
      <text:p text:style-name="P6">&lt;h1 align="center"&gt;</text:p>
      <text:p text:style-name="P9">NEGRO QUE MURIÓ PARA VER SI ERA CIERTO</text:p>
      <text:p text:style-name="P6">&lt;/h1&gt;</text:p>
      <text:p text:style-name="P3">Nombre: Evariste</text:p>
      <text:p text:style-name="P3">Apellido: Sesese Seko</text:p>
      <text:p text:style-name="P3">Edad: 23 años</text:p>
      <text:p text:style-name="P3">Nacionalidad: congolesa</text:p>
      <text:p text:style-name="P3">Complexión: ósea</text:p>
      <text:p text:style-name="P3">Tez: incrédula</text:p>
      <text:p text:style-name="P3">Pelo: aceitoso</text:p>
      <text:p text:style-name="P3">Boca: abotagada</text:p>
      <text:p text:style-name="P3">Nariz: mocosa</text:p>
      <text:p text:style-name="P3">Señas particulares: tres trayectorias en diversos lados.</text:p>
      <text:p text:style-name="P3">Observaciones: ninguna.</text:p>
      <text:p text:style-name="P77"/>
      <text:p text:style-name="P60">&lt;emb/&gt;</text:p>
      <text:p text:style-name="P60"/>
      <text:p text:style-name="P3">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text:soft-page-break/>militares: Villa, general sol dorado con corona dorada y hasta cierto punto asombrerada envuelto en un tejido solar de soldados que lo guardan y lo aguardan y lo resguardan: la selección de sus miembros fue realizada directamente por Villa 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3">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3">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text:soft-page-break/>diga por todo lo alto: Hacienda Las Malenitas y nos tumbaremos en la hierba y yo le explicaré pacientemente los colores que esconde el fuego.</text:p>
      <text:p text:style-name="P3">¿De dónde viene el estornudo, cómo nace, cómo es que esa erupción líquida surge y 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6">&lt;h1 align="center"&gt;</text:p>
      <text:p text:style-name="P9">Análisis gramatical de un estornudo de Pancho Villa</text:p>
      <text:p text:style-name="P6">&lt;/h1&gt;</text:p>
      <text:p text:style-name="P3">&lt;u&gt;<text:span text:style-name="T42">Sujeto</text:span>&lt;/u&gt;: Pancho Villa.</text:p>
      <text:p text:style-name="P3">&lt;u&gt;<text:span text:style-name="T42">Verbo</text:span>&lt;/u&gt;: estornudar (cimbrarse, sacudirse, convulsionarse, mojar, escupir, temblar, humedecer, pulverizar, soplar, expulsar, exhalar, ojicerrar, bocagitar, narizcrispar, fazdesfigurar).</text:p>
      <text:p text:style-name="P3">&lt;u&gt;<text:span text:style-name="T42">Circunstancial de modo</text:span>&lt;/u&gt;: abiertamente, intensamente, desinhibidamente, apuradamente, repetidamente, urgentemente, ininterrumpidamente, desenfadadamente.</text:p>
      <text:p text:style-name="P3">&lt;u&gt;<text:span text:style-name="T42">Modificador del sustantivo</text:span>&lt;/u&gt;: húmedo, airoso, pluvial, gripal, resfriado, alérgico, fuerte, razo, colocado.</text:p>
      <text:p text:style-name="P3">&lt;u&gt;<text:span text:style-name="T42">Complementos de objeto directo</text:span>&lt;/u&gt;: (estornudó) el aire, (estornudó) el alma,</text:p>
      <text:p text:style-name="P3">(estornudó) la noche, (estornudó) muchas gotitas de baba, (estornudó) las esperanzas.</text:p>
      <text:p text:style-name="P3">&lt;u&gt;<text:span text:style-name="T42">Circunstancial de lugar</text:span>&lt;/u&gt;: frente a Donaciano, desde algún lugar de la sierra chihuahuense.</text:p>
      <text:p text:style-name="P3">&lt;u&gt;<text:span text:style-name="T42">Circunstancial de tiempo</text:span>&lt;/u&gt;: en 1916, un martes, a las siete y media de la tarde.</text:p>
      <text:p text:style-name="P3">&lt;u&gt;<text:span text:style-name="T42">Datos de interés</text:span>&lt;/u&gt;: propulsó aproximadamente 100,000 bacterias al aire a una velocidad media de 320 km/h.</text:p>
      <text:p text:style-name="P6">&lt;h1 align="center"&gt;</text:p>
      <text:p text:style-name="P9">Reconstrucción del estornudo</text:p>
      <text:p text:style-name="P6">&lt;/h1&gt;</text:p>
      <text:p text:style-name="P3">1. &lt;u&gt;<text:span text:style-name="T19">Lo que el estornudante pensaba antes de estornudar</text:span><text:span text:style-name="T15">&lt;/u&gt;</text:span><text:span text:style-name="T28">: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text:soft-page-break/>fortuna no habría Obregón que se interpusiese en el triunfo de mis armas.</text:p>
      <text:p text:style-name="P3">2. &lt;u&gt;<text:span text:style-name="T19">Lo que el estornudante hubiera dicho si no hubiera estornudado</text:span><text:span text:style-name="T30">&lt;/u&gt;</text:span><text:span text:style-name="T28">: </text:span>Ahora le he de enumerar sus obligaciones como nuevo capitán de dorados:</text:p>
      <text:p text:style-name="P3">+ No despegarse de mí, a menos que yo así se lo indique.</text:p>
      <text:p text:style-name="P3">+ No dar opiniones, a menos que yo así se lo solicite.</text:p>
      <text:p text:style-name="P3">+ No contar a nadie lo que de mi boca escuche, ni las acciones mías de las que sea testigo.</text:p>
      <text:p text:style-name="P3">+ Probar mis alimentos antes de que yo los pruebe.</text:p>
      <text:p text:style-name="P3">+ Cubrirme con su cuerpo cada que oiga balazos.</text:p>
      <text:p text:style-name="P3">3. &lt;u&gt;<text:span text:style-name="T19">Lo que el estornudante sintió después de haber estornudado</text:span><text:span text:style-name="T20">&lt;/u&gt;</text:span><text:span text:style-name="T28">: </text:span>ahhh.</text:p>
      <text:p text:style-name="P3">4. &lt;u&gt;<text:span text:style-name="T19">Lo que el estornudante temió al ver que después del primer estornudo siguió un segundo y un tercero</text:span><text:span text:style-name="T20">&lt;/u&gt;:</text:span><text:span text:style-name="T28"> </text:span>una gripa, alguna enfermedad, alguna alergia... ¿alergia?</text:p>
      <text:p text:style-name="P3">5. &lt;u&gt;<text:span text:style-name="T19">Lo que sucederá después del estornudo</text:span><text:span text:style-name="T15">&lt;/u&gt;</text:span><text:span text:style-name="T28">: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text:span text:style-name="T76">cartuchera</text:span>, botas altas y sombrero, es el general Villa con la nariz roja y muchos mocos que se limpia con el dorso de la mano entre estornudo y estornudo, y los ojos lacrimosos de lágrimas que se evaporan abrasadas por la ira irracional de su mirada.</text:p>
      <text:p text:style-name="P3">__Soy... soy... ¡aaaaaaaaaatchú!</text:p>
      <text:p text:style-name="P3">__Jesús__ respondió el judío educadamente.</text:p>
      <text:p text:style-name="P3">__Soy alérgico, soy alérgico, ¡me lleva la tiznada!__ sollozaba Villa y en menos <text:soft-page-break/>que el aire desenfundaba y descargaba su arma sobre lo primero que le pasó enfrente, es decir las campanas, es decir el judío y el reventar de las balas en las campanas cimbraba la carreta y contagiaba la noche de tintineos. El judío cayó al suelo y en sus párpados cerrados vio al fin el Templo de Salomón y un sinfin de estrellas que se desprendían del cielo en mil gotas de metal y melodía y le traían al cuerpo un bienestar desconocido al tiempo que se lo llenaban de agujeros.</text:p>
      <text:p text:style-name="P3">__Sepúltenlo__ ordenó Villa, y se limpió los mocos con el dorso de la mano.</text:p>
      <text:p text:style-name="P3">Más tarde, cuando el rocío y el sueño le hubieran ya enfriado las reflexiones, el</text:p>
      <text:p text:style-name="P3">Centauro pensaría que mejor alérgico que muerto, y le pediría a sus soldaderas que le bordaran pañuelos blancos para los mocos. </text:p>
      <text:p text:style-name="P3">Mira que es mala suerte tenerle alergia a los inmortales.</text:p>
      <text:p text:style-name="P3"/>
      <text:p text:style-name="P61">&lt;emb/&gt;</text:p>
      <text:p text:style-name="P3"/>
      <text:p text:style-name="P3">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3">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3">__Déjese ahí, doctor.</text:p>
      <text:p text:style-name="P3">__Ya llegó el Chocorrol con un bulto, te tengo que dejar. ¡Sí, chinga, sí te cubro mañana! Adiós.</text:p>
      <text:p text:style-name="P3">__Si está ocupado regreso al rato, doctor.</text:p>
      <text:p text:style-name="P3">__No, no estoy ocupado. Estaba hablando con Marzio.</text:p>
      <text:p text:style-name="P3">__¿Cómo está la loquita?</text:p>
      <text:p text:style-name="P3">__No está loca. Nada más está nerviosa.</text:p>
      <text:p text:style-name="P3">__¿Pues qué le hicieron?</text:p>
      <text:p text:style-name="P3">__No entendí bien. Mañana le preguntas a Marzio. ¿Y a este qué le pasó?</text:p>
      <text:p text:style-name="P3"><text:soft-page-break/>__Lo atropellaron.</text:p>
      <text:p text:style-name="P3">__¿Otro negro?</text:p>
      <text:p text:style-name="P3">__Este es el segundo.</text:p>
      <text:p text:style-name="P3">__¿Por qué se están muriendo tantos negros? Esto comienza a oler a atentado racista. </text:p>
      <text:p text:style-name="P3">__¿Trae papeles?</text:p>
      <text:p text:style-name="P3">__No.</text:p>
      <text:p text:style-name="P3">__¿Entonces cómo lo intitulo?</text:p>
      <text:p text:style-name="P3">__Pues así nomás, EL NEGRO SIN TÍTULO.</text:p>
      <text:p text:style-name="P3">__No chingues Chocorrol. Todos los negros llevan título.</text:p>
      <text:p text:style-name="P3">__Pues entonces póngale EL NEGRO BEISBOLISTA, porque traía una gorra.</text:p>
      <text:p text:style-name="P3">__¿Y dónde quedó?</text:p>
      <text:p text:style-name="P3">__En la ambulancia. La voy a lavar y se la voy a regalar a mi primo. Él le va a los Diablos Rojos. </text:p>
      <text:p text:style-name="P3">__Mejor lo voy a registrar como EL NEGRO CUBANO porque tiene tipo de cubano.</text:p>
      <text:p text:style-name="P3">__No creo. Más bien de veracruzano. </text:p>
      <text:p text:style-name="P3">__Pues voy:</text:p>
      <text:p text:style-name="P17">&lt;h1 align="center"&gt;</text:p>
      <text:p text:style-name="P9">EL NEGRO VERACRUZANO</text:p>
      <text:p text:style-name="P17">&lt;/h1&gt;</text:p>
      <text:p text:style-name="P3">Nombre: Sin</text:p>
      <text:p text:style-name="P3">Apellido: Título</text:p>
      <text:p text:style-name="P3">Edad: aproximadamente 63 años</text:p>
      <text:p text:style-name="P3">Nacionalidad: desconocida veracruzana</text:p>
      <text:p text:style-name="P3">Complexión: indistinta</text:p>
      <text:p text:style-name="P3">Pelo: entrecano</text:p>
      <text:p text:style-name="P3">Boca: triste</text:p>
      <text:p text:style-name="P3">Nariz: vigorosa</text:p>
      <text:p text:style-name="P3">Señas particulares: Manos grandes, de beisbolista</text:p>
      <text:p text:style-name="P3">Observaciones: ninguna</text:p>
      <text:p text:style-name="P3"/>
      <text:p text:style-name="P61">&lt;emb/&gt;</text:p>
      <text:p text:style-name="P3"/>
      <text:p text:style-name="P3">__¿qué onda con ese tal Patraca, eh?</text:p>
      <text:p text:style-name="P3">__es un residente que trabaja en la morgue junto con el doctor Marzio, papá de Malenita1970</text:p>
      <text:p text:style-name="P3">__se masturba con una revista porno</text:p>
      <text:p text:style-name="P3">__todo eso son restos de la versión de 1995, en donde Nacha Ceniceros era una súper <text:soft-page-break/>actriz porno de la que se enamoraba Donaciano y la contrataba como secretaria suya, pero toda esa parte la cambié, para darle más juego a la trama de la suegra malévola, por eso ahora la secretaria de Donaciano es María Máxima, y Nacha Ceniceros queda ahí medio volando</text:p>
      <text:p text:style-name="P3">__¿cómo se te ocurren esos nombres?: Nabor Nolasco, Nacha Ceniceros</text:p>
      <text:p text:style-name="P3">__no se me ocurren: se los huiquifiqué a Nellie Campobello</text:p>
      <text:p text:style-name="P72">__la otra cosa que no me queda clara es la transformación de un militar en líder sindical</text:p>
      <text:p text:style-name="P85"><text:span text:style-name="T76">__superpuse apresuradamente dos versiones del personaje; mejor explícame embriología: este capítulo se intitula </text:span>&lt;b&gt;<text:span text:style-name="T13">Gastrulación</text:span>&lt;/b&gt;, y no he hablado en absoluto de ella</text:p>
      <text:p text:style-name="P3">__¿cómo se intitula tu capítulo anterior?</text:p>
      <text:p text:style-name="P3">__&lt;b&gt;<text:span text:style-name="T13">Implantación</text:span>&lt;/b&gt;</text:p>
      <text:p text:style-name="P3">__la implantación ocurre más o menos seis o siete días después de la fecundación, sin embargo los embriones que tengan la misma edad de fecundación no necesariamente se desarrollarán con la misma rapidez. <text:span text:style-name="T81">¿</text:span>Recuerdas que <text:span text:style-name="T81">ocho</text:span> días después de la fecundación, ya tenemos un blastocisto parcialmente sumergido en el endometrio?. Para entonces el trofoblasto ya se diferenció en dos capas…</text:p>
      <text:p text:style-name="P3">__ya se me olvidó qué es el trofoblasto… es más, creo que ni siquiera me lo has explicado… </text:p>
      <text:p text:style-name="P3">__¡sí te lo expliqué!: el balstocisto está conformado por una masa externa de células que forma su pared epitelial, a las que denominamos trofoblasto, y que envuelve el embrioblasto, o masa celular interna </text:p>
      <text:p text:style-name="P3">__ya me acordé</text:p>
      <text:p text:style-name="P3">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3">__¿me lo puedes repetir?</text:p>
      <text:p text:style-name="P3">__sin/ci/tio/tro/fo/blas/to</text:p>
      <text:p text:style-name="P3">__¡qué bonito!</text:p>
      <text:p text:style-name="P3">__no es bonito: es preciso. En el día 9 aparecen lagunas en el sincitiotrofoblasto: la sangre materna entra en la red de lagunas y al final de la segunda semana comienza una primitiva circulación uteroplacentaria </text:p>
      <text:p text:style-name="P3">__desde un punto de vista informático, el embrión se conecta con la madre</text:p>
      <text:p text:style-name="P3">__entretanto, el embrioblasto (o masa celular interna) que antes era una esfera, se convierte en un disco bilaminar: la lámina de arriba se denomina epiblasto y la de abajo hipoblasto: la gastrulación es el proceso mediante el cual este embrión <text:soft-page-break/>bilaminar se convierte en un embrión trilaminar </text:p>
      <text:p text:style-name="P3">__ver figura 4.6</text:p>
      <text:p text:style-name="P3">__¿cómo?</text:p>
      <text:p text:style-name="P3">__que estás hablando como un libro de texto y solo te falta referirte a las figuras</text:p>
      <text:p text:style-name="P3">__perdón por ser profesora de embriología: estoy impartiendo la clase de gastrulación para un solo alumno (que no es muy bueno, por cierto: se le olvidan los conceptos); a partir de este punto el epiblasto se va a empezar a invaginar </text:p>
      <text:p text:style-name="P3">__¿invaginar cómo se escribe?</text:p>
      <text:p text:style-name="P3">__con ve chica</text:p>
      <text:p text:style-name="P3">__¿y la etimología tiene qué ver con la vagina?</text:p>
      <text:p text:style-name="P3">__en latín, &lt;i&gt;<text:span text:style-name="T28">vag</text:span><text:span text:style-name="T22">ī</text:span><text:span text:style-name="T31">na</text:span><text:span text:style-name="T21">&lt;/i&gt; significa vaina: invaginar es doblar hacia dentro los bordes de una vaina</text:span></text:p>
      <text:p text:style-name="P3"><text:span text:style-name="T21">__se parece a &lt;i&gt;</text:span><text:span text:style-name="T31">imaginar</text:span><text:span text:style-name="T21">&lt;/i&gt;: la imaginación dobla hacia adentro los bordes de la &lt;i&gt;</text:span><text:span text:style-name="T31">vaina</text:span><text:span text:style-name="T21">&lt;/i&gt;: los colombianos usan la vaina para referirse a esa cosa cuyo nombre no logras recordar: la imaginación dobla hacia adentro los bordes de las cosas que no logras recordar</text:span></text:p>
      <text:p text:style-name="P34">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34">__está rico tu <text:span text:style-name="T81">pellizco_</text:span>ejemplo sobre mi <text:span text:style-name="T81">brazo</text:span>, pero no sueltes el volante</text:p>
      <text:p text:style-name="P34">__una vez invaginadas las células, algunas de ellas desplazan el hipoblasto y crean el endodermo embrionario; otras se meten entre el epiblasto y el endodermo para formar el mesodermo, y las células que quedaron en el epiblasto constituyen el ectodermo</text:p>
      <text:p text:style-name="P34">__entonces el endodermo está abajo, el mesodermo en medio y el ectodermo arriba</text:p>
      <text:p text:style-name="P3">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3">__¿la gastrulación ocurre entonces durante la tercera semana, verdad?</text:p>
      <text:p text:style-name="P3">__exacto: en la tercera semana de desarrollo se forma el disco generativo <text:soft-page-break/>trilaminar</text:p>
      <text:p text:style-name="P3">__y cada una de estas capas diferenciadas dará lugar a cierto tipo de órganos, ¿verdad?</text:p>
      <text:p text:style-name="P3">__del endodermo (o capa exterior) va a surgir todo lo que nos mantiene en contacto con el mundo exterior: el sistema nevioso central, las orejas, la nariz, los ojos, la piel, las uñas, las glándulas sudoríparas, el esmalte de los dientes</text:p>
      <text:p text:style-name="P3">__¿el esmalte de los dientes nos conecta con el mundo exterior?</text:p>
      <text:p text:style-name="P3">__de algún modo, aunque te burles de la ciencia</text:p>
      <text:p text:style-name="P3">__¡no me estoy burlando!, es que está muy complicado</text:p>
      <text:p text:style-name="P3">__¿no que a ti te gusta lo complicado?</text:p>
      <text:p text:style-name="P3">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3">__la capa germinal mesodérmica producirá el tejido muscular, cartílago, huesos: los tejidos de sostén del cuerpo</text:p>
      <text:p text:style-name="P3">__la capa exterior nos conecta, la capa intermedia nos sostiene...</text:p>
      <text:p text:style-name="P3">__no solo nos sostiene: el mesodermo también da origen al sistema vascular (corazón, arterias, venas) y al sistema urogenital (riñones, gónadas, conductos)</text:p>
      <text:p text:style-name="P3">__¿y el endodermo?</text:p>
      <text:p text:style-name="P3">__de ahí saldrá el aparato respiratorio, el tubo gástrico, el hígado, el páncreas... eso ya se llama organogénesis</text:p>
      <text:p text:style-name="P3">__que es el título de mi siguiente capítulo</text:p>
      <text:p text:style-name="P3">__¿y en tu novela, qué va a pasar?</text:p>
      <text:p text:style-name="P3">__se va a morir Pancho Villa </text:p>
      <text:p text:style-name="P3">__pues sígueme leyendo... ¿ya viste qué bonito se va por allá el atardecer?</text:p>
      <text:p text:style-name="P3"/>
      <text:p text:style-name="P3"/>
      <text:p text:style-name="P3"/>
      <text:p text:style-name="P3">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text:soft-page-break/>han recorrido, luego se ha llevado la pistola a la sien derecha, ha metido el cañón en el hoyo ciego de la oreja para hurgar en la memoria y las palabras que como escalofríos lo han recorrido, y ha tomado aire y ha ensanchado el pecho y ha 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text:span text:style-name="T81">pinche puta prisión</text:span>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text:soft-page-break/>los bandidos: así has de llegar a Canutillo y has de encontrar la hacienda en ruinas y las labores abandonadas y el campo cubierto de cizaña revolucionaria de esa que crece cuando dejas la tierra en libertad: tierra en libertad igual a 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text:soft-page-break/>a Columbus. Lo han recluido en la sierra. Lo han arrinconado. Lo han perseguido por partida doble la ira de Pershing y la de los carrancistas. Lo han tomado por sorpresa. Le han tendido mil y un emboscadas: en la mil dos ha caído. Ha caído en 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text:soft-page-break/>pero es que un simple súbdito de barro hecho a imagen y semejanza tuya ha de redimir tal y como tú nos redimiste: con cierta dosis de mentira porque ¿verdad Señor que el amor predicabas fue un error? ¿Verdad que con nosotros te has 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text:soft-page-break/>labios en mal aliento: putas matutinas arrugadas desgreñadas desarraigadas a ver muchachas quiero una fila y él Trillo se ha ajustado su monoculillo y ha afilado sus ojos vidrios y ha arrugado la nariz y las ha visto con cuidado y ha intentado 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text:soft-page-break/>se ha abocado a lo que desde Parral lo trajo, las</text:p>
      <text:p text:style-name="P17">&lt;h1 align="center"&gt;</text:p>
      <text:p text:style-name="P9">Instrucciones para engañar a un desorejado</text:p>
      <text:p text:style-name="P17">&lt;/h1&gt;</text:p>
      <text:p text:style-name="P3">__Olvide su nombre, olvide su historia, olvídese de usted, olvídelo todo y ponga mucha atención, le voy a contar su pasado: usted nació en una hacienda.</text:p>
      <text:p text:style-name="P3">__Sí.</text:p>
      <text:p text:style-name="P3">__Usted era muy rica.</text:p>
      <text:p text:style-name="P3">__Sí.</text:p>
      <text:p text:style-name="P3">__Hija única.</text:p>
      <text:p text:style-name="P3">__Sí.</text:p>
      <text:p text:style-name="P3">__Huérfana de madre.</text:p>
      <text:p text:style-name="P3">__Sí.</text:p>
      <text:p text:style-name="P3">__Que murió de parto.</text:p>
      <text:p text:style-name="P3">__Sí</text:p>
      <text:p text:style-name="P3">__En el parto de usted, quiero decir.</text:p>
      <text:p text:style-name="P3">__Sí, sí.</text:p>
      <text:p text:style-name="P3">__Por lo tanto usted fue criada por su padre.</text:p>
      <text:p text:style-name="P3">__Sí.</text:p>
      <text:p text:style-name="P3">__Que era un médico muy rico.</text:p>
      <text:p text:style-name="P3">__Sí.</text:p>
      <text:p text:style-name="P3">__Español.</text:p>
      <text:p text:style-name="P3">__Sí.</text:p>
      <text:p text:style-name="P3">__De España, quiero decir. Porque allá nació.</text:p>
      <text:p text:style-name="P3">__Sí.</text:p>
      <text:p text:style-name="P3">__Muy malo él.</text:p>
      <text:p text:style-name="P3">__¿Mal médico?</text:p>
      <text:p text:style-name="P3">__No, no, malo de maldad, mala persona, hombre malo.</text:p>
      <text:p text:style-name="P3">__¡Pero conmigo no, conmigo no fue tan malo!</text:p>
      <text:p text:style-name="P3">__¿Qué dice?</text:p>
      <text:p text:style-name="P3">__No, nada.</text:p>
      <text:p text:style-name="P3">__¿Qué fue lo primero que le pedí? ¡Olvídese de usted! No importa cómo haya sido su verdadero padre, no piense en él. Hoy por la noche será usted otra persona.</text:p>
      <text:p text:style-name="P3">__Está bien, está bien. Mi padre era muy malo. El peor de todos.</text:p>
      <text:p text:style-name="P3">__Y él era solo un peón de la hacienda, el más humilde de todos.</text:p>
      <text:p text:style-name="P3">__¿Quién, mi padre?</text:p>
      <text:p text:style-name="P3">__¡No, carajo, su enamorado!</text:p>
      <text:p text:style-name="P3">__Ah.</text:p>
      <text:p text:style-name="P3"><text:soft-page-break/>__Él se encargaba de ordeñar las vacas.</text:p>
      <text:p text:style-name="P3">__Exacto.</text:p>
      <text:p text:style-name="P3">__Y usted lo iba a ver al establo porque usted, no lo olvide, estaba muy enamorada.</text:p>
      <text:p text:style-name="P3">__¡Sí!</text:p>
      <text:p text:style-name="P3">__Hasta que un día su padre los sorprendió dándose un beso y</text:p>
      <text:p text:style-name="P3">__No fue solo el beso, también me quitó la ropa y me toco las</text:p>
      <text:p text:style-name="P3">__¡La novela no es suya, carajo! Guárdese sus fantasías y escúcheme. Hoy por la noche va a estar usted frente a un lunático que piensa que la revolución se hizo nada más para encontrarla.</text:p>
      <text:p text:style-name="P3">__¿A mí?</text:p>
      <text:p text:style-name="P3">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3">__Sí.</text:p>
      <text:p text:style-name="P3">__Entonces sigamos.</text:p>
      <text:p text:style-name="P3">Señor Donaciano, señor Donaciano, lo busca mi general Villa. Vaya y dígale que estoy ordeñando a Pánfila, y todavía me faltan Hortensia, Lila y Helena</text:p>
      <text:p text:style-name="P3">(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text:soft-page-break/>Malenita y háganse sus costillas y nazca de una de ellas el amor de Donaciano y hágase la División del Norte para consumarlo y hágase Pancho Villa para conducirla y háganse los carrancistas y hágase la traición y hágase un país hecho de triciclos <text:s/>cíclicos: embarazo, esperanza, aborto, ilusión perdida. Hágase un paréntesis. ( L E C H E ). Las vacas hemos rumiado siempre en solitario. Las vacas hemos disimulado de lado a lado con las manos de los humanos bien sobre el vientre, que revientre. </text:p>
      <text:p text:style-name="P3">Nosotras las vacas de carne y blancura y paja en la boca que tergiversa de panza a panza y viceversa. </text:p>
      <text:p text:style-name="P3">Nosotras amigas de Donaciano tan buen humano que con sus mano los secretos nos lecherea, ea ea. </text:p>
      <text:p text:style-name="P3">Nosotras establo del diario diablo que en la memoria la mano ha puesto y pezón latiendo con palpitando y muy oreja precipitando. </text:p>
      <text:p text:style-name="P3">Nosotras Federicas que hoy nos llamamos <text:span text:style-name="T77">He</text:span>lena y Lila lo hemos visto irivenir y en círculos cavilar por las aristas concéntricas de su noticia: Malena por fin Malena por fin Malena por fin Donaciano incendia cien haciendas qué bonito era. </text:p>
      <text:p text:style-name="P3">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7">&lt;p align="center"&gt;</text:p>
      <text:p text:style-name="P17">( C L A R O )</text:p>
      <text:p text:style-name="P17">&lt;/p&gt;</text:p>
      <text:p text:style-name="P3">¿Planas, maestro? ¿Planas? ¿Caligrafía? ¿Para qué? ¿Para qué quiero yo escribir, si con saber leer me basta?</text:p>
      <text:p text:style-name="P17">&lt;<text:span text:style-name="T53">emb</text:span>/&gt;</text:p>
      <text:p text:style-name="P3">La vaca da leche</text:p>
      <text:p text:style-name="P3">La vaca da leche</text:p>
      <text:p text:style-name="P3">La vaca da la hache</text:p>
      <text:p text:style-name="P3">La vaca del hacha</text:p>
      <text:p text:style-name="P3">La vaca del tache</text:p>
      <text:p text:style-name="P3">La vaca del talle</text:p>
      <text:p text:style-name="P3">La vaca del fuelle</text:p>
      <text:p text:style-name="P3"><text:soft-page-break/>La vaca del muelle</text:p>
      <text:p text:style-name="P3">Vaca la del muelle</text:p>
      <text:p text:style-name="P3">Caca la del muelle</text:p>
      <text:p text:style-name="P3">Casa la del muelle</text:p>
      <text:p text:style-name="P3">Calle la del muelle</text:p>
      <text:p text:style-name="P3">Calla la del muelle</text:p>
      <text:p text:style-name="P3">Malla la del muelle</text:p>
      <text:p text:style-name="P3">Milla la del muelle</text:p>
      <text:p text:style-name="P3">Villa del muelle</text:p>
      <text:p text:style-name="P3">Villa muelle</text:p>
      <text:p text:style-name="P3">Villa muere</text:p>
      <text:p text:style-name="P3">Villa muere en muelle</text:p>
      <text:p text:style-name="P3">Villa en muelle muere</text:p>
      <text:p text:style-name="P3">Villa en mallas muere</text:p>
      <text:p text:style-name="P3">Villa en mañas muere</text:p>
      <text:p text:style-name="P3">Villa en mañanas muere</text:p>
      <text:p text:style-name="P3">Villa mañana muere</text:p>
      <text:p text:style-name="P3">Villa mañana muere</text:p>
      <text:p text:style-name="P3">¿Villa mañana muere?</text:p>
      <text:p text:style-name="P17">&lt;<text:span text:style-name="T53">emb</text:span>/&gt;</text:p>
      <text:p text:style-name="P3">Susi sazona la sopa</text:p>
      <text:p text:style-name="P3">Susi sazona la sopa</text:p>
      <text:p text:style-name="P3">Sí sazona su sopa</text:p>
      <text:p text:style-name="P3">Sí succiona su sopa</text:p>
      <text:p text:style-name="P3">Sí selecciona su sopa</text:p>
      <text:p text:style-name="P3">Sí se alecciona su sopa</text:p>
      <text:p text:style-name="P3">Sí se anexiona su sopa</text:p>
      <text:p text:style-name="P3">Sí se almidona su sopa</text:p>
      <text:p text:style-name="P3">Si almidonase su sopa</text:p>
      <text:p text:style-name="P3">Si calma donase su sopa</text:p>
      <text:p text:style-name="P3">Si calma endosase su sopa</text:p>
      <text:p text:style-name="P3">Si calma ensayase su sopa</text:p>
      <text:p text:style-name="P3">Si calva ensayase su sopa</text:p>
      <text:p text:style-name="P3">Si Carla ensayase su sopa</text:p>
      <text:p text:style-name="P3">Si Carlos ensayase su sopa</text:p>
      <text:p text:style-name="P3">Si Carlos enyesase su copa</text:p>
      <text:p text:style-name="P3">Si Carlos enyesase su ropa</text:p>
      <text:p text:style-name="P3">Si Carlos enyesase su roca</text:p>
      <text:p text:style-name="P3"><text:soft-page-break/>Si Carlos enyesase su rica</text:p>
      <text:p text:style-name="P3">Si Carlos enyesase su tica</text:p>
      <text:p text:style-name="P3">Si Carlos enyesase su tina</text:p>
      <text:p text:style-name="P3">Si Carlos ensayase su tino</text:p>
      <text:p text:style-name="P3">Si Carlos ensayase su sino</text:p>
      <text:p text:style-name="P3">Sicarios ensayan su sino</text:p>
      <text:p text:style-name="P3">Sicarios ensayan su tino</text:p>
      <text:p text:style-name="P3">Sicarios ensayan sutiles</text:p>
      <text:p text:style-name="P3">Sicarios ensayan serviles</text:p>
      <text:p text:style-name="P3">Sicarios ensayan a ser viles</text:p>
      <text:p text:style-name="P3">Sicarios ensayan a ser viles natos</text:p>
      <text:p text:style-name="P3">Sicarios ensayan a hacer vinos natos</text:p>
      <text:p text:style-name="P3">Sicarios ensayan a ser sinos natos</text:p>
      <text:p text:style-name="P3">Sicarios ensayan asesinos natos</text:p>
      <text:p text:style-name="P3">Sicarios ensayan asesinato</text:p>
      <text:p text:style-name="P3">Sicarios ensayan su asesinato</text:p>
      <text:p text:style-name="P3">¿Sicarios ensayan su asesinato?</text:p>
      <text:p text:style-name="P3">¡Sicarios ensayan su asesinato!</text:p>
      <text:p text:style-name="P17">&lt;<text:span text:style-name="T53">emb</text:span>/&gt;</text:p>
      <text:p text:style-name="P3">Mi mamá amasa la masa</text:p>
      <text:p text:style-name="P3">Mi mamá amasa la masa</text:p>
      <text:p text:style-name="P3">Mi mamá ama la masa</text:p>
      <text:p text:style-name="P3">Mi mamá ama la mesa</text:p>
      <text:p text:style-name="P3">Mi mamá a mala mesa</text:p>
      <text:p text:style-name="P3">Mi mamá a mesa mala</text:p>
      <text:p text:style-name="P3">Mi mamá mesa mal</text:p>
      <text:p text:style-name="P3">Mi mamá mes a mes</text:p>
      <text:p text:style-name="P3">Mi mamá me mesa</text:p>
      <text:p text:style-name="P3">Mi mamá me mece</text:p>
      <text:p text:style-name="P3">Mi mamá me merece</text:p>
      <text:p text:style-name="P3">Mi mamá se merece</text:p>
      <text:p text:style-name="P3">Se merece mi mamá</text:p>
      <text:p text:style-name="P3">Se merece mamá</text:p>
      <text:p text:style-name="P3">Se merece mamar</text:p>
      <text:p text:style-name="P3">Se merece mar</text:p>
      <text:p text:style-name="P3">Se merece más</text:p>
      <text:p text:style-name="P3">Se merece mes</text:p>
      <text:p text:style-name="P3">Se merece mecer</text:p>
      <text:p text:style-name="P3"><text:soft-page-break/>Se merece merced</text:p>
      <text:p text:style-name="P3">Se merece mercedes</text:p>
      <text:p text:style-name="P3">Mercedes se merece</text:p>
      <text:p text:style-name="P3">Mercedes se desmerece</text:p>
      <text:p text:style-name="P3">Mercedes se mece</text:p>
      <text:p text:style-name="P3">Mercedes se mete</text:p>
      <text:p text:style-name="P3">Mercedes se muta</text:p>
      <text:p text:style-name="P3">Mercedes se muere</text:p>
      <text:p text:style-name="P3">Mercedes es muerte</text:p>
      <text:p text:style-name="P3">Mercedes es mirto</text:p>
      <text:p text:style-name="P3">Mercedes es mito</text:p>
      <text:p text:style-name="P3">Mercedes es mitad</text:p>
      <text:p text:style-name="P3">Mercedes es matar</text:p>
      <text:p text:style-name="P3">Mercedes es mar</text:p>
      <text:p text:style-name="P3">Mercedes es mal</text:p>
      <text:p text:style-name="P3">Mercedes es Mal</text:p>
      <text:p text:style-name="P3">Mercedes es Malena</text:p>
      <text:p text:style-name="P3">Mercedes es Malena</text:p>
      <text:p text:style-name="P3">Mercedes es Malena</text:p>
      <text:p text:style-name="P3"/>
      <text:p text:style-name="P17">&lt;<text:span text:style-name="T53">emb</text:span>/&gt;</text:p>
      <text:p text:style-name="P17"/>
      <text:p text:style-name="P3">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text:soft-page-break/>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3">__¿A dónde vamos?</text:p>
      <text:p text:style-name="P3">__A un burdel.</text:p>
      <text:p text:style-name="P3">__¿Ahí está ella?</text:p>
      <text:p text:style-name="P3">__Sí.</text:p>
      <text:p text:style-name="P3">__¿Ahí se termina?</text:p>
      <text:p text:style-name="P3">__¿Qué?</text:p>
      <text:p text:style-name="P3">__Todo.</text:p>
      <text:p text:style-name="P3">__¿Qué es todo?</text:p>
      <text:p text:style-name="P3">__La revolución, quiero decir.</text:p>
      <text:p text:style-name="P3">__Ah, sí.</text:p>
      <text:p text:style-name="P3">Los nudillos tocan. La puerta se abre. Un chorro de luz umbraliforme enmarca de <text:soft-page-break/>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text:span text:style-name="T77"> ciertos</text:span>. Ciento <text:span text:style-name="T78">catorce páginas </text:span>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3"/>
      <text:p text:style-name="P17">&lt;<text:span text:style-name="T53">emb</text:span>/&gt;</text:p>
      <text:p text:style-name="P17"/>
      <text:p text:style-name="P3">__No te mueras.</text:p>
      <text:p text:style-name="P3">__¿Eh?</text:p>
      <text:p text:style-name="P3">__Por favor no te mueras. No todavía.</text:p>
      <text:p text:style-name="P3">__¿Dónde estoy?</text:p>
      <text:p text:style-name="P3">__En Parral, en julio, en 1923, en el número 19 de la calle Gabino Barreda.</text:p>
      <text:p text:style-name="P3">__¿Qué hago aquí?</text:p>
      <text:p text:style-name="P3">__Te estabas asfixiando. Yo te he recogido, te he dado respiración de ficción a boca, te he puesto fomentos de narratología. Y te he despertado <text:span text:style-name="T78">como </text:span>en los cuentos de hadas, con un beso.</text:p>
      <text:p text:style-name="P3">__¿Quién eres tú? ¿Acaso un príncipe?</text:p>
      <text:p text:style-name="P3">__No. solo un personaje.</text:p>
      <text:p text:style-name="P3">__¿Un personaje... por qué entonces no te recuerdo?</text:p>
      <text:p text:style-name="P3">__Porque hace mucho que no he sido contado. No salía desde el primer capítulo.</text:p>
      <text:p text:style-name="P3">__¿Cómo te llamas?</text:p>
      <text:p text:style-name="P3">__Nabor Nolasco. El carrancista.</text:p>
      <text:p text:style-name="P3">__¿Y por qué no mejor me has dejado morir?</text:p>
      <text:p text:style-name="P3"><text:soft-page-break/>__Porque aún no es tiempo. No antes de que yo mate a Francisco Villa.</text:p>
      <text:p text:style-name="P3">__¿Lo vas a matar?</text:p>
      <text:p text:style-name="P3">__Sí. Yo y todos esos que duermen ahí amontonados, junto a las carabinas.</text:p>
      <text:p text:style-name="P3">__¿Cuándo?</text:p>
      <text:p text:style-name="P3">__En cuanto pase por aquí enfrente. Este su camino de regreso a Canutillo.<text:span text:style-name="T79"> </text:span>Pero <text:span text:style-name="T79">ahora </text:span>descansa<text:span text:style-name="T79">,</text:span> duerme<text:span text:style-name="T79">,</text:span> mañana va a ser un día muy agitado.</text:p>
      <text:p text:style-name="P3"/>
      <text:p text:style-name="P17">&lt;<text:span text:style-name="T53">emb</text:span>/&gt;</text:p>
      <text:p text:style-name="P17"/>
      <text:p text:style-name="P3">__Pídeme un deseo.</text:p>
      <text:p text:style-name="P3">__¿Cómo?</text:p>
      <text:p text:style-name="P3">__Que me pidas un deseo. Lo que tú quieras.</text:p>
      <text:p text:style-name="P3">__¿Un deseo?</text:p>
      <text:p text:style-name="P3">__Sí. Ayer tú me salvaste la vida. Hoy me toca concederte un deseo.</text:p>
      <text:p text:style-name="P3">__¿Lo que yo quiera?</text:p>
      <text:p text:style-name="P3">__Sí.</text:p>
      <text:p text:style-name="P3">__¿En serio, lo que yo quiera?</text:p>
      <text:p text:style-name="P3">__Sí.</text:p>
      <text:p text:style-name="P3">__Ya sé. Quiero casarme con <text:span text:style-name="T79">Mercedes, la del burdel</text:span>. Mañana mismo, después de <text:span text:style-name="T79">haber matado</text:span> a <text:span text:style-name="T79">Francisco </text:span>Villa.</text:p>
      <text:p text:style-name="P3">__Concedido.</text:p>
      <text:p text:style-name="P3"/>
      <text:p text:style-name="P17">&lt;<text:span text:style-name="T53">emb</text:span>/&gt;</text:p>
      <text:p text:style-name="P17"/>
      <text:p text:style-name="P3">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text:soft-page-break/>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7">&lt;h1 align="center"&gt;</text:p>
      <text:p text:style-name="P9">EL NEGRO QUE MURIÓ JUNTO A PANCHO VILLA</text:p>
      <text:p text:style-name="P17">&lt;/h1&gt;</text:p>
      <text:p text:style-name="P3">Nombre: Michael</text:p>
      <text:p text:style-name="P3">Apellido: Freeman.</text:p>
      <text:p text:style-name="P3">Edad: 23 años.</text:p>
      <text:p text:style-name="P3">Nacionalidad: desconocida.</text:p>
      <text:p text:style-name="P3">Complexión: correosa.</text:p>
      <text:p text:style-name="P3">Tez: ovalada clara.</text:p>
      <text:p text:style-name="P3">Pelo: ni uno.</text:p>
      <text:p text:style-name="P3">Nariz: oídos, garganta.</text:p>
      <text:p text:style-name="P3">Señas particulares: 14 trayectorias de bala distribuidas más o menos por todo el cuerpo.</text:p>
      <text:p text:style-name="P3">Tiro de gracia: sí.</text:p>
      <text:p text:style-name="P3">Observaciones: su cuerpo fue encontrado en el asiento de atrás, junto a los de Francisco Villa, Miguel Trillo, Daniel Tamayo y Rafael Medrano.</text:p>
      <text:p text:style-name="P3">Tipo de bala: expansiva.</text:p>
      <text:p text:style-name="P3">Marca del auto: Dodge.</text:p>
      <text:p text:style-name="P3">Cantidad de impactos sobre el chasis: 47.</text:p>
      <text:p text:style-name="P3">Armas utilizadas: carabinas 30 especial y pistolas escuadra calibre 45.</text:p>
      <text:p text:style-name="P3">Escoltas que lograron escapar: 2.</text:p>
      <text:p text:style-name="P3">Sus nombres: Ramón Contreras y Claro Hurtado.</text:p>
      <text:p text:style-name="P3">Última postura del Centauro: el cuerpo completamente doblado hacia la portezuela y la mano derecha en posición de sacar la pistola.</text:p>
      <text:p text:style-name="P3"><text:soft-page-break/>Qué medio de transporte utilizaron los sicarios para la huída: caballo.</text:p>
      <text:p text:style-name="P3">Cómo huyeron: con toda tranquilidad.</text:p>
      <text:p text:style-name="P3">De qué tuvieron tiempo: de robarle el abrigo a Miguel Trillo.</text:p>
      <text:p text:style-name="P3">Hacia dónde se dirigieron: hacia una esquina apodada "La Bajadita".</text:p>
      <text:p text:style-name="P3">De qué carecía su marcha: de la más mínima precipitación.</text:p>
      <text:p text:style-name="P3">Qué encendieron tranquilamente mientras huían: un par de cigarrillos.</text:p>
      <text:p text:style-name="P3">De qué manera reían mientras huían: a carcajadas.</text:p>
      <text:p text:style-name="P3">Qué se encontraron en el camino: unas mujeres.</text:p>
      <text:p text:style-name="P3">De profesión: prostitutas.</text:p>
      <text:p text:style-name="P3">A dónde iban: a ver qué pasaba.</text:p>
      <text:p text:style-name="P3">Con qué: con gran curiosidad.</text:p>
      <text:p text:style-name="P3">Cómo era una de ellas: muy bella.</text:p>
      <text:p text:style-name="P3">Cómo era la otra: aún más bella.</text:p>
      <text:p text:style-name="P3">Su nombre: Malena Azcárraga.</text:p>
      <text:p text:style-name="P3">Su pseudónimo: Mercedes.</text:p>
      <text:p text:style-name="P3">En qué pensaba: que no sea haya muerto que no se haya muerto que no se haya muerto.</text:p>
      <text:p text:style-name="P3">En qué había pensado poco antes: en que los besos de su amigo de la infancia, el Donaciano, resonaban con nostalgia buena en su recuerdo. </text:p>
      <text:p text:style-name="P3">Qué hizo uno de los de a caballo: se detuvo.</text:p>
      <text:p text:style-name="P3">Qué pensaba: esta es la <text:span text:style-name="T80">Mercedes del burdel</text:span>.</text:p>
      <text:p text:style-name="P3">Y qué le dijo: ¡Usted! Súbase. Me la voy a llevar conmigo.</text:p>
      <text:p text:style-name="P3">Y ella qué respondió: ¿Por qué los tiros?</text:p>
      <text:p text:style-name="P3">Y él qué le dijo: Mataron a Pancho Villa.</text:p>
      <text:p text:style-name="P3">Y ella: ¿Y a quién más?</text:p>
      <text:p text:style-name="P3">Y él: A toda su escolta.</text:p>
      <text:p text:style-name="P3">Y cómo los mataron: en su carro, cuando salían de Parral.</text:p>
      <text:p text:style-name="P3">Qué carro era: Un Dodge.</text:p>
      <text:p text:style-name="P3">Y está usted seguro que nadie sobrevivió: Sí, lo estoy.</text:p>
      <text:p text:style-name="P3">Y qué pensó ella: se murió Pancho Villa: esto se va a poner horrible: ¿se habrá muerto Donaciano?: me voy a ir: lo mismo da este que aquel</text:p>
      <text:p text:style-name="P3">Y qué pasó entonces: ella se subió al caballo.</text:p>
      <text:p text:style-name="P3">Y él qué hizo: la ayudó a subir.</text:p>
      <text:p text:style-name="P3">O sea que, dando por hecho la muerte de Donaciano, ella decidió huir con Nabor Nolasco con tal de evitar el acoso policiaco y judicial que sobrevendría a la muerte de Pancho Villa: sí.</text:p>
      <text:p text:style-name="P3">Y es cierto que se casaron al día siguiente: sí.</text:p>
      <text:p text:style-name="P3">Sin importarles que su boda coincidiera con el sepelio de Villa: sí.</text:p>
      <text:p text:style-name="P3">El 21 de julio de 1923: sí.</text:p>
      <text:p text:style-name="P3"><text:soft-page-break/>¿Si te dije que mis papás se casaron también un 21, pero de marzo?: no.</text:p>
      <text:p text:style-name="P3">¿Y fue acaso una bella boda?: ¿la de tus papás?</text:p>
      <text:p text:style-name="P3">No pendejo, la de Nolasco y Malena: Ah, no, esa no.</text:p>
      <text:p text:style-name="P3">¿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7">&lt;h1 align="center"&gt;</text:p>
      <text:p text:style-name="P9">NEGRO QUE MURIÓ EN LA BODA DE LA MUJER QUE AMABA</text:p>
      <text:p text:style-name="P17">&lt;/h1&gt;</text:p>
      <text:p text:style-name="P3">Nombre: Louis.</text:p>
      <text:p text:style-name="P3">Apellido: Jackson.</text:p>
      <text:p text:style-name="P3">Nacionalidad: gringa.</text:p>
      <text:p text:style-name="P3">Ojos: tristes.</text:p>
      <text:p text:style-name="P3">Boca: desolada.</text:p>
      <text:p text:style-name="P3">Nariz: gacha.</text:p>
      <text:p text:style-name="P3">Pelo: apesadumbrado oscuro.</text:p>
      <text:p text:style-name="P3">Señas particulares: un poema manuscrito con letra de aprendiz de escolapio:</text:p>
      <text:p text:style-name="P17">&lt;br/&gt;</text:p>
      <text:p text:style-name="P17">&lt;p align="center"&gt;</text:p>
      <text:p text:style-name="P28">Malenita, está linda la mar, </text:p>
      <text:p text:style-name="P28">y el viento </text:p>
      <text:p text:style-name="P28">lleva esencia sutil de azahar; </text:p>
      <text:p text:style-name="P28">yo siento </text:p>
      <text:p text:style-name="P28">en el alma una alondra cantar: </text:p>
      <text:p text:style-name="P28">tu acento.</text:p>
      <text:p text:style-name="P28">Malenita, te voy a contar un cuento: </text:p>
      <text:p text:style-name="P28">era español y tenía </text:p>
      <text:p text:style-name="P28">un establo de rumiantes, </text:p>
      <text:p text:style-name="P28"><text:soft-page-break/>una hacienda hecha de día </text:p>
      <text:p text:style-name="P28">y un rebaño de agravantes, </text:p>
      <text:p text:style-name="P28">un frasco de tequilita, </text:p>
      <text:p text:style-name="P28">un sombrero de tisú, </text:p>
      <text:p text:style-name="P28">y una gentil princesita </text:p>
      <text:p text:style-name="P28">tan bonita, Malenita, </text:p>
      <text:p text:style-name="P28">tan bonita como tú.</text:p>
      <text:p text:style-name="P28">Una tarde la princesa </text:p>
      <text:p text:style-name="P28">vio una oreja aparecer; </text:p>
      <text:p text:style-name="P28">la princesa era traviesa </text:p>
      <text:p text:style-name="P28">y la quiso ir a coger. </text:p>
      <text:p text:style-name="P28">Y se fue la niña bella </text:p>
      <text:p text:style-name="P28">al establo de ordeñar, </text:p>
      <text:p text:style-name="P28">a enamorar a la oreja </text:p>
      <text:p text:style-name="P28">que la hacía suspirar. </text:p>
      <text:p text:style-name="P28">Y siguió camino arriba </text:p>
      <text:p text:style-name="P28">por la paja y más allá; </text:p>
      <text:p text:style-name="P28">mas lo malo es que ella iba </text:p>
      <text:p text:style-name="P28">sin permiso del papá. </text:p>
      <text:p text:style-name="P28">El español: "¿Qué te has hecho?</text:p>
      <text:p text:style-name="P28">Te he buscado y no te hallé </text:p>
      <text:p text:style-name="P28">y qué tienes en el pecho </text:p>
      <text:p text:style-name="P28">que encendido se te ve?"</text:p>
      <text:p text:style-name="P28">La princesa no mentía y así dijo la verdad:</text:p>
      <text:p text:style-name="P28">"Fui a cuidar la oreja mía </text:p>
      <text:p text:style-name="P28">a la azul inmensidad".</text:p>
      <text:p text:style-name="P28">Papá clama: "¿No te he dicho </text:p>
      <text:p text:style-name="P28">que al indio no hay que tocar?</text:p>
      <text:p text:style-name="P28">¡Qué locura y qué capricho! </text:p>
      <text:p text:style-name="P28">Esa oreja he de cortar.</text:p>
      <text:p text:style-name="P28">&lt;/p&gt;</text:p>
      <text:p text:style-name="P3">De dónde fueron extraídos los datos personales: de un listón azulgrana que el finado llevaba atado a la muñeca.</text:p>
      <text:p text:style-name="P3">Y el poema: No, ese fue encontrado en el suelo, junto al charco de vómito.</text:p>
      <text:p text:style-name="P3">Y el capítulo: pues ya se acabó.</text:p>
      <text:p text:style-name="P3">Qué bueno. Estuvo muy pinche largo.</text:p>
      <text:p text:style-name="P3">&lt;/capítulo&gt;</text:p>
      <text:p text:style-name="P81"/>
      <text:p text:style-name="P3">&lt;capítulo número="4" título="Organogénesis&gt;</text:p>
      <text:p text:style-name="P3">Fui becado en circunstancias muy extrañas. Al día siguiente de que me corrieran del Banco Unión recibí una llamada inesperada. Era una licenciada. Me felicitaba por haber sido favorecido con una beca Jóvenes Creadores del FONCA. </text:p>
      <text:p text:style-name="P3">__Pero licenciada, yo no he solicitado beca alguna. Debe haber un error.</text:p>
      <text:p text:style-name="P3">__¿Está usted escribiendo una novela, sí o no?</text:p>
      <text:p text:style-name="P3">__Sí, bueno, no sé, mire, lo que pasa es que cuando tenía veinte años...</text:p>
      <text:p text:style-name="P3">__¿Cuál es su fecha de nacimiento?</text:p>
      <text:p text:style-name="P3">Le dije mi fecha de nacimiento.</text:p>
      <text:p text:style-name="P3">__No hay duda, es usted. Felicidades. Puede pasar a firmar sus papeles al FONCA. </text:p>
      <text:p text:style-name="P3">Mis sospechas empeoraron cuando conocí las circunstancias en que la beca me había sido atribuida. </text:p>
      <text:p text:style-name="P17">&lt;h2 align="center"&gt;</text:p>
      <text:p text:style-name="P17">CIRCUNSTANCIAS QUE DEMUESTRAN QUE TODO ESTO ESTÁ MUY RARO</text:p>
      <text:p text:style-name="P17">&lt;/h2&gt;</text:p>
      <text:p text:style-name="P3"/>
      <text:p text:style-name="P3">1. Yo nunca solicité esa beca, ni ninguna otra.</text:p>
      <text:p text:style-name="P3">2. Esas becas son por un año. La mía es de duración indefinida, hasta la conclusión de la novela.</text:p>
      <text:p text:style-name="P3">3. La convocatoria para esas becas sale en marzo, los resultados son publicados en agosto, y las becas otorgadas a partir de octubre. La mía me la dieron <text:span text:style-name="T28">ipso facto </text:span>en abril.</text:p>
      <text:p text:style-name="P3">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3">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text:span text:style-name="T85">base </text:span>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3"><text:soft-page-break/>6. A ningún otro becario lo visita el espíritu de Francisco I. Madero.</text:p>
      <text:p text:style-name="P17">&lt;img src="madero_request.jpg" align="center"&gt;</text:p>
      <text:p text:style-name="P17"><draw:frame draw:style-name="fr2" draw:name="Imagen1" text:anchor-type="char" svg:y="0.002cm" svg:width="7.392cm" svg:height="3.805cm" draw:z-index="0"><draw:image xlink:href="Pictures/10000000000002D10000014C2140DEBEFE51874F.png" xlink:type="simple" xlink:show="embed" xlink:actuate="onLoad" loext:mime-type="image/png"/></draw:frame>&lt;/img&gt;</text:p>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Invertí todo el día en un solo párrafo, que al final acabé desechando. El capítulo cuarto se niega. Ya van varias veces que intento escribirlo y no lo logro.</text:p>
      <text:p text:style-name="P3">MADERO&gt; Paciencia, paciencia.</text:p>
      <text:p text:style-name="P3">MEDIUM&gt; Estoy desesperado. Yo soy programador, ¿qué hago escribiendo una novela?</text:p>
      <text:p text:style-name="P3">MADERO&gt; Bueno, punto número uno: tiene una beca. Y punto número dos: está usted boletinado por sospecha de sabotaje al Banco Unión y nadie lo contratará nunca más en el sistema financiero nacional. </text:p>
      <text:p text:style-name="P3">MEDIUM&gt; Ya sé. Por eso acepté la beca. Una beca, por cierto, que nunca solicité.</text:p>
      <text:p text:style-name="P3">MADERO&gt; Una beca que le permite pagar la renta y comer todos los días. Debería estar agradecido. Además, si mal no recuerdo, al principio del capítulo segundo usted escribe que le hubiera gustado...</text:p>
      <text:p text:style-name="P3">MEDIUM&gt; Sí, lo sé, vivir de la literatura. Pero no hablaba en serio, ahora me doy cuenta. Yo no soy novelista. Escribí mi Capítulo Número 1bis no por talento ni por vocación, sino porque estaba enamorado.</text:p>
      <text:p text:style-name="P3">MADERO&gt; ¿De quién?</text:p>
      <text:p text:style-name="P3">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3">MADERO&gt; ¿Y por qué decidió precisamente escribir una novela? ¿No habría sido más <text:soft-page-break/>fácil invitarla a un concierto o a una obra de teatro?</text:p>
      <text:p text:style-name="P3">MEDIUM&gt; Por el incidente de la biblioteca.</text:p>
      <text:p text:style-name="P3">MADERO&gt; ¿Qué clase de incidente fue ese?</text:p>
      <text:p text:style-name="P3">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5">hablaba a solas con su abuela, &lt;i&gt;</text:span><text:span text:style-name="T28">in absentia&lt;/i&gt;</text:span><text:span text:style-name="T15">, como una loca</text:span>, lo cual hacía encabronar sobremanera a su papá. Todo esto se habría perdido para siempre en el olvido si no fuera por el incidente de la biblioteca. </text:p>
      <text:p text:style-name="P3">MADERO&gt; ¿Qué clase de incidente fue ese?</text:p>
      <text:p text:style-name="P3">MEDIUM&gt; Ya me hizo usted esa pregunta. </text:p>
      <text:p text:style-name="P3">MADERO&gt; Misma que usted aún no me responde. </text:p>
      <text:p text:style-name="P3">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3">Historias Verdaderas</text:span><text:span text:style-name="T11">&lt;/b&gt;. Mientras lo hojeábamos juntos, mientras lo leíamos en voz alta, encontramos un objeto sorprendente entre sus páginas: algo que no vamos a olvidar nunca</text:span>. </text:p>
      <text:p text:style-name="P3">MADERO&gt; ¿Qué encontraron?</text:p>
      <text:p text:style-name="P3"><text:soft-page-break/>MEDIUM&gt; Yo sabía que había gente que guardaba hojas, pétalos, e incluso mariposas 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3">MADERO&gt; ¿Una oreja?</text:p>
      <text:p text:style-name="P3">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text:span text:style-name="T85">todo </text:span>mi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3">MADERO&gt; ¿De plano?</text:p>
      <text:p text:style-name="P3">MEDIUM&gt; ¡Sí!</text:p>
      <text:p text:style-name="P3">MADERO&gt; ¿Y qué ocurrió después del beso?</text:p>
      <text:p text:style-name="P3">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p>
      <text:p text:style-name="P3">MADERO&gt; Y entonces escribió su Capítulo Número Uno, ¿no es así?.</text:p>
      <text:p text:style-name="P3">MEDIUM&gt; Sí. En quince días. </text:p>
      <text:p text:style-name="P3">MADERO&gt; ¿Y se lo dio a leer?</text:p>
      <text:p text:style-name="P3">MEDIUM&gt; No. Se lo leí por teléfono. </text:p>
      <text:p text:style-name="P3">MADERO&gt; ¿Y cuál fue su reacción?</text:p>
      <text:p text:style-name="P3">MEDIUM&gt; Se aburrió. No llegó al final. Dijo que no le gustaban las historias de vampiros.</text:p>
      <text:p text:style-name="P3">MADERO&gt; ¡Qué lástima!</text:p>
      <text:p text:style-name="P3">MEDIUM&gt; Bueno, pero... ¿qué hago yo contándole mis problemas de amor a una ventana de chat? Usted supuestamente es un espíritu. ¿No se supone que usted puede entrar en mis pensamientos?</text:p>
      <text:p text:style-name="P3">MADERO&gt; He estado muy ocupado últimamente. La vida de los espíritus es muy <text:soft-page-break/>ajetreada. Ustedes de aquel lado creen que morirse significa descansar, ¡qué errados están! Aunque quizá sea mejor así. Si supieran cómo es por acá, no se morirían, se lo aseguro.</text:p>
      <text:p text:style-name="P3">MEDIUM&gt; Seríamos inmortales, como Donaciano.</text:p>
      <text:p text:style-name="P3">MADERO&gt; Exacto, como el Donaciano de su novela. Porque el referente real, Carlos Fidel Slim Velázquez, ese sí es mortal. Y nosotros acá, en el mundo espírita, conocemos con exactitud la fecha y la hora de su fallecimiento. </text:p>
      <text:p text:style-name="P3">MEDIUM&gt; ¡No me la diga! No la quiero saber. </text:p>
      <text:p text:style-name="P3">MADERO&gt; De cualquier manera los espíritus no estamos autorizados a revelar esa clase de información, ni siquiera a los medium novelistas, como usted. </text:p>
      <text:p text:style-name="P3">MEDIUM&gt; ¿Medium novelista?</text:p>
      <text:p text:style-name="P3">MADERO&gt; Es decir, un medium que capta señales espíritas durante el proceso de escritura, y las plasma en sus escritos. De ahí nuestro interés por darle las mejores condiciones para que termine usted su capítulo cuarto. </text:p>
      <text:p text:style-name="P3">MEDIUM&gt; Ni siquiera sé cómo empezarlo. He escrito cuatro versiones distintas. Todas han ido a parar al bote de basura.</text:p>
      <text:p text:style-name="P3">MADERO&gt; ¿Por qué no empieza de una vez por todas con la salsa?</text:p>
      <text:p text:style-name="P3">MEDIUM&gt; ¿La salsa?</text:p>
      <text:p text:style-name="P3">MADERO&gt; Sí, la salsa.</text:p>
      <text:p text:style-name="P3">MEDIUM&gt; ¿Cómo sabe usted que hay una salsa?</text:p>
      <text:p text:style-name="P3">MADERO&gt; Está en su disco duro, en el archivo /home/harmodio/letras/embrion/salsa.doc</text:p>
      <text:p text:style-name="P3">MEDIUM&gt; ¿Qué clase de espíritu es usted, que conoce mejor mi disco duro que mis pensamientos?</text:p>
      <text:p text:style-name="P3">MADERO&gt; Sus pensamientos los conozco muy bien.</text:p>
      <text:p text:style-name="P3">MEDIUM&gt; ¿Entonces por qué me ha hecho contarle el incidente de la biblioteca?</text:p>
      <text:p text:style-name="P3">MADERO&gt; Para desazolvarle los veneros narrativos y que el universo espírita se manifieste a través de su prosa. Tenga usted buenas noches. </text:p>
      <text:p text:style-name="P3">MEDIUM&gt; Buenas noches, señor Madero.</text:p>
      <text:p text:style-name="P26">CHAT MANAGER&gt; "President Madero" has left the room. </text:p>
      <text:p text:style-name="P26"/>
      <text:p text:style-name="P30">&lt;emb/&gt;</text:p>
      <text:p text:style-name="P24"/>
      <text:p text:style-name="P3"><text:span text:style-name="T28">__</text:span><text:span text:style-name="T15">una vez más no estoy entendiendo nada, y no creo que sea porque voy manejando</text:span></text:p>
      <text:p text:style-name="P26">__no te vayas a salir rumbo a San Juan del Río</text:p>
      <text:p text:style-name="P26">__no te vayas a salir rumbo al hermetismo </text:p>
      <text:p text:style-name="P26">__te estás burlando</text:p>
      <text:p text:style-name="P26">__explícame por favor qué está pasando en tu novela</text:p>
      <text:p text:style-name="P3"><text:soft-page-break/><text:span text:style-name="T15">__a ver, hace veinticinco años yo tenía 23 años y era un joven novelista que se pretendía el James Joyce de Ecatepec: este es mi capítulo de &lt;i&gt;</text:span><text:span text:style-name="T28">mise en abyme</text:span><text:span text:style-name="T15">&lt;/i&gt;</text:span></text:p>
      <text:p text:style-name="P3"><text:span text:style-name="T28">__</text:span><text:span text:style-name="T15">ah, ya entendí</text:span></text:p>
      <text:p text:style-name="P26">__¿te sigues burlando?</text:p>
      <text:p text:style-name="P26">__te juro que no me burlo: tú explícame</text:p>
      <text:p text:style-name="P26">__¿ya encendiste los faros?</text:p>
      <text:p text:style-name="P26">__desde hace rato</text:p>
      <text:p text:style-name="P26">__¿te molesta el reflejo de la tablet?</text:p>
      <text:p text:style-name="P26">__me molesta no entender la trama de tu novela</text:p>
      <text:p text:style-name="P26">__te explico cuál era la intención aquí: ¿tú te acuerdas que Madero era espiritista? Como Victor Hugo y casi todos a finales del siglo XIX. </text:p>
      <text:p text:style-name="P26">__no lo sabía</text:p>
      <text:p text:style-name="P26">__pues Madero, mientras era presidente, hablaba por vía espiritual con su hermano Raúl, quien había fallecido siendo niño</text:p>
      <text:p text:style-name="P26">__¡órale!</text:p>
      <text:p text:style-name="P26">__y pues aquí Madero (o su espíritu) le habla al escritor de esta novela</text:p>
      <text:p text:style-name="P26">__es decir: a ti</text:p>
      <text:p text:style-name="P26">__sí, a mí</text:p>
      <text:p text:style-name="P26">__¿y esa historia de la beca?</text:p>
      <text:p text:style-name="P26">__pues es que cuando yo quería convertirme en el Vargas Llosa de Ecatepec, pedí la beca Jóvenes Creadores al Fondo Nacional para la Cultura y las Artes para escribir el Embrión Dorado (espóiler: no me la dieron)</text:p>
      <text:p text:style-name="P26">__¿y eso qué tiene qué ver?</text:p>
      <text:p text:style-name="P26">__pues me quería burlar un poco</text:p>
      <text:p text:style-name="P26">__no se entiende</text:p>
      <text:p text:style-name="P26">__yo creo que lo voy a quitar</text:p>
      <text:p text:style-name="P26">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3"><text:span text:style-name="T15">__pues es la &lt;i&gt;</text:span><text:span text:style-name="T28">mise en abyme</text:span><text:span text:style-name="T15">&lt;/i&gt;: para que la realidad parezca la realidad, hay que decir que había un amigo mío que inspiró a Buentello</text:span></text:p>
      <text:p text:style-name="P26">__el tal Bonavena</text:p>
      <text:p text:style-name="P26">__así es, y una MaElena que inspiró a Maelena</text:p>
      <text:p text:style-name="P26">__eso de MaElena es también muy confuso</text:p>
      <text:p text:style-name="P26">__es que en la novela está escrito con eme y e mayúscula</text:p>
      <text:p text:style-name="P26">__¿cómo?</text:p>
      <text:p text:style-name="P26">__eme mayúscula, a minúscula, e mayúscula y lena en minúsculas</text:p>
      <text:p text:style-name="P26"><text:soft-page-break/>__¿cómo McDonalds?</text:p>
      <text:p text:style-name="P26">__ándale</text:p>
      <text:p text:style-name="P26">__¡no seas mamón!</text:p>
      <text:p text:style-name="P26">__dos_tres_no.te.impresiones</text:p>
      <text:p text:style-name="P3"><text:span text:style-name="T15">__¿y qué va a pasar después de la </text:span><text:bookmark-start text:name="__DdeLink__2706_3238063213"/><text:span text:style-name="T15">&lt;i&gt;</text:span><text:span text:style-name="T28">mise en abyme</text:span><text:span text:style-name="T15">&lt;/i&gt;</text:span><text:bookmark-end text:name="__DdeLink__2706_3238063213"/><text:span text:style-name="T15">? </text:span></text:p>
      <text:p text:style-name="P26">__te cuento: ¿recuerdas a María Máxima? </text:p>
      <text:p text:style-name="P26">__¿cómo olvidarla? ¡es la mamá de Buentello! La que lo mima (nota al calce: ¿te fijas cómo a ti sí se te olvida qué es un trofoblasto pero a mí no se me olvida quién es María Máxima?</text:p>
      <text:p text:style-name="P26">__es que María Máxima es un personaje muy imponente, inspirado por supuesto en mi madre</text:p>
      <text:p text:style-name="P26">__no se me habría ocurrido </text:p>
      <text:p text:style-name="P26">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6">__más que imbécil: un criminal que seguramente morirá rico e impune</text:p>
      <text:p text:style-name="P26">__y pues esa señora que ahora es tan poderosa detesta a su nuera</text:p>
      <text:p text:style-name="P26">__¡como tu mamá conmigo!</text:p>
      <text:p text:style-name="P26">__quizá un poco más</text:p>
      <text:p text:style-name="P26">__¿tal grado de odio es posible?</text:p>
      <text:p text:style-name="P26">__al menos en la ficción sí</text:p>
      <text:p text:style-name="P26">__¿y qué va a hacer esa terrible suegra?</text:p>
      <text:p text:style-name="P26">__pues va a organizar el secuestro de su nuera </text:p>
      <text:p text:style-name="P26">__¿y para qué la quiere secuestrar?</text:p>
      <text:p text:style-name="P26">__para clonar a Donaciano</text:p>
      <text:p text:style-name="P26">__¡ah, chingá!</text:p>
      <text:p text:style-name="P26">__como lo oyes</text:p>
      <text:p text:style-name="P26">__¿y para qué querría alguien clonar a un inmortal?</text:p>
      <text:p text:style-name="P26">__precisamente: el inmortal tiene la esperanza de que, si lo clonan, el Donaciano_clón heredará la inmortalidad, mientras que el Donaciano_original podrá descansar, al fin, y morir en paz</text:p>
      <text:p text:style-name="P26">__o sea que quiere que lo clonen para morirse</text:p>
      <text:p text:style-name="P26">__exacto</text:p>
      <text:p text:style-name="P26">__y como Malenita es bióloga, pues será ella la encargada de la clonación</text:p>
      <text:p text:style-name="P26">__sí, pero Malenita es una bióloga ética, como tú, que no se prestaría en lo absoluto a clonar a un ser humano, por lo tanto su suegra María Máxima la va a secuestrar y la va obligar a clonar a Donaciano por la fuerza</text:p>
      <text:p text:style-name="P3"><text:soft-page-break/><text:span text:style-name="T15">__pero en 1998 nadie en México tenía el conocimiento suficiente para clonar ovejas, mucho menos seres humanos</text:span></text:p>
      <text:p text:style-name="P26">__por eso es que cuento que Malenita se doctoró justo en el Roslin Institute de Edimburgo, en donde trabajó como técnico en la clonación de la oveja Dolly con el mismísimo Ian Wilmut.</text:p>
      <text:p text:style-name="P26">__¡Sir Ian Wilmut!: a ese güey un día le van a dar el Nóbel</text:p>
      <text:p text:style-name="P3"><text:span text:style-name="T15">__y Malenita va como coautora del &lt;i&gt;</text:span><text:span text:style-name="T28">paper</text:span><text:span text:style-name="T15">&lt;/i&gt;</text:span></text:p>
      <text:p text:style-name="P26">__¡te pasas! Le deberías recomendar al editor que distribuya tu novela con un audio adjunto con tus explicaciones</text:p>
      <text:p text:style-name="P26">__¿ya llegamos a Tequisquiapan?: es que necesito mear</text:p>
      <text:p text:style-name="P26">__¿otra vez?</text:p>
      <text:p text:style-name="P26"/>
      <text:p text:style-name="P24"/>
      <text:p text:style-name="P3"/>
      <text:p text:style-name="P82">&lt;b&gt;<text:span text:style-name="T13">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3">En el bar León hay música viva, instrumentos de carne y hueso de donde los músicos arrancan el espíritu de la cópula y lo ponen a palpitar en mitad del aire.</text:p>
      <text:p text:style-name="P82">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82">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82"><text:soft-page-break/>No nos adelantemos. Por el momento, nadie en bar León sería capaz de adivinar las 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82">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82">¿Dónde se conocieron Nacha Ceniceros y María Máxima Meza Marañón? ¿Cómo se trenzó tal grado de confianza? La novela lo ignora, y solo sabe que un brazo derecho de un brazo derecho es también un brazo derecho. </text:p>
      <text:p text:style-name="P82">Sudados y aún arrítmicos, Malena y Buentello regresan a la mesa, él bañado en brillantina, ella exultante de ritmo. En cuanto se sientan, un mesero se acerca: </text:p>
      <text:p text:style-name="P3">__La dama les envía sus saludos y esta botella.</text:p>
      <text:p text:style-name="P3">__¿Cuál dama?</text:p>
      <text:p text:style-name="P3">__La de allá.</text:p>
      <text:p text:style-name="P3">__¡Mira Puerquito, whisky escocés, &lt;i&gt;<text:span text:style-name="T28">single malt</text:span><text:span text:style-name="T15">&lt;/i&gt;, 12 años</text:span>! </text:p>
      <text:p text:style-name="P3">__¿Quién es ella?</text:p>
      <text:p text:style-name="P3">__No lo sé, pero qué pedazo de botella nos ha enviado.</text:p>
      <text:p text:style-name="P3">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3">__¿Me concedería esta pieza?</text:p>
      <text:p text:style-name="P3">Los primeros acordes de de una salsa desconocida truenan en el medio ambiente. Malenita duda. Los confunde con Que Nadie Sepa Mi Sufrir (y se equivoca). Me encanta esta salsa, Puerquito: voy a bailarla con la señora: sírvete un s<text:span text:style-name="T28">ingle malt </text:span><text:span text:style-name="T15">y espérame. </text:span></text:p>
      <text:p text:style-name="P3">__Con gusto.</text:p>
      <text:p text:style-name="P3">Las dos mujeres se detienen al centro de la pista. La Ceniceros desmaya el brazo <text:soft-page-break/>sobre el pecho de mi niña. Malenita desliza el antebrazo por su cintura. Nacha toma 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3">Tengo el honor de presentar, señoras y señores, al grupo más caliente de la literatura. Con ustedes, de Santiago de Cuba... ¡¡¡Lo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__Oye Carra.</text:p>
      <text:p text:style-name="P3">__Dime, Feliluí.</text:p>
      <text:p text:style-name="P3">__¿Qué esa no’é la Nacha Cenicero, la de tus revi’tas?</text:p>
      <text:p text:style-name="P3">__¡Coñó mi helmano, que obstinació! Mejor ponte a la trompeta, que ya viene tu acold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82">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p>
      <text:p text:style-name="P3">¿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28">in extremis</text:span><text:span text:style-name="T15">&lt;/i&gt;</text:span><text:span text:style-name="T28"> </text:span>de lo difícil que será explicarle a Malenita tantas manchas de sangre, aunque también parecieran desmayarse cuando el metal de las trompetas los somete con una andanada de acordes perezpradianos.</text:p>
      <text:p text:style-name="P3"><text:soft-page-break/>__¿Y Mauricio?</text:p>
      <text:p text:style-name="P3">__Por él no te preocupes, estará bien.</text:p>
      <text:p text:style-name="P3">__¿Y mi bolsa?</text:p>
      <text:p text:style-name="P3">__Ya la tienen los muchachos.</text:p>
      <text:p text:style-name="P3">__¿A dónde me lleva?</text:p>
      <text:p text:style-name="P3">__Ven por aquí, acompáñame.</text:p>
      <text:p text:style-name="P3">__Yo no voy a ningún lado sin mi Puerquito.</text:p>
      <text:p text:style-name="P3">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3">__Créeme, lamento hacer las cosas por las malas __dice María Máxima, sacudiéndose la diamantina del traje de afán de limpieza.</text:p>
      <text:p text:style-name="P3"/>
      <text:p text:style-name="P17">&lt;<text:span text:style-name="T53">emb</text:span>/&gt;</text:p>
      <text:p text:style-name="P17"/>
      <text:p text:style-name="P3">&lt;b&gt;<text:span text:style-name="T13">Laguna</text:span><text:span text:style-name="T11">&lt;/b&gt;</text:span>: omisión o hueco en que se dejó de poner algo o en que algo ha desaparecido por la acción del tiempo o por otra causa.</text:p>
      <text:p text:style-name="P3">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28">play</text:span><text:span text:style-name="T15">&lt;/i&gt;</text:span><text:span text:style-name="T28">,</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3"><text:span text:style-name="T15">&lt;i&gt;</text:span><text:span text:style-name="T28">¿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text:span><text:soft-page-break/><text:span text:style-name="T28">día de hoy, marque 5. Si usted tiene un teléfono de disco, espere en la línea.</text:span><text:span text:style-name="T15">&lt;/i&gt;</text:span></text:p>
      <text:p text:style-name="P17">&lt;<text:span text:style-name="T53">emb</text:span>/&gt;</text:p>
      <text:p text:style-name="P82">&lt;b&gt;<text:span text:style-name="T13">Clón</text:span>&lt;/b&gt;: estirpe celular o serie de individuos uni o pluricelulares idénticos desde el punto de vista genético. Malenita presiona el botón. </text:p>
      <text:p text:style-name="P82">La pantalla del televisor se cubre de azul. La voz de Nacha Ceniceros brota del video con el primer plano de su rostro sobre un fondo pared blanca misterioso. Escocés auténtico. Perra. &lt;i&gt;<text:span text:style-name="T28">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28">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28">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28">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28">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82"/>
      <text:p text:style-name="P17">&lt;<text:span text:style-name="T53">emb</text:span>/&gt;</text:p>
      <text:p text:style-name="P17"><text:soft-page-break/></text:p>
      <text:p text:style-name="P3">&lt;b&gt;<text:span text:style-name="T13">Campanada</text:span>&lt;/b&gt;: golpe que da el badajo de la campana. Sonido que hace.</text:p>
      <text:p text:style-name="P3">Escándalo o novedad ruidosa. </text:p>
      <text:p text:style-name="P3">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p>
      <text:p text:style-name="P3"/>
      <text:p text:style-name="P17">&lt;<text:span text:style-name="T53">emb</text:span>/&gt;</text:p>
      <text:p text:style-name="P17"/>
      <text:p text:style-name="P3">&lt;b&gt;<text:span text:style-name="T13">Rosario</text:span>&lt;/b&gt;: sarta de cuentas separadas de diez en diez por otras, anudada por sus dos extremos, precedida por lo común de tres cuentas pequeñas. <text:span text:style-name="T15">En febrero de 1997, en un artículo publicado en la revista &lt;i&gt;</text:span><text:span text:style-name="T28">Nature</text:span><text:span text:style-name="T15">&lt;/i&gt; (Wilmut </text:span><text:span text:style-name="T28">et al.</text:span><text:span text:style-name="T15">, 1997)</text:span><text:span text:style-name="T15"><text:note text:id="ftn5" text:note-class="footnote"><text:note-citation>2</text:note-citation><text:note-body><text:p text:style-name="P90"><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5">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28">in vitro</text:span>&lt;/i&gt; 277 células de la glándula mamaria de una oveja adulta de raza Finn Dorset (de cara blanca) que se encontraba en el último trimestre de <text:soft-page-break/>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3"/>
      <text:p text:style-name="P62">&lt;emb/&gt;</text:p>
      <text:p text:style-name="P3"/>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Ya estoy harto. Mañana mismo empiezo a repartir mi currículum.</text:p>
      <text:p text:style-name="P3">Quiero ser de nuevo un programador.</text:p>
      <text:p text:style-name="P3">MADERO&gt; Eso no es posible. ¿Y la beca?</text:p>
      <text:p text:style-name="P3">MEDIUM&gt; Espero perderla.</text:p>
      <text:p text:style-name="P3">MADERO&gt; Con el trabajo que me costó que se la dieran.</text:p>
      <text:p text:style-name="P3">MEDIUM&gt; ¿A usted? Pero señor Madero, usted es casi un amigo imaginario.</text:p>
      <text:p text:style-name="P3">MADERO&gt; Yo soy un espíritu.</text:p>
      <text:p text:style-name="P3">MEDIUM&gt; Usted es un jáquer que con fines indeterminados pero presumiblemente perversos se ha entrometido en la modesta existencia de un programador, imposibilitándola. Si su estúpida ventana <text:span text:style-name="T28">President Madero is requesting a chat </text:span><text:span text:style-name="T15">no se hubiera entrometido aquella noche en mi trabajo, yo no estaría boletinado en el </text:span><text:soft-page-break/><text:span text:style-name="T15">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3">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3">MEDIUM&gt; ¿Y si yo soy un médium escribiente y usted es un espíritu, por qué se toma la molestia de abrir una conexión a internet y buscarme en el chat, en vez de "manifestarse" a través de lo que escribo?</text:p>
      <text:p text:style-name="P3">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3">MEDIUM&gt; ¿Y qué ganan los espíritus superiores si yo termino de escribir mi novela?</text:p>
      <text:p text:style-name="P3">MADERO&gt; No lo sé. Supongo que en algún momento se expresarán a través de lo que usted escribe, y es por eso que lo quieren escribiendo el mayor tiempo posible.</text:p>
      <text:p text:style-name="P3">MEDIUM&gt; ¿Usted puso el virus?</text:p>
      <text:p text:style-name="P3">MADERO&gt; ¡Ya deje en paz el virus! Reconozco que fue un tanto abrupto, pero ha tenido sus compensaciones. La beca, por ejemplo.</text:p>
      <text:p text:style-name="P3">MEDIUM&gt; ¿Quién me dio la beca?</text:p>
      <text:p text:style-name="P3">MADERO&gt; ¡Yo, quién más! Tomé posesión del aspirante que llenó la solicitud, de la secretaria que revisó la documentación, ¡hasta de varios miembros de la comisión que atribuye las becas para novela!</text:p>
      <text:p text:style-name="P3">MEDIUM&gt; ¿Y más o menos para cuando planean manifestarse a través de mí los espíritus superiores?</text:p>
      <text:p text:style-name="P3">MADERO&gt; Paciencia. Ya lo sabrá.</text:p>
      <text:p text:style-name="P3">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p>
      <text:p text:style-name="P3">MADERO&gt; No todos ellos son espíritus. No está usted entendiendo nada.</text:p>
      <text:p text:style-name="P3">MEDIUM&gt; ¿Entonces Tolstoi no...?</text:p>
      <text:p text:style-name="P3">MADERO&gt; Es largo de explicar. Pero sí le puedo adelantar que Rubén Darío está muy indignado por lo que hizo con su poema en el capítulo tercero.</text:p>
      <text:p text:style-name="P3"><text:soft-page-break/>MEDIUM&gt; ¿Darío?</text:p>
      <text:p text:style-name="P3">MADERO&gt; Hace poco intentó sabotearnos. Se le apareció en sueños al director de sistemas del Banco Unión arrastrando cadenas y gritando ¡recontrátalo y desboletínalo del sistema bancario nacional! Pero ya ha sido sancionado.</text:p>
      <text:p text:style-name="P3">MEDIUM&gt; El Banco Unión. ¡Qué tiempos aquellos! Lo que no diera por estar ahora programando.</text:p>
      <text:p text:style-name="P3">MADERO&gt; Pues no está programando. Está escribiendo una novela, muy confusa por cierto. Ya empecé a leer su capítulo cuarto, y me parece que la relación entre María Máxima y Nacha Ceniceros no queda clara.</text:p>
      <text:p text:style-name="P3">MEDIUM&gt; ¿Usted cree?</text:p>
      <text:p text:style-name="P3">MADERO&gt; No hay ninguna explicación sobre cómo Nacha Ceniceros, de quien lo único que sabemos es que fue actriz porno de los años setenta entra a trabajar a Télmex y se vuelve la mano derecha de María Máxima. </text:p>
      <text:p text:style-name="P3">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3">MADERO&gt; Suena bien. Así lo podría usted escribir. Ultimadamente, usted es el novelista, yo soy solo un espíritu.</text:p>
      <text:p text:style-name="P3">MEDIUM&gt; Usted es un jáquer.</text:p>
      <text:p text:style-name="P3">MADERO&gt; Soy un espíritu.</text:p>
      <text:p text:style-name="P3">MEDIUM&gt; Un jáquer.</text:p>
      <text:p text:style-name="P3">MADERO&gt; No discutamos. Escribamos, mejor. Que pase buenas noches.</text:p>
      <text:p text:style-name="P3">MEDIUM&gt; Buenas noches, señor Madero.</text:p>
      <text:p text:style-name="P26">CHAT MANAGER&gt; "President Madero" has left the room.</text:p>
      <text:p text:style-name="P26"/>
      <text:p text:style-name="P28">&lt;<text:span text:style-name="T54">emb</text:span>/&gt;</text:p>
      <text:p text:style-name="P28"/>
      <text:p text:style-name="P3">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ext:soft-page-break/>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3">__Pretenciosa.</text:p>
      <text:p text:style-name="P3">__Esquizofrénica.</text:p>
      <text:p text:style-name="P3">__Complicada.</text:p>
      <text:p text:style-name="P3">__Confusa.</text:p>
      <text:p text:style-name="P3">__Larga.</text:p>
      <text:p text:style-name="P3">__Aburrida.</text:p>
      <text:p text:style-name="P3">__Racista.</text:p>
      <text:p text:style-name="P3">__Antiabortista.</text:p>
      <text:p text:style-name="P3">__Inexacta.</text:p>
      <text:p text:style-name="P3">__Mal escrita.</text:p>
      <text:p text:style-name="P3">__No hay personajes.</text:p>
      <text:p text:style-name="P3">__No hay tema de fondo.</text:p>
      <text:p text:style-name="P3">__Le sobran adjetivos.</text:p>
      <text:p text:style-name="P3">__El capítulo primero es malo.</text:p>
      <text:p text:style-name="P3">__El segundo es peor.</text:p>
      <text:p text:style-name="P3">__Le faltan comas.</text:p>
      <text:p text:style-name="P3">__Le sobran alardes vanguardistas.</text:p>
      <text:p text:style-name="P3">__Está llena de insultos.</text:p>
      <text:p text:style-name="P3">__De mamá no paras de burlarte.</text:p>
      <text:p text:style-name="P3">__A mi padre lo difamas.</text:p>
      <text:p text:style-name="P3">__Mi personaje coquetea con la homosexualidad.</text:p>
      <text:p text:style-name="P3">__El narrador se hace el chistoso todo el tiempo.</text:p>
      <text:p text:style-name="P3">__Cae gordo.</text:p>
      <text:p text:style-name="P3">__Pero como nunca vas a publicar no nos preocupa.</text:p>
      <text:p text:style-name="P3">__Pobre de ti si lo subes al Internet.</text:p>
      <text:p text:style-name="P3">__Nos preocupas tú.</text:p>
      <text:p text:style-name="P3">__Ya no eres el de antes.</text:p>
      <text:p text:style-name="P3">__Has cambiado.</text:p>
      <text:p text:style-name="P3">__Tantos años de conocernos.</text:p>
      <text:p text:style-name="P3">__Desde la primaria.</text:p>
      <text:p text:style-name="P3">__¿Por qué no te limitas a la revolución?</text:p>
      <text:p text:style-name="P3">__La parte de las gallinas es muy bonita.</text:p>
      <text:p text:style-name="P3">__Esa no es de él, es un fusil.</text:p>
      <text:p text:style-name="P3">__Ah, ya decía yo.</text:p>
      <text:p text:style-name="P3"><text:soft-page-break/>__La parte del Principito, en cambio, es patética.</text:p>
      <text:p text:style-name="P3">__Si no has leído el Principito no se entiende.</text:p>
      <text:p text:style-name="P3">__¿Pero quién no ha leído el Principito, mi amor?</text:p>
      <text:p text:style-name="P3">__No falta, no falta.</text:p>
      <text:p text:style-name="P3">__Aquí tienes tus papeles.</text:p>
      <text:p text:style-name="P3">__En rojo marcamos las partes que queremos que elimines.</text:p>
      <text:p text:style-name="P3">__La clínica de abortos clandestinos.</text:p>
      <text:p text:style-name="P3">__El negro que me manda besos.</text:p>
      <text:p text:style-name="P3">__Mi papá masturbándose.</text:p>
      <text:p text:style-name="P3">__Yo masturbándome.</text:p>
      <text:p text:style-name="P3">__Gordita, morena y chaparrita.</text:p>
      <text:p text:style-name="P3">__Porque esas son cosas muy íntimas ¿verdad MaElenita?</text:p>
      <text:p text:style-name="P3">__Ya en serio, ¿a dónde crees que te va a llevar todo esto?</text:p>
      <text:p text:style-name="P3">__¿Por qué no cambias de giro?</text:p>
      <text:p text:style-name="P3">__A cualquiera lo corren del trabajo.</text:p>
      <text:p text:style-name="P3">__¿Te imaginas si todos los que pierden su empleo tomaran la misma actitud?</text:p>
      <text:p text:style-name="P3">__El mundo estaría lleno de novelas malas.</text:p>
      <text:p text:style-name="P3">Al regresar del Café de Nadie me encuentro un recado en la contestadora. Es la mamá de Bonavena. Me pide que por favor, si veo a su hijo, le recuerde que hoy le tocan sus vitaminas. Aforismo número dos: el fin último de toda realidad es pasarse de novela.</text:p>
      <text:p text:style-name="P3">Del catálogo de miembros desprendidos, o de cómo se va deshaciendo Donaciano, el segundo de ellos:</text:p>
      <text:p text:style-name="P17">&lt;h1 align="center"&gt;</text:p>
      <text:p text:style-name="P9">UN LEUCOCITO</text:p>
      <text:p text:style-name="P17">&lt;/h1&gt;</text:p>
      <text:p text:style-name="P3">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3">-Personal</text:p>
      <text:p text:style-name="P3"><text:soft-page-break/><text:tab/>+1 biologa del desarrollo experta en fecundación <text:span text:style-name="T28">in vitro</text:span></text:p>
      <text:p text:style-name="P3"><text:span text:style-name="T28"><text:tab/>+</text:span><text:span text:style-name="T15">1 médico genetista</text:span></text:p>
      <text:p text:style-name="P26"><text:tab/>+2 técnicas expertas en cultivo celular</text:p>
      <text:p text:style-name="P3"><text:tab/>+1 técnica en micromanipulación de ovocitos</text:p>
      <text:p text:style-name="P3">-Equipo</text:p>
      <text:p text:style-name="P3"><text:tab/>+1 secuenciador de ADN.</text:p>
      <text:p text:style-name="P3"><text:tab/>+2 microscopios de contraste de fases Nikon</text:p>
      <text:p text:style-name="P3"><text:tab/>+laminillas</text:p>
      <text:p text:style-name="P3"><text:tab/>+2 gabinetes de seguridad nivel III</text:p>
      <text:p text:style-name="P3"><text:tab/>+1 incubadora para embriones con control de temperatura, CO2, humedad</text:p>
      <text:p text:style-name="P3"><text:tab/>+1 microscopio invertido Zeiss</text:p>
      <text:p text:style-name="P3"><text:tab/>+micropipetas de 1<text:span text:style-name="T43">µl, 2µl, 10µl, 100µl, 2001µl</text:span></text:p>
      <text:p text:style-name="P55"><text:tab/>+termociclador para PCR</text:p>
      <text:p text:style-name="P55"><text:tab/>+micromanipulador para fecundación in vitro</text:p>
      <text:p text:style-name="P55"><text:tab/>+1 cafetera </text:p>
      <text:p text:style-name="P55"><text:tab/>+pósters decorativos con reproducciones de Gustav Klimt </text:p>
      <text:p text:style-name="P3"><text:span text:style-name="T43"><text:tab/></text:span>+4 equipos de cómputo</text:p>
      <text:p text:style-name="P3"><text:tab/>+1 impresora</text:p>
      <text:p text:style-name="P55"><text:tab/>+papel para impresora</text:p>
      <text:p text:style-name="P3">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3"/>
      <text:p text:style-name="P63">&lt;emb/&gt;</text:p>
      <text:p text:style-name="P3"/>
      <text:p text:style-name="P3">__¿cómo ves mi lista?</text:p>
      <text:p text:style-name="P3">__te faltan unas cosas y te sobran otras. Tequisquiapan. ¿Quieres ir al baño?</text:p>
      <text:p text:style-name="P3">__sí</text:p>
      <text:p text:style-name="P3">__me voy a estacionar acá</text:p>
      <text:p text:style-name="P3">__¿tú no quieres ir?</text:p>
      <text:p text:style-name="P3">__no, yo estoy bien, pero déjame la tablet: voy a seguir leyendo… ¿qué sigue?</text:p>
      <text:p text:style-name="P3">__van a secuestrar a Malenita </text:p>
      <text:p text:style-name="P3">__¿cuál de todas?</text:p>
      <text:p text:style-name="P3">__Malenita1970</text:p>
      <text:p text:style-name="P3"><text:soft-page-break/>__¿la bióloga?</text:p>
      <text:p text:style-name="P3">__es que MaElena (el referente real) también es bióloga</text:p>
      <text:p text:style-name="P3">__tenemos un problema de notación</text:p>
      <text:p text:style-name="P3">__recapitulemos: Malenita1907 es la niña Malenta, Malenita1970 es la que clona a Dolly en Edimburo y MaElena es el referente real</text:p>
      <text:p text:style-name="P3">__como si tu relato no estuviera lo suficientemente enredado, metes a los referentes reales</text:p>
      <text:p text:style-name="P3">__me gustaba lo complejo</text:p>
      <text:p text:style-name="P3">__compleja la embriología: lo tuyo solo es complicado</text:p>
      <text:p text:style-name="P3">__voy al baño</text:p>
      <text:p text:style-name="P3"/>
      <text:p text:style-name="P64">&lt;emb/&gt;</text:p>
      <text:p text:style-name="P3"/>
      <text:p text:style-name="P3">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3">__¿A quién?</text:p>
      <text:p text:style-name="P3">__A la doctora Marzio __María Máxima tenía que forzar su espíritu para denominar <text:span text:style-name="T15">anteponerle el título de doctor a esa &lt;i&gt;</text:span><text:span text:style-name="T28">naca</text:span><text:span text:style-name="T15">&lt;/i&gt; de la que, inexplicablemente, su Mauricito se había enamorado tanto. </text:span></text:p>
      <text:p text:style-name="P3">__¿La que me va a clonar?</text:p>
      <text:p text:style-name="P3">__No creo que sea buena idea expresarlo así en voz alta, don Dona.</text:p>
      <text:p text:style-name="P3">__¿Para qué fingir?</text:p>
      <text:p text:style-name="P3">La mirada de Donaciano barrre a tu madre de arriba a abajo, registrando su atuendo <text:soft-page-break/>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3">__A ver, don Dona, présteme su gorro, yo se lo guardo, ¿qué va a decir la doctora?</text:p>
      <text:p text:style-name="P3">__Que soy un millonario excéntrico, como Salvador Dalí. </text:p>
      <text:p text:style-name="P3">__Ándele, don Dona, deme el gorro. </text:p>
      <text:p text:style-name="P3">__No María: el gorro es un distintivo de que soy un viejo loco: déjemelo ahí. ¿Qué estudios me va a realizar, doctora?</text:p>
      <text:p text:style-name="P3">__Por el momento solo me gustaría entrevistarme con usted. </text:p>
      <text:p text:style-name="P3">__Pase por acá. </text:p>
      <text:p text:style-name="P3">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3">__Don Dona, no haga cochinadas delante de la doctora.</text:p>
      <text:p text:style-name="P3">__Déjame en paz, María __responde Donaciano también en secreto.</text:p>
      <text:p text:style-name="P3">__¿Y si paseamos por el jardín, doctora? Déjanos solos por favor, María Máxima: la doctora va a empujar mi silla de ruedas por el jardín. Mira qué bonito está el sol. </text:p>
      <text:p text:style-name="P3">__¿No me quiere dejar su gorro, don Dona? Le va a dar calor.</text:p>
      <text:p text:style-name="P3">__A cómo insistes. Toma el gorro, pero péiname antes de salir, no me vayan a sorprender los <text:span text:style-name="T15">paparazzis</text:span> despeinado, ¿verdad, doctora?</text:p>
      <text:p text:style-name="P3">María Máxima llama por un radiotransmisor a los guardaespaldas de Malenita, quienes más que guardar su espalda aseguran que no huya del proyecto de clonación en donde la tienen, gentil, amable y superbiénpagadamente secuestrada. </text:p>
      <text:p text:style-name="P3">La empuñadura de la silla de ruedas de Donaciano es de un cuero muy suave al tacto.</text:p>
      <text:p text:style-name="P3">__¿Por dónde nos vamos?</text:p>
      <text:p text:style-name="P3">__Tome hacia la derecha. Le voy a enseñar el mausoleo. </text:p>
      <text:p text:style-name="P3">__Mi abuelita me hablaba de usted cuando era chiquita.</text:p>
      <text:p text:style-name="P3">__¿Ah, sí? ¿Y qué decía de mí: cosas buenas?</text:p>
      <text:p text:style-name="P3">__Sí. </text:p>
      <text:p text:style-name="P3">__Vayamos al grano: lamento mucho la forma, un tanto cuanto brutal, en que la &lt;i&gt;<text:span text:style-name="T28">convocamos</text:span><text:span text:style-name="T15">&lt;/i&gt;</text:span> para este puesto de trabajo... __Malenita escucha con cierta <text:soft-page-break/>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3">__Escocia</text:p>
      <text:p text:style-name="P3">__Eso, Escocia. </text:p>
      <text:p text:style-name="P3">__¿Y cuál es su problema?</text:p>
      <text:p text:style-name="P3">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3">__Dorian Gray </text:p>
      <text:p text:style-name="P3">__¡Ese! Si por lo menos permaneciera joven, guapo y fuerte como Dorian Gray, pues no me quejaría, pero míreme usted: soy una pasita. </text:p>
      <text:p text:style-name="P3">__Yo lo veo muy bien.</text:p>
      <text:p text:style-name="P3">__Sí, porque seguramente piensa: &lt;i&gt;<text:span text:style-name="T28">qué bien conservado y lúcido está este viejito</text:span><text:span text:style-name="T15">&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6">__¿Y cree entonces que la clonación le puede ayudar a morirse?</text:p>
      <text:p text:style-name="P26">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6">__La verdad, para esta historia de la inmortalidad, yo sinceramente le recomiendo que consulte a alguien especializado en geriatría. Yo no soy geriatra, es más, yo <text:soft-page-break/>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6">__Ay, cariño, ¿no te han dicho, verdad? No tenemos donadora ni vientre de alquiler. Tú, nieta de mi Malena, eres la mera_mera. El equipo médico tiene órdenes de implantar mi semillita en tu pancita: la mamá de mi embrión vas a ser tú. </text:p>
      <text:p text:style-name="P3"/>
      <text:p text:style-name="P64">&lt;emb/&gt;</text:p>
      <text:p text:style-name="P3"/>
      <text:p text:style-name="P3">Bigbanga creó a los ancianos en la azotea de los Laboratorios Frontera Vital. Como ya va siendo tradición, la creación le tomó varios días:</text:p>
      <text:p text:style-name="P3">&lt;b&gt;<text:span text:style-name="T13">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3">&lt;b&gt;<text:span text:style-name="T13">Día dos</text:span>&lt;/b&gt;: Un temblor con epicentro en Parkinson abre grietas sustanciales en el ritmo.</text:p>
      <text:p text:style-name="P3">&lt;b&gt;<text:span text:style-name="T13">Día tres</text:span>&lt;/b&gt;: Un viento bíblico hace volar las paredes de la memoria y deja la casa en ruinas, habitada apenas por los damnificados sin rostro del Alzheimer.</text:p>
      <text:p text:style-name="P3">&lt;b&gt;<text:span text:style-name="T13">Día cuatro</text:span>&lt;/b&gt;: Al cuarto día el ingenio divino envenena la sangre con el dulce caramelo de la diabetes.</text:p>
      <text:p text:style-name="P3">&lt;b&gt;<text:span text:style-name="T13">Día cinco</text:span>&lt;/b&gt;: Una tormenta de lípidos inunda ductos y cañerías. Hartas de triglicéridos, las arterias le voltean la espalda al corazón.</text:p>
      <text:p text:style-name="P3">&lt;b&gt;<text:span text:style-name="T13">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3">&lt;b&gt;<text:span text:style-name="T13">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p>
      <text:p text:style-name="P3"><text:soft-page-break/>Toca el turno a la muestra de sangre, pero las venas se ensimisman y la enfermera lo tiene que picar varias veces. A lo mejor ya se me cansó la sangre,</text:p>
      <text:p text:style-name="P3">¿y si mejor lo dejamos para otro día?</text:p>
      <text:p text:style-name="P3">&lt;b&gt;<text:span text:style-name="T13">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3">&lt;b&gt;<text:span text:style-name="T13">Día nueve</text:span>&lt;/b&gt;: Desde la hipófisis se ve el atardecer cerebral de Donaciano. Tonalidades rabiosas, paisajes de tomografía, recuerdos, pasado, Villa y Perfecto</text:p>
      <text:p text:style-name="P3">Urbina, fogatas y burdeles, el machete en alto de Azcárraga, el tejido sordomudo de Juanita, las ubres de Federica. Y en el cenit del firmamento, los dos pezones precoces de la niña brillan como luceros.</text:p>
      <text:p text:style-name="P3">&lt;b&gt;<text:span text:style-name="T13">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3">&lt;b&gt;<text:span text:style-name="T13">Día once</text:span>&lt;/b&gt;: Una cascada por donde cae con tristeza el PH alcalino de su orina. De la espuma brotan malos humores de santuario avinagrado a la espera sin fin de un encuentro con Malena.</text:p>
      <text:p text:style-name="P3">&lt;b&gt;<text:span text:style-name="T13">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3">&lt;b&gt;<text:span text:style-name="T13">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text:soft-page-break/>cromosómica, ruega por ella) que lo acompañara y lo aliviara del profundo aburrimiento de lo eterno.</text:p>
      <text:p text:style-name="P3">&lt;b&gt;<text:span text:style-name="T13">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 text:style-name="T8">2</text:span>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3">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text:soft-page-break/>sin ella?</text:p>
      <text:p text:style-name="P3">&lt;b&gt;<text:span text:style-name="T13">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28">&lt;i&gt;india</text:span>, <text:span text:style-name="T28">gorda, chaparra y fea&lt;/i&gt;</text:span> de mi Mauricito. ¿Por qué se fue a enamorar de esa &lt;i&gt;<text:span text:style-name="T28">naca</text:span>&lt;/i&gt;, teniendo a su disposición tanto material rubio, alto y de ojo claro? Mejor pensar en otra cosa: ahorita la &lt;i&gt;naca&lt;/i&gt; con doctorado es la niña de los ojos del señor Donaciano. La fiebre va y viene. Los doctores se ven preocupados. Qué bueno. Que sufra. Que ya no se despierte: así matamos dos &lt;i&gt;<text:span text:style-name="T28">nacayotas</text:span>&lt;/i&gt; de un mismo tiro: la &lt;i&gt;<text:span text:style-name="T28">naca</text:span>&lt;/i&gt; se aleja de mi hijo y se aborta el delirante proyecto de clonar al señor Donaciano. </text:p>
      <text:p text:style-name="P3">Para beneplácito de María Máxima Meza Marañón, la &lt;i&gt;<text:span text:style-name="T28">naca</text:span>&lt;/i&gt; permanece internada seis días. Buentello y el doctor Marzio la visitaron a diario. </text:p>
      <text:p text:style-name="P3">&lt;b&gt;<text:span text:style-name="T13">Día veintiuno</text:span>&lt;/b&gt;: La fiebre cede. El monólogo se extingue. Malena despierta lúcida. Con voz muy débil, apenas audible, llama a Buentello:</text:p>
      <text:p text:style-name="P3">__Ven Puerquito, te voy a decir algo, pero no se lo vayas a contar a nadie.</text:p>
      <text:p text:style-name="P3">__Dime, Puerquita mía. </text:p>
      <text:p text:style-name="P3">__Voy a ser mamá. </text:p>
      <text:p text:style-name="P3"/>
      <text:p text:style-name="P64">&lt;emb/&gt;</text:p>
      <text:p text:style-name="P3"/>
      <text:p text:style-name="P3">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text:soft-page-break/>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3">__¿Qué te pasa, por qué tan contento? </text:p>
      <text:p text:style-name="P3">__No me lo vas a creer (más sonrisa), ocurrió un milagro.</text:p>
      <text:p text:style-name="P3">__Déjame adivinar. Te ascendieron de puesto en la aseguradora.</text:p>
      <text:p text:style-name="P3">__Frío.</text:p>
      <text:p text:style-name="P3">__MaElena se sacó un contrato postdoctoral en Harvard.</text:p>
      <text:p text:style-name="P3">__Frío.</text:p>
      <text:p text:style-name="P3">__ Se te apareció el &lt;i&gt;<text:span text:style-name="T28">President Madero asking for a sheep</text:span><text:span text:style-name="T15">&lt;/i&gt;</text:span><text:span text:style-name="T28"> </text:span><text:span text:style-name="T15">y te corrieron de la aseguradora</text:span>.</text:p>
      <text:p text:style-name="P3">__Congelándose. Piensa, piensa, ¿qué es lo mejor que le pudo haber pasado a alguien como yo?</text:p>
      <text:p text:style-name="P3">__Se murió tu mamá.</text:p>
      <text:p text:style-name="P3">__No mames.</text:p>
      <text:p text:style-name="P3">__Me rindo.</text:p>
      <text:p text:style-name="P3">__Recibí una llamada de un club. Quieren que los dirija.</text:p>
      <text:p text:style-name="P3">__¿Un club de qué?</text:p>
      <text:p text:style-name="P3">__Un club de fútbol de la tercera división. El Club Deportivo Ixmiquilpan. Quieren que sea su director técnico adjunto.</text:p>
      <text:p text:style-name="P3">Su cebada se diluye los cacahuates vespertinos. Un cosquilleo baja por mi antebrazo derecho y queda pendiente de mis dedos. Eso ya lo escribimos, piensan mis dedos mientras roban otro cacahuate del plato hondo.</text:p>
      <text:p text:style-name="P3">__¿Te das cuenta?</text:p>
      <text:p text:style-name="P3">__Sí, es como un sueño.</text:p>
      <text:p text:style-name="P3">__Digo que si te das cuenta de que eso yo ya lo había escrito.</text:p>
      <text:p text:style-name="P3">__¿Qué?</text:p>
      <text:p text:style-name="P3">__Lo del Ixmiquilpan</text:p>
      <text:p text:style-name="P3">__¡Ah, chingá!</text:p>
      <text:p text:style-name="P3">__Está en el Capítulo Número 1bis de mi novela, esa que tanto les cagó a ti y a Malena.</text:p>
      <text:p text:style-name="P3">__Ah, pero en tu novela es otro equipo... ¿Constructores de algo?</text:p>
      <text:p text:style-name="P3">__Constructores de Gomezpalacio. </text:p>
      <text:p text:style-name="P3">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text:soft-page-break/>contención.</text:p>
      <text:p text:style-name="P64">&lt;emb/&gt;</text:p>
      <text:p text:style-name="P3">MADERO&gt; Dibújeme un cordero.</text:p>
      <text:p text:style-name="P3">MEDIUM&gt; Buenas noches, señor Madero.</text:p>
      <text:p text:style-name="P3">MADERO&gt; ¿Cómo le va?</text:p>
      <text:p text:style-name="P3">MEDIUM&gt; Mal. Muy mal.</text:p>
      <text:p text:style-name="P3">MADERO&gt; ¿Qué pasa?</text:p>
      <text:p text:style-name="P3">MEDIUM&gt; Nombraron a mi amigo Bonavena entrenador adjunto de un club de futbol de la tercera división.</text:p>
      <text:p text:style-name="P3">MADERO&gt; Sí, desde el capítulo primero.</text:p>
      <text:p text:style-name="P3">MEDIUM&gt; No estoy hablando de la novela. Hablo de la realidad.</text:p>
      <text:p text:style-name="P3">MADERO&gt; ¿Y qué tiene eso de extraordinario?</text:p>
      <text:p text:style-name="P3">MEDIUM&gt; ¿No lo entiende? Eso yo ya lo había escrito.</text:p>
      <text:p text:style-name="P3">MADERO&gt; La vida imita al arte, estimado amigo. ¿En qué equipo contrataron a su Buentello?</text:p>
      <text:p text:style-name="P3">MEDIUM&gt; Bonavena. Mi amigo se llama Mauricio Bonavena. </text:p>
      <text:p text:style-name="P3">MADERO&gt; Eso... Bonavena. ¿En qué equipo lo contrataron?</text:p>
      <text:p text:style-name="P3">MEDIUM&gt; Ixmiquilpan Fútbol Club o algo así. ¿Entiende usted la gravedad del asunto? La suerte del Bonavena real comienza a calcar la del Buentello ficticio. <text:s/></text:p>
      <text:p text:style-name="P3">MADERO&gt; Yo ya se lo había advertido: usted es un médium escribiente, tarde o temprano los espíritus superiores se iban que manifestar a través de usted.</text:p>
      <text:p text:style-name="P3">MEDIUM&gt; Pero esto me parece muy grave. Me preocupa. </text:p>
      <text:p text:style-name="P3">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3">MEDIUM&gt; ¿De qué?</text:p>
      <text:p text:style-name="P3">MADERO&gt; De predecir el futuro.</text:p>
      <text:p text:style-name="P3">MEDIUM&gt; Yo no creo en esas cosas. Soy un escéptico. ¿Qué se supone que debiera yo sentir cuando los espíritus me solicitan?</text:p>
      <text:p text:style-name="P3">MADERO&gt; Los tratados dicen que el médium escribiente siente un impulso en la mano (la corriente fluídica) que la hace moverse a pesar suyo.</text:p>
      <text:p text:style-name="P3">MEDIUM&gt; Lo único que siento al escribir es nostalgia por mi antiguo empleo.</text:p>
      <text:p text:style-name="P3">MADERO&gt; Tómelo con calma. Usted mismo irá asumiendo su mediumnidad. Con el tiempo va a comprender la naturaleza del mensaje que los espíritus desean transmitir a través de usted. Esto no es más que el comienzo.</text:p>
      <text:p text:style-name="P3">MEDIUM&gt; Cada vez escribo peor. El miedo me paraliza. Me lo he empezado a tomar en serio.</text:p>
      <text:p text:style-name="P3"><text:soft-page-break/>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3">MEDIUM&gt; Originalmente había pensado que Malena se enamorara de Donaciano, pero me pareció mejor idea que decidiera consumar en su vientre el amor frustrado de su abuela.</text:p>
      <text:p text:style-name="P3">MADERO&gt; ¡¡¡¿QUE MALENA SE ENAMORARA DE DONACIANO? Qué absurda idea! ¿Cómo una chica de treinta y tantos, que tiene una publicación en <text:span text:style-name="T28">Nature</text:span><text:span text:style-name="T15">, se va a enamorar del cerdo sindicalista que la tiene secuestrada y está a punto de arruinar su carrera científica con un gravísimo lapso ético?</text:span></text:p>
      <text:p text:style-name="P3">MEDIUM&gt; Pues sí. En eso tiene razón. Pero yo pensé que podía hacer que Malena nieta idealizara tanto al galán de su abuela que acabara enamorándose de él.</text:p>
      <text:p text:style-name="P3">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3">MEDIUM&gt; Voy a trabajar esa parte.</text:p>
      <text:p text:style-name="P3">MADERO&gt; Eso espero. Que pase usted buenas noches.</text:p>
      <text:p text:style-name="P3">MEDIUM&gt; Espere señor Madero... no se vaya.</text:p>
      <text:p text:style-name="P26">CHAT MANAGER&gt; "President Madero" has left the room.</text:p>
      <text:p text:style-name="P26"/>
      <text:p text:style-name="P31">&lt;emb/&gt;</text:p>
      <text:p text:style-name="P3"/>
      <text:p text:style-name="P3">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p>
      <text:p text:style-name="P3">Malenita lo visitaba poco en Gomezpalacio. Entregada como estaba a su trabajo en los Laboratorios Frontera Vital, a veces ni los fines de semana tenía libres, y cuando los tenía llegaba a Gomezpalacio exhausta, en una Suburban con vidrios <text:soft-page-break/>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3">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3">¿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text:soft-page-break/>llorando desesperanzada, él ensimismado en sus reflexiones futbolísticas, intentaron coger de nuevo, sin éxito de nuevo, con la pareja de guardaespaldas flanqueando el cuarto de hotel. </text:p>
      <text:p text:style-name="P3">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28">naca</text:span><text:span text:style-name="T15">&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28">negro</text:span><text:span text:style-name="T15">&lt;/i&gt; ese. En circunstancias normales, María Máxima habría entrado al vestidor de los Constructores sin ningún recato y habría tomado a su Mauricito de las orejas para reprenderlo delante de sus jugadores por &lt;i&gt;</text:span><text:span text:style-name="T28">puto</text:span><text:span text:style-name="T15">&lt;/i&gt; y le habría hecho jurar frente a una imagen de la Virgen de Guadalupe que iría a terapia de conversión para homosexuales en ciernes hasta redimirse matrimoniándose con una rubia de &lt;i&gt;</text:span><text:span text:style-name="T28">ojo claro</text:span><text:span text:style-name="T15">&lt;/i&gt; de la clase alta duranguense. Pero no lo hizo. Prefería que su hijo fuera &lt;i&gt;</text:span><text:span text:style-name="T28">joto</text:span><text:span text:style-name="T15">&lt;/i&gt; a que la emparentara por matrimonio con una &lt;i&gt;</text:span><text:span text:style-name="T28">india</text:span><text:span text:style-name="T15">&lt;/i&gt;. </text:span></text:p>
      <text:p text:style-name="P26">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p>
      <text:p text:style-name="P26">__Ya déjalo, Puerquito.</text:p>
      <text:p text:style-name="P26">__No, pérate, orita lo logro. </text:p>
      <text:p text:style-name="P26">__Nadie te lo está pidiendo: te estás obligando solo. </text:p>
      <text:p text:style-name="P26">__Pérate, orita sale. </text:p>
      <text:p text:style-name="P26"/>
      <text:p text:style-name="P17">&lt;<text:span text:style-name="T55">emb</text:span>/&gt;</text:p>
      <text:p text:style-name="P17"/>
      <text:p text:style-name="P3">A la mañana siguiente, María Máxima, Malena y los guardaespaldas abordaban la suburban que los llevaría al aeropuerto de Torreón, la madre le dio un beso de despedida a al hijo, atrayendo con sus manos de uñas largas y rojas la nuca de su <text:soft-page-break/>retoño hacia ella con cierta violencia (que a ojos externos podría bien confundirse con amor), y le dijo en secreto, susurrándole abusívamente al oído: </text:p>
      <text:p text:style-name="P3">__Ya sé que andas de &lt;i&gt;<text:span text:style-name="T28">puto</text:span><text:span text:style-name="T15">&lt;/i&gt; con el futbolista &lt;i&gt;</text:span><text:span text:style-name="T28">negro</text:span><text:span text:style-name="T15">&lt;/i&gt; de tu equipo. No te dije nada porque respeto mucho a tu novia. Nada más no se te vaya a distraer la moral con él, porque te me vas directo a una terapia de conversión para &lt;i&gt;</text:span><text:span text:style-name="T28">jotos</text:span><text:span text:style-name="T15">&lt;/i&gt; en Los Ángeles, y me va a importar una mierda tu trabajo de mierda en esta mierda de equipo sin futuro. </text:span></text:p>
      <text:p text:style-name="P26">__Mi trabajo es muy digno __respondió Buentello, intentando deshacerse de la mano materna sobre su nuca. </text:p>
      <text:p text:style-name="P26">__Cuando dirijas al Santos de Torreón de la primera división me avisas. </text:p>
      <text:p text:style-name="P26">Canónicas lágrimas edípicas inundaron el corazón emocional de Mauricito con esa rabia, esa impotencia y esa simultánea sed de reconocimiento que tan bien conocen los hijos únicos. </text:p>
      <text:p text:style-name="P3"><text:span text:style-name="T15">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28">Nature</text:span><text:span text:style-name="T15">&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P3"><text:span text:style-name="T15">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28">mira quién manda aquí</text:span><text:span text:style-name="T15">&lt;/i&gt;. </text:span></text:p>
      <text:p text:style-name="P3"><text:span text:style-name="T15">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28">a</text:span>&lt;br/&gt;<text:span text:style-name="T28">lo</text:span>&lt;br/&gt;<text:span text:style-name="T28">mejor</text:span>&lt;br/&gt;<text:span text:style-name="T28">soy</text:span>&lt;br/&gt;<text:span text:style-name="T28">mar</text:span>&lt;br/&gt;<text:span text:style-name="T28">i</text:span>&lt;br/&gt;<text:span text:style-name="T28">cón</text:span>&lt;/i&gt;. Fue mamá quién la pronunció por primera vez, desde el omnisciente poder que en su calidad de hijo único él, Buentello, inconscientemente le otorgaba. Y sin embargo, quizá María Máxima sabía también que ese sustantivo (&lt;i&gt;<text:span text:style-name="T28">maricón</text:span><text:span text:style-name="T15">&lt;/i&gt;) pronunciado desde sus ultra_autoritarios labios de omni_madre controladora, iban a </text:span><text:soft-page-break/><text:span text:style-name="T15">precipitar precisamente a Mauricito Buentello entre los muslos de centro delantero de Epaminondas. </text:span></text:p>
      <text:p text:style-name="P3"><text:span text:style-name="T15">Colateralmente, los Constructores de Gomezpalacio comenzaron a ganar en la segunda división, gracias a la magnífica racha de goles que </text:span>la estela del romance con Buentello había arrastrando. </text:p>
      <text:p text:style-name="P3">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3">No hizo pancho. Pasó de largo, entró al cuatro, encontró a su Puerquito despatarrado, oliendo a semen frente a la tele. Él se cubrió. Ella le dijo:</text:p>
      <text:p text:style-name="P3">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3">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p>
      <text:p text:style-name="P3">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28">de los 277 intentos por clonar a la oveja Dolly, solo uno tuvo éxito: imagínese con un humano</text:span><text:span text:style-name="T15">&lt;/i&gt;) caían en oídos sordos.</text:span></text:p>
      <text:p text:style-name="P26"><text:soft-page-break/></text:p>
      <text:p text:style-name="P26"/>
      <text:p text:style-name="P32">&lt;emb/&gt;</text:p>
      <text:p text:style-name="P26">Hora de escribir la concepción del embrión dorado. Puedo comenzar con las primeras palabras de Malena al salir de su delirio: voy a ser mamá. O puedo también ir al grano y escribir directamente el título: </text:p>
      <text:p text:style-name="P17">&lt;h1 align="center"&gt;</text:p>
      <text:p text:style-name="P9">INSTRUCCIONES PARA CONCEBIR AL EMBRIÓN DORADO</text:p>
      <text:p text:style-name="P6">&lt;/h1&gt;</text:p>
      <text:p text:style-name="P3">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28">voy a ser mamá</text:span><text:span text:style-name="T15">&lt;/v&gt;? </text:span></text:p>
      <text:p text:style-name="P3">¿Se puede obligar a una coautora de un &lt;i&gt;<text:span text:style-name="T28">paper</text:span><text:span text:style-name="T15">&lt;/i&gt; en &lt;i&gt;</text:span><text:span text:style-name="T28">Nature</text:span><text:span text:style-name="T15">&lt;/i&gt;</text:span><text:span text:style-name="T28"> </text:span><text:span text:style-name="T15">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28">voy a ser mamá</text:span><text:span text:style-name="T15">&lt;/i&gt;. Toda proposición absurda debería ser escritas entre &lt;i&gt;</text:span><text:span text:style-name="T28">cursivas</text:span><text:span text:style-name="T15">&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8">&lt;h1 align="center"&gt;</text:p>
      <text:p text:style-name="P35">INSTRUCCIONES PARA CONCEBIR AL EMBRIÓN DORADO (2o intento)</text:p>
      <text:p text:style-name="P28">&lt;/h1&gt;</text:p>
      <text:p text:style-name="P3">1.- Busque un dorado (tambor subterráneo), búsquelo bien, ya no abundan en estos tiempos (tambor dentro del cuerpo). Mucho mejor si es inmortal (tambor soterrado). Mucho mejor si su nombre es Donaciano (tambor adentro).</text:p>
      <text:p text:style-name="P3">2.- Extraiga un ovocito del granamordemivida del dorado, o en su defecto de la nieta gordita, morena y chaparrita del granamordemivida del dorado.</text:p>
      <text:p text:style-name="P3">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3">4.- Desprenda con cuidado un leucocito del torrente sanguíneo del dorado y póngalo en cultivo en un medio raquítico de nutrientes. Cante canciones de cuna</text:p>
      <text:p text:style-name="P3">(mi mamá me mima) hasta que el ciclo celular se detenga.</text:p>
      <text:p text:style-name="P3">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28">ladies, gentlemen, messieurs et dames</text:span><text:span text:style-name="T15">&lt;/i&gt;</text:span>, a los grandes, los enormes, los únicos, los inigualables Rafael Carralero y Félix Luis Viera y sus Culpaaaableeees deeeeeeel Ritmoooooooo!!!</text:p>
      <text:p text:style-name="P17">&lt;p align="center&gt;</text:p>
      <text:p text:style-name="P17">Ay de nosotros </text:p>
      <text:p text:style-name="P17">círculos rotos </text:p>
      <text:p text:style-name="P17">buscando sus extremos </text:p>
      <text:p text:style-name="P17">hacia el cielo</text:p>
      <text:p text:style-name="P17">&lt;/p&gt;</text:p>
      <text:p text:style-name="P3">Dos mujeres se detienen al centro de la pista. Malena desmaya el brazo sobre el pecho de la mujer que le acaba de invitar una botella de whisky. Nacha Ceniceros desliza el antebrazo por la cintura de la científica que está a punto de secuestrar. &lt;i&gt;<text:span text:style-name="T28">Single </text:span><text:span text:style-name="T15">malt&lt;/i&gt;. El</text:span> espíritu del NEGRO QUE VIOLABA MONJAS baja el interruptor de la corriente eléctrica que anima el metabolismo del bar León, pero la planta para emergencias entra en funcionamiento automáticamente.</text:p>
      <text:p text:style-name="P17">&lt;p align="center&gt;</text:p>
      <text:p text:style-name="P17">Ay de nosotros </text:p>
      <text:p text:style-name="P17">siameses absolutos </text:p>
      <text:p text:style-name="P17">cortados en el tiempo </text:p>
      <text:p text:style-name="P17">para otro tiempo</text:p>
      <text:p text:style-name="P17">&lt;/p&gt;</text:p>
      <text:p text:style-name="P3">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7">&lt;p align="center&gt;</text:p>
      <text:p text:style-name="P17">Ay de nosotros </text:p>
      <text:p text:style-name="P17">cromosomas cómplices </text:p>
      <text:p text:style-name="P17">conspirando coplas pares </text:p>
      <text:p text:style-name="P17">y vanidades</text:p>
      <text:p text:style-name="P17">&lt;/p&gt;</text:p>
      <text:p text:style-name="P3">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7">&lt;p align="center&gt;</text:p>
      <text:p text:style-name="P17">Ay de nosotros </text:p>
      <text:p text:style-name="P17">genéticos jinetes </text:p>
      <text:p text:style-name="P17">genéricos juguetes </text:p>
      <text:p text:style-name="P17">generales, cadetes</text:p>
      <text:p text:style-name="P17">&lt;/p&gt;</text:p>
      <text:p text:style-name="P3">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7">&lt;p align="center&gt;</text:p>
      <text:p text:style-name="P17">Ay de nosotros </text:p>
      <text:p text:style-name="P17">herencias heréticas </text:p>
      <text:p text:style-name="P17">hélices herméticas </text:p>
      <text:p text:style-name="P17">helipses poéticas</text:p>
      <text:p text:style-name="P17">&lt;/p&gt;</text:p>
      <text:p text:style-name="P3">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7">&lt;p align="center&gt;</text:p>
      <text:p text:style-name="P17"><text:soft-page-break/>Y pégale José </text:p>
      <text:p text:style-name="P17">a esta balada para Adenina </text:p>
      <text:p text:style-name="P17">a este tu canto de citosina </text:p>
      <text:p text:style-name="P17">tambor timina </text:p>
      <text:p text:style-name="P17">con mi guanina.</text:p>
      <text:p text:style-name="P17">Sóngoro cosongo </text:p>
      <text:p text:style-name="P17">del fosfato al bongo</text:p>
      <text:p text:style-name="P17">¡y a-zú-car!</text:p>
      <text:p text:style-name="P17">&lt;/p&gt;</text:p>
      <text:p text:style-name="P3">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7">&lt;p align="center&gt;</text:p>
      <text:p text:style-name="P17">Y pégale José </text:p>
      <text:p text:style-name="P17">y pégale José </text:p>
      <text:p text:style-name="P17">y pégale pégale pégale José</text:p>
      <text:p text:style-name="P17">&lt;i&gt;<text:span text:style-name="T28">(trompetas orgásmico perezpradianas)</text:span>&lt;/i&gt;</text:p>
      <text:p text:style-name="P17">¡Ay de nosotros Donacianos! </text:p>
      <text:p text:style-name="P17">traaaaaaaaaaaaaaaaaaaat</text:p>
      <text:p text:style-name="P17">&lt;/p&gt;</text:p>
      <text:p text:style-name="P17"/>
      <text:p text:style-name="P3"/>
      <text:p text:style-name="P3"/>
      <text:p text:style-name="P3">MADERO&gt; Dibújeme un cordero.</text:p>
      <text:p text:style-name="P3">MEDIUM&gt; Buenas noches, señor Madero.</text:p>
      <text:p text:style-name="P3">MADERO&gt; ¿Cómo está?</text:p>
      <text:p text:style-name="P3">MEDIUM&gt; Muy bien. ¿Y usted?</text:p>
      <text:p text:style-name="P3">MADERO&gt; Desconcertado. Acláreme una duda, ¿quién financia la escritura de su novela?</text:p>
      <text:p text:style-name="P3">MEDIUM&gt; Por el momento, el FONCA. </text:p>
      <text:p text:style-name="P3">MADERO&gt; ¡No! ¡Se equivoca! ¡Su novela está siendo financiada por el consorcio espírita!</text:p>
      <text:p text:style-name="P3">MEDIUM&gt; ¿Consorcio espírita?</text:p>
      <text:p text:style-name="P3">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3">MEDIUM&gt; ¿Y qué quiere que yo haga al respecto?</text:p>
      <text:p text:style-name="P3">MADERO&gt; ¡Qué nos respete! En ese fragmento suyo intitulado &lt;i&gt;<text:span text:style-name="T28">Instrucciones para Concebir un Embrión Dorado</text:span>&lt;/i&gt; nos pinta como unos incompetentes. </text:p>
      <text:p text:style-name="P3">MEDIUM&gt; Quise escribir un fragmento triste, en donde el espíritu de todos los negros muertos por culpa de la inmortalidad de Donaciano intentaran impedir la concepción del embrión dorado</text:p>
      <text:p text:style-name="P3">MADERO&gt; Es decir, del clón de Donaciano.</text:p>
      <text:p text:style-name="P3">MEDIUM&gt; Exacto. Que con toda probabilidad heredará ese altamente injusto mecanismo de preservación de Donaciano en donde por cada muerte se muere, de manera racista y perfectamente injusta, un negro. </text:p>
      <text:p text:style-name="P3">MADERO&gt; Ya que estaba en eso de escribir sobre espíritus, bien hubiera podido incluirme. </text:p>
      <text:p text:style-name="P3">MEDIUM&gt; ¡Usted ya salió en el capítulo número 2! Y está saliendo ahorita. Y tampoco es negro. </text:p>
      <text:p text:style-name="P3">MADERO&gt; Usted es el escritor_medium: usted manda.</text:p>
      <text:p text:style-name="P3">MEDIUM&gt; La pregunta es: ¿hasta dónde manda el médium_escritor? ¿se imagina si todo lo que escribo se hiciera realidad por el solo hecho de haber sido escrito?</text:p>
      <text:p text:style-name="P3">MADERO&gt; Bigbanga creó al modesto becario que aspira a escribir la realidad antes de que suceda en siete días. Día uno: el becario escribe a su mejor amigo como entrenador adjunto de los Constructores de Gomezpalacio.</text:p>
      <text:p text:style-name="P3">MEDIUM&gt; Y al día siguiente su mejor amigo fue nombrado director técnico adjunto del Ixmiquilpan Fútbol club. </text:p>
      <text:p text:style-name="P3">MADERO&gt; No está mal como poder espírita, pero hay margen de mejora. </text:p>
      <text:p text:style-name="P3">MEDIUM&gt; Señor Madero, tengo mucho qué escribir: no le quito más su tiempo. </text:p>
      <text:p text:style-name="P3">MADERO&gt; Tenga usted buenas noches. </text:p>
      <text:p text:style-name="P3">CHAT MANAGER&gt; "Medium" has left the room.</text:p>
      <text:p text:style-name="P17">&lt;h2 align="center"&gt;</text:p>
      <text:p text:style-name="P17">( T I E M P O )</text:p>
      <text:p text:style-name="P17">&lt;/h2&gt;</text:p>
      <text:p text:style-name="P3">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3">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3">¿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s, te emborrachas. Vamos pues. </text:p>
      <text:p text:style-name="P3">Subimos las escaleras. Nos servimos ron. Hablas pestes de Bonavena. Lloras. Babeas. Moqueas. Te suenas. Te limpias. Yo ya escribí que Bonavena (¿o era Buentello: quién es quién?) andaba de &lt;i&gt;<text:span text:style-name="T28">puto</text:span><text:span text:style-name="T15">&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3"/>
      <text:p text:style-name="P65">&lt;emb/&gt;</text:p>
      <text:p text:style-name="P3"/>
      <text:p text:style-name="P3">__me estoy quedando dormida, ¿puedes manejar tú?</text:p>
      <text:p text:style-name="P3">__sí, claro... ¿sigues leyendo tú en voz alta ahora?</text:p>
      <text:p text:style-name="P3">__no creo que lo logre</text:p>
      <text:p text:style-name="P3">__no importa: tampoco es que pase gran cosa: el escritor enloquece porque cree que lo que escribe se hace realidad y va y mata al referente real de Donaciano, un tal Carlos Fidel Slim Velázquez</text:p>
      <text:p text:style-name="P3">__me voy a orillar en el agotamiento</text:p>
      <text:p text:style-name="P3">__querrás decir en el acotamiento</text:p>
      <text:p text:style-name="P3">__¿y qué dije?</text:p>
      <text:p text:style-name="P3">__agotamiento</text:p>
      <text:p text:style-name="P3">__estoy cansada</text:p>
      <text:p text:style-name="P3">__ya no me contaste la organogénesis</text:p>
      <text:p text:style-name="P3">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3">__cuando hablas de embriología no te oyes cansada</text:p>
      <text:p text:style-name="P3">__el milagro de la memoria: buenas noches</text:p>
      <text:p text:style-name="P3"/>
      <text:p text:style-name="P7">&lt;emb/&gt;</text:p>
      <text:p text:style-name="P3"/>
      <text:p text:style-name="P3">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p>
      <text:p text:style-name="P17"/>
      <text:p text:style-name="P17">&lt;<text:span text:style-name="T56">emb</text:span>/&gt;</text:p>
      <text:p text:style-name="P17"/>
      <text:p text:style-name="P3">Dos embarazos transcurren al unísono, como dos trenes rítmicos a través de un túnel uterino, arrullando a sus respectivos pasajeros con el sedante traca traca que producen las células al diferenciarse. Mayelín nada sabe de Malena,</text:p>
      <text:p text:style-name="P3">Malena nada sabe de Mayelín, ni los pasajeros que habitan en sus vientres saben que jamás llegarán a la estación destino. La única luz que verán será la de otro tren <text:soft-page-break/>de frente, a todo vapor, arrepintiéndose de haber sido concebido.</text:p>
      <text:p text:style-name="P3"/>
      <text:p text:style-name="P17">&lt;<text:span text:style-name="T56">emb</text:span>/&gt;</text:p>
      <text:p text:style-name="P17"/>
      <text:p text:style-name="P3">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3">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3">__¿Usted me puede explicar qué cagadero está haciendo Donaciano Flores en los Laboratorios Frontera Vital?</text:p>
      <text:p text:style-name="P3">Nacha Ceniceros explicó en detalle el objetivo y los resultados esperados de la operación. </text:p>
      <text:p text:style-name="P3">__Tenemos seis meses para limpiar ese cagadero, y encontrar un presunto culpable, en caso de que los panistas se pongan a investigar. </text:p>
      <text:p text:style-name="P3">¿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3">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3"/>
      <text:p text:style-name="P17">&lt;<text:span text:style-name="T57">emb</text:span>/&gt;</text:p>
      <text:p text:style-name="P17"/>
      <text:p text:style-name="P3">Veintiséis grados centígrados era la temperatura. La hora caminaba indecisa en torno a las tres de la tarde. El mes se confundía entre septiembre y octubre, el <text:soft-page-break/>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3">Nombre: Mayelín.</text:p>
      <text:p text:style-name="P3">Nacionalidad: cubana.</text:p>
      <text:p text:style-name="P3"><text:soft-page-break/>Edad: 21 años.</text:p>
      <text:p text:style-name="P3">Profesión: licenciada en Educación Física y enfermera improvisada.</text:p>
      <text:p text:style-name="P3">Estado: Gravidez.</text:p>
      <text:p text:style-name="P3">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text:soft-page-break/>¡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p>
      <text:p text:style-name="P3"/>
      <text:p text:style-name="P66">&lt;emb/&gt;</text:p>
      <text:p text:style-name="P3"/>
      <text:p text:style-name="P3">MADERO&gt; Dibújeme un cordero.</text:p>
      <text:p text:style-name="P3">MEDIUM&gt; Me cogí a MaElena. Bonavena es &lt;i&gt;<text:span text:style-name="T28">puto</text:span>&lt;/i&gt;. Usted no es un espíritu.</text:p>
      <text:p text:style-name="P3">Buenas noches.</text:p>
      <text:p text:style-name="P3">CHAT MANAGER&gt; "Medium" has left the room.</text:p>
      <text:p text:style-name="P3"/>
      <text:p text:style-name="P66">&lt;emb/&gt;</text:p>
      <text:p text:style-name="P3"/>
      <text:p text:style-name="P3">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3">Nombre: MAYELINCITO</text:p>
      <text:p text:style-name="P3">Apellido: El Cubanito</text:p>
      <text:p text:style-name="P3">Edad: -1 meses.</text:p>
      <text:p text:style-name="P3">Nacionalidad: cubano_mexicana amniótica</text:p>
      <text:p text:style-name="P3">Complexión: embrionaria.</text:p>
      <text:p text:style-name="P3">Tez: injustamente abortada.</text:p>
      <text:p text:style-name="P3">Pelo: no aplica.</text:p>
      <text:p text:style-name="P3">Boca: en formación.</text:p>
      <text:p text:style-name="P3">Nariz: apenas.</text:p>
      <text:p text:style-name="P3">Señas particulares: rastros de un legrado mortal a lo largo y ancho de su <text:soft-page-break/>cuerpecito, y por supuesto un listón azulgrana con sus datos colgados de lo que, de haber nacido, habría sido un brazo vivo.</text:p>
      <text:p text:style-name="P3"/>
      <text:p text:style-name="P17">&lt;<text:span text:style-name="T58">emb</text:span>/&gt;</text:p>
      <text:p text:style-name="P17"/>
      <text:p text:style-name="P3">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3">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3">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text:soft-page-break/>mayúsculas, no te creí capaz de ganar la batalla, ni de dejar a tu paso cuatro lápidas judiciales, un doctor por segunda vez viudo y un féretro de apenas veintiún años volando de regreso a Cuba.</text:p>
      <text:p text:style-name="P3">&lt;irrupción tiempo="2000" modo="chat"&gt;</text:p>
      <text:p text:style-name="P3">MADERO&gt; A mí también me debe una disculpa.</text:p>
      <text:p text:style-name="P3">MEDIUM&gt; Supongo que sí.</text:p>
      <text:p text:style-name="P3">MADERO&gt; Se ha comportado como un patán a últimas fechas.</text:p>
      <text:p text:style-name="P3">MEDIUM&gt; Culpa de la novela. He escrito demasiado.</text:p>
      <text:p text:style-name="P3">MADERO&gt; ¿Se acuerda cuando no quería escribir?</text:p>
      <text:p text:style-name="P3">MEDIUM&gt; No sabía que tenía el don.</text:p>
      <text:p text:style-name="P3">MADERO&gt; ¿Y ya sabe cómo va a terminar la novela?</text:p>
      <text:p text:style-name="P3">MEDIUM&gt; No muy bien. Quisiera matar a Donaciano.</text:p>
      <text:p text:style-name="P3">MADERO&gt; ¿Al real?</text:p>
      <text:p text:style-name="P3">MEDIUM&gt; Me conformo con matar al mío.</text:p>
      <text:p text:style-name="P3">MADERO&gt; Quizá el verdadero Carlos Fidel Slim Velázquez es también inmortal, como su Donaciano.</text:p>
      <text:p text:style-name="P3">MEDIUM&gt; Podría ser.</text:p>
      <text:p text:style-name="P3">MADERO&gt; solo hay una manera de corroborarlo.</text:p>
      <text:p text:style-name="P3">MEDIUM&gt; Sí, que usted tome posesión de un asesino y le descargue unos cuantos tiros en el cuerpo.</text:p>
      <text:p text:style-name="P3">MADERO&gt; Mis superiores no me lo perdonarían. Entre nosotros también hay reglas.</text:p>
      <text:p text:style-name="P3">MEDIUM&gt; Por lo pronto lo voy a matar en la novela.</text:p>
      <text:p text:style-name="P3">MADERO&gt; ¿Y su inmortalidad?</text:p>
      <text:p text:style-name="P3">MEDIUM&gt; Esa la recibirá en herencia el Embrión Dorado.</text:p>
      <text:p text:style-name="P3">MADERO&gt; ¿Dónde lo va a matar?</text:p>
      <text:p text:style-name="P3">MEDIUM&gt; En el estadio, como en el Capítulo Primero.</text:p>
      <text:p text:style-name="P3">MADERO&gt; ¿Y cómo se lleva a un multibillonario de noventa años al estadio?</text:p>
      <text:p text:style-name="P3">MEDIUM&gt; Un patrocinio de Teléfonos de México al fútbol, o algo así.</text:p>
      <text:p text:style-name="P3">MADERO&gt; ¿Y quién será el asesino?</text:p>
      <text:p text:style-name="P3">MEDIUM&gt; Aún no lo decido.</text:p>
      <text:p text:style-name="P3">MADERO&gt; Lástima que ya no está Nabor Nolasco. Era un buen asesino. De cuando escribía usted con más talento que prisa.</text:p>
      <text:p text:style-name="P3">MEDIUM&gt; ¿Por qué lo dice?</text:p>
      <text:p text:style-name="P3">MADERO&gt; Fíjese en la concepción del Embrión Dorado. Sucede muy a prisa, no hace énfasis en que se trata de una declinación violenta que viene a culminar el amor de la niña Malena y Donaciano.</text:p>
      <text:p text:style-name="P3">MEDIUM&gt; ¿Y a quién le importa eso? Es mucho más importante hacer pruebas literarias para conocer mi don, y la forma exacta en que determina la realidad.</text:p>
      <text:p text:style-name="P3"><text:soft-page-break/>MADERO&gt; Eso no es asunto suyo, ni tiene nada qué ver con lo que escribe.</text:p>
      <text:p text:style-name="P3">Entiéndalo, usted es un instrumento, un brazo, una pluma para los espíritus.</text:p>
      <text:p text:style-name="P3">MEDIUM&gt; Si el verdadero Donaciano se muera usted se va a tragar sus palabras.</text:p>
      <text:p text:style-name="P3">MADERO&gt; ¡Estoy con el guionista del destino, el autor de la realidad, albricias! ¿Podría escribir el premio mayor para mi billete de lotería? Es el 76308.</text:p>
      <text:p text:style-name="P3">¿Cuándo habrá un presidente negro en Estados Unidos ? ¿Quién descubrirá la cura contra el cáncer? ¿Cuándo se curará el SIDA? ¡Está usted chiflado!</text:p>
      <text:p text:style-name="P3">CHAT MANAGER&gt; "Medium" has left the room.</text:p>
      <text:p text:style-name="P3">&lt;/irrupción&gt;</text:p>
      <text:p text:style-name="P3">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p>
      <text:p text:style-name="P3">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p>
      <text:p text:style-name="P3">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p>
      <text:p text:style-name="P3">__Güey, contéstame, soy Bonavena... sé que estás ahí escribiendo, no te hagas pendejo. Pasó algo muy grave.</text:p>
      <text:p text:style-name="P3">¡Contésta chingá! Le pasó algo a Malena, la...</text:p>
      <text:p text:style-name="P3"><text:soft-page-break/>__¿Bueno?</text:p>
      <text:p text:style-name="P3">__Llámale al Dr. Marzio. Está muy mal. Secuestraron a MaElena.</text:p>
      <text:p text:style-name="P3">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7">&lt;p align="center"&gt;</text:p>
      <text:p text:style-name="P17">( E S P A C I O )</text:p>
      <text:p text:style-name="P17">&lt;/p&gt;</text:p>
      <text:p text:style-name="P3">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3">Dios hay allá arriba que obedece lo que escribo ipsofácticamente en cuento yo <text:soft-page-break/>tambor lo escribo.</text:p>
      <text:p text:style-name="P3">__¿Y cuánto piden de rescate?</text:p>
      <text:p text:style-name="P3">__No lo sé. Todo se está manejando con mucho sigilo.</text:p>
      <text:p text:style-name="P3">__¿Y cómo está el doctor Marzio?</text:p>
      <text:p text:style-name="P3">__Pues mal, como querías que estuviera. Deshecho.</text:p>
      <text:p text:style-name="P3">__Pobre, la tragedia lo persigue. Justo después de la muerte de Mayelín.</text:p>
      <text:p text:style-name="P3">__¿Cuál Mayelín?</text:p>
      <text:p text:style-name="P3">__Su amante y flamante esposa, la cubana.</text:p>
      <text:p text:style-name="P3">__¿De quién hablas?</text:p>
      <text:p text:style-name="P3">__La enfermera que acaba de abortar por culpa de Malena.</text:p>
      <text:p text:style-name="P3">__No sé a quién te refieres.</text:p>
      <text:p text:style-name="P3">__Pobre doctor Azcárraga. Pero quién le manda volverse tan pedo.</text:p>
      <text:p text:style-name="P3">__Güey, échate un sueño y llévatela leve. Te nos estás desconectando.</text:p>
      <text:p text:style-name="P3"/>
      <text:p text:style-name="P17">&lt;<text:span text:style-name="T58">emb</text:span>/&gt;</text:p>
      <text:p text:style-name="P17"/>
      <text:p text:style-name="P3">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3">Historias Verdaderas</text:span>&lt;/b&gt;.</text:p>
      <text:p text:style-name="P3"><text:soft-page-break/>Y se alejaron. Sobre un burro. Con carne de Federica en las alforjas.</text:p>
      <text:p text:style-name="P3"/>
      <text:p text:style-name="P17">&lt;<text:span text:style-name="T59">emb</text:span>/&gt;</text:p>
      <text:p text:style-name="P17"/>
      <text:p text:style-name="P3">To: medium@aqui.com</text:p>
      <text:p text:style-name="P3">From: franciscoimadero@mas.alla.com.mx</text:p>
      <text:p text:style-name="P3">Subject: Dibújeme un cordero.</text:p>
      <text:p text:style-name="P3">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3">Le reitero mis más finas consideraciones.</text:p>
      <text:p text:style-name="P3">Sufragio Efectivo No Reelección.</text:p>
      <text:p text:style-name="P3">Francisco I. Madero.</text:p>
      <text:p text:style-name="P3"/>
      <text:p text:style-name="P17">&lt;<text:span text:style-name="T59">emb</text:span>/&gt;</text:p>
      <text:p text:style-name="P17"/>
      <text:p text:style-name="P3">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text:soft-page-break/>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 text:style-name="T13">Historias Verdaderas</text:span>&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text:soft-page-break/>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text:soft-page-break/>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 text:style-name="T13">Historias Verdaderas</text:span>&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text:soft-page-break/>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 text:style-name="T28">macht nichts</text:span>&lt;/i&gt; :sin cuenta y siete: &lt;i&gt;<text:span text:style-name="T28">n’importe quoi</text:span>&lt;/i&gt;, :sin cuenta y ocho: &lt;i&gt;<text:span text:style-name="T28">whatever</text:span>&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p>
      <text:p text:style-name="P17"/>
      <text:p text:style-name="P17">&lt;<text:span text:style-name="T59">emb</text:span>/&gt;</text:p>
      <text:p text:style-name="P17"/>
      <text:p text:style-name="P17"/>
      <text:p text:style-name="P3"><text:soft-page-break/>To: medium@aqui.com</text:p>
      <text:p text:style-name="P3">From: franciscoimadero@mas.alla.com.mx</text:p>
      <text:p text:style-name="P3">Subject: Dibújeme un cordero.</text:p>
      <text:p text:style-name="P3">Recibí con beneplácito la más reciente actualización de su capítulo cuarto.</text:p>
      <text:p text:style-name="P3">La muerte del sargento Urbina me pareció precipitada, y un poco fuera de lugar</text:p>
      <text:p text:style-name="P3">(yo creí que ya habíamos dejado por la paz ese asunto de la revolución).</text:p>
      <text:p text:style-name="P3">Tampoco entiendo sus proezas sintácticas, ni lo que pretende narrar con ellas.</text:p>
      <text:p text:style-name="P3">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3">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3">Aun a pesar de que esto contravenga la tarea que me ha sido encomendada, le recomiendo que deje de escribir. Olvide la novela, olvide a Carlos Fidel Slim Velázquez (alias Donaciano), olvide incluso a MaElena, ya aparecerá cuando su padre pague el rescate.</text:p>
      <text:p text:style-name="P3">Le reitero mis más finas consideraciones.</text:p>
      <text:p text:style-name="P3">Sufragio Efectivo No Reelección.</text:p>
      <text:p text:style-name="P3">Francisco I. Madero.</text:p>
      <text:p text:style-name="P17">&lt;br/&gt;</text:p>
      <text:p text:style-name="P3">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3">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text:soft-page-break/>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7">&lt;br/&gt;</text:p>
      <text:p text:style-name="P3">To: medium@aqui.com</text:p>
      <text:p text:style-name="P3">From: franciscoimadero@mas.alla.com.mx</text:p>
      <text:p text:style-name="P3">Subject: Dibújeme un cordero.</text:p>
      <text:p text:style-name="P3">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text:soft-page-break/>entrar al búnker del Pedregal sería imposible, y ya el multibillonario casi no visita la sede de la HT<text:span text:style-name="T8">2</text:span>ML. Habrá que esperar algún acto público. Esté pendiente.</text:p>
      <text:p text:style-name="P3">Sufragio Efectivo No Reelección.</text:p>
      <text:p text:style-name="P3">Francisco I. Madero.</text:p>
      <text:p text:style-name="P3"/>
      <text:p text:style-name="P17">&lt;<text:span text:style-name="T59">emb</text:span>/&gt;</text:p>
      <text:p text:style-name="P17"/>
      <text:p text:style-name="P3">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3"/>
      <text:p text:style-name="P17">&lt;<text:span text:style-name="T59">emb</text:span>/&gt;</text:p>
      <text:p text:style-name="P3"/>
      <text:p text:style-name="P3">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text:soft-page-break/>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3"/>
      <text:p text:style-name="P17">&lt;<text:span text:style-name="T59">emb</text:span>/&gt;</text:p>
      <text:p text:style-name="P17"/>
      <text:p text:style-name="P3">To: medium@aqui.com</text:p>
      <text:p text:style-name="P3">From: franciscoimadero@mas.alla.com.mx</text:p>
      <text:p text:style-name="P3">Subject: Dibújeme un cordero.</text:p>
      <text:p text:style-name="P3">Conociendo su debilidad por los manuales, le he preparado uno.</text:p>
      <text:p text:style-name="P17">&lt;h2 align="center"&gt;</text:p>
      <text:p text:style-name="P17">INSTRUCCIONES PARA UN ATENTADO</text:p>
      <text:p text:style-name="P17">&lt;/h2&gt;</text:p>
      <text:p text:style-name="P3">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3">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3">3.- Colóquese entre la pierna de Santa Anna y el cráneo de Francisco Villa, sobre la coladera. Cuando el multibillonario pase frente a las hemorroides de Octavio</text:p>
      <text:p text:style-name="P3">Paz, su nuca se encontrará orientada hacia usted, la espalda seguramente separada de la silla para asomarse a la vitrina. Descargue entonces los seis tiros.</text:p>
      <text:p text:style-name="P3">4.- Desprenda la rejilla con las pinzas y huya por la coladera. El primer ducto a la izquierda lo conduce al edificio de la Lotería.</text:p>
      <text:p text:style-name="P3">No le deseo suerte, ni deseo que un negro muerto aparezca en las primeras planas de los periódicos del sábado. Le deseo la cárcel, porque no me es suficiente con la cadena perpetua de su locura.</text:p>
      <text:p text:style-name="P3">Sufragio Efectivo No Reelección.</text:p>
      <text:p text:style-name="P3">Francisco I. Madero.</text:p>
      <text:p text:style-name="P17"><text:soft-page-break/>&lt;<text:span text:style-name="T60">emb</text:span>/&gt;</text:p>
      <text:p text:style-name="P3">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7">&lt;h1 align="center"&gt;</text:p>
      <text:p text:style-name="P9">FIN</text:p>
      <text:p text:style-name="P17">&lt;/h1&gt;</text:p>
      <text:p text:style-name="P83">Vuelen los campanarios en las campanas, griten al fin el fin desde sus fraguas, echen las salsas al vuelo los salseros, que si en el principio fue el ritmo al <text:soft-page-break/>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3"/>
      <text:p text:style-name="P67">&lt;emb/&gt;</text:p>
      <text:p text:style-name="P3"/>
      <text:p text:style-name="P3">__ya se ven las luces de Santiago de Querétaro</text:p>
      <text:p text:style-name="P3">__¡me quedé dormidísima!</text:p>
      <text:p text:style-name="P3">__en efecto</text:p>
      <text:p text:style-name="P3">__¿y tu novela?: ya no la terminamos de leer</text:p>
      <text:p text:style-name="P3">__no importa: ya estamos de vacaciones</text:p>
      <text:p text:style-name="P3">__¿se murió Donaciano?</text:p>
      <text:p text:style-name="P3">__sí</text:p>
      <text:p text:style-name="P3">__qué bueno: pinche viejo</text:p>
      <text:p text:style-name="P3">&lt;/capítulo&gt;</text:p>
      <text:p text:style-name="P3"><draw:frame text:anchor-type="paragraph" draw:z-index="2" draw:name="Image2" draw:style-name="gr1" draw:text-style-name="P91" svg:width="0.052cm" svg:height="0.01cm" draw:transform="rotate (-3.14159265358979) translate (0.0493888888888889cm -58.7833194444444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Numbering_20_Symbols" style:display-name="Numbering Symbols"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mbrión Dorado / versión libre<text:tab/><text:page-number text:select-page="current">120</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1</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20-01-23T19:36:10.330685854</dc:date>
    <meta:editing-cycles>480</meta:editing-cycles>
    <meta:editing-duration>P8DT4H16M21S</meta:editing-duration>
    <meta:generator>LibreOffice/6.0.7.3$Linux_X86_64 LibreOffice_project/00m0$Build-3</meta:generator>
    <meta:document-statistic meta:table-count="0" meta:image-count="2" meta:object-count="0" meta:page-count="180" meta:paragraph-count="2520" meta:word-count="71535" meta:character-count="413846" meta:non-whitespace-character-count="344071"/>
  </office:meta>
</office:document-meta>
</file>